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1"/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61">
      <style:table-cell-properties fo:background-color="#ffff00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61">
      <style:table-cell-properties fo:background-color="#ffff00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rsfort-Creep" table:style-name="ta1">
        <table:shapes>
          <draw:frame draw:z-index="0" draw:style-name="gr1" draw:text-style-name="P1" svg:width="6.298in" svg:height="3.5453in" svg:x="9.9075in" svg:y="0.2717in">
            <draw:object draw:notify-on-update-of-ranges="'Bersfort-Creep'.A5:'Bersfort-Creep'.A8 'Bersfort-Creep'.B5:'Bersfort-Creep'.B8 'Bersfort-Creep'.A10:'Bersfort-Creep'.A24 'Bersfort-Creep'.B10:'Bersfort-Creep'.B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828in" svg:y="4.1906in">
            <draw:object draw:notify-on-update-of-ranges="'Bersfort-Creep'.C10:'Bersfort-Creep'.C24 'Bersfort-Creep'.B7:'Bersfort-Creep'.B9 'Bersfort-Creep'.D7:'Bersfort-Creep'.D9 'Bersfort-Creep'.A10:'Bersfort-Creep'.A24 'Bersfort-Creep'.C10:'Bersfort-Creep'.C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53in" svg:x="0.2492in" svg:y="8.5539in">
            <draw:object draw:notify-on-update-of-ranges="'Bersfort-Creep'.A28:'Bersfort-Creep'.A40 'Bersfort-Creep'.B28:'Bersfort-Creep'.B40 'Bersfort-Creep'.A28:'Bersfort-Creep'.A40 'Bersfort-Creep'.I28:'Bersfort-Creep'.I40 'Bersfort-Creep'.A28:'Bersfort-Creep'.A40 'Bersfort-Creep'.C28:'Bersfort-Creep'.C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53in" svg:x="6.7102in" svg:y="8.5961in">
            <draw:object draw:notify-on-update-of-ranges="'Bersfort-Creep'.A28:'Bersfort-Creep'.A40 'Bersfort-Creep'.D28:'Bersfort-Creep'.D40 'Bersfort-Creep'.A28:'Bersfort-Creep'.A40 'Bersfort-Creep'.I28:'Bersfort-Creep'.I40 'Bersfort-Creep'.A28:'Bersfort-Creep'.A40 'Bersfort-Creep'.E28:'Bersfort-Creep'.E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53in" svg:x="13.1929in" svg:y="8.6488in">
            <draw:object draw:notify-on-update-of-ranges="'Bersfort-Creep'.A28:'Bersfort-Creep'.A40 'Bersfort-Creep'.F28:'Bersfort-Creep'.F40 'Bersfort-Creep'.A28:'Bersfort-Creep'.A40 'Bersfort-Creep'.G28:'Bersfort-Creep'.G4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table:style-name="Default" office:value-type="float" office:value="40488" calcext:value-type="float">
            <text:p>40488</text:p>
          </table:table-cell>
          <table:table-cell office:value-type="string" calcext:value-type="string">
            <text:p>lbs</text:p>
          </table:table-cell>
          <table:table-cell table:number-columns-repeated="9"/>
        </table:table-row>
        <table:table-row table:style-name="ro1">
          <table:table-cell table:style-name="Default" office:value-type="float" office:value="1.1594" calcext:value-type="float">
            <text:p>1.1594</text:p>
          </table:table-cell>
          <table:table-cell office:value-type="string" calcext:value-type="string">
            <text:p>in2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Eps</text:p>
          </table:table-cell>
          <table:table-cell table:style-name="ce1"/>
          <table:table-cell table:number-columns-repeated="6"/>
        </table:table-row>
        <table:table-row table:style-name="ro1">
          <table:table-cell table:formula="of:=0*[.A1]/[.A2]*6894.75728/100000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formula="of:=[.C6]-([.C7]-[.C6])/([.A7]-[.A6])*[.A6]" office:value-type="float" office:value="0.202218666666667" calcext:value-type="float">
            <text:p>0.202218666666667</text:p>
          </table:table-cell>
          <table:table-cell table:number-columns-repeated="8"/>
        </table:table-row>
        <table:table-row table:style-name="ro1">
          <table:table-cell table:style-name="ce2" table:formula="of:=0.25*[.A1]/[.A2]*6894.75728" office:value-type="float" office:value="60193835.7669139" calcext:value-type="float">
            <text:p>6.019E+07</text:p>
          </table:table-cell>
          <table:table-cell table:style-name="ce4" office:value-type="float" office:value="0.00004451" calcext:value-type="float">
            <text:p>4.451E-05</text:p>
          </table:table-cell>
          <table:table-cell table:style-name="ce4" office:value-type="float" office:value="0.221857" calcext:value-type="float">
            <text:p>0.221857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table:style-name="ce2" table:formula="of:=0.4*[.A1]/[.A2]*6894.75728" office:value-type="float" office:value="96310137.2270623" calcext:value-type="float">
            <text:p>9.631E+07</text:p>
          </table:table-cell>
          <table:table-cell table:style-name="ce4" office:value-type="float" office:value="0.00007196" calcext:value-type="float">
            <text:p>7.196E-05</text:p>
          </table:table-cell>
          <table:table-cell table:style-name="ce4" office:value-type="float" office:value="0.23364" calcext:value-type="float">
            <text:p>0.23364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2" table:formula="of:=0.7*[.A1]/[.A2]*6894.75728" office:value-type="float" office:value="168542740.147359" calcext:value-type="float">
            <text:p>1.685E+08</text:p>
          </table:table-cell>
          <table:table-cell table:style-name="ce4" office:value-type="float" office:value="0.00039655" calcext:value-type="float">
            <text:p>0.00039655</text:p>
          </table:table-cell>
          <table:table-cell table:style-name="ce4" office:value-type="float" office:value="0.162452" calcext:value-type="float">
            <text:p>0.162452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formula="of:=IF([.A10]&lt;[.$A$5];0;IF([.A10]&lt;[.$A$6];([.$B$6]-[.$B$5])/([.$A$6]-[.$A$5])*([.A10]-[.$A$5])+[.$B$5];IF([.A10]&lt;[.$A$7];([.$B$7]-[.$B$6])/([.$A$7]-[.$A$6])*([.A10]-[.$A$6])+[.$B$6];IF([.A10]&lt;[.$A$8];([.$B$8]-[.$B$7])/([.$A$8]-[.$A$7])*([.A10]-[.$A$7])+[.$B$7];([.$B$8]-[.$B$7])/([.$A$8]-[.$A$7])*([.A10]-[.$A$8])+[.$B$8]))))" office:value-type="float" office:value="0" calcext:value-type="float">
            <text:p>0</text:p>
          </table:table-cell>
          <table:table-cell table:formula="of:=IF([.A10]&lt;[.$A$5];0;IF([.A10]&lt;[.$A$6];([.$C$6]-[.$C$5])/([.$A$6]-[.$A$5])*([.A10]-[.$A$5])+[.$C$5];IF([.A10]&lt;[.$A$7];([.$C$7]-[.$C$6])/([.$A$7]-[.$A$6])*([.A10]-[.$A$6])+[.$C$6];IF([.A10]&lt;[.$A$8];([.$C$8]-[.$C$7])/([.$A$8]-[.$A$7])*([.A10]-[.$A$7])+[.$C$7];([.$C$8]-[.$C$7])/([.$A$8]-[.$A$7])*([.A10]-[.$A$8])+[.$C$8]))))" office:value-type="float" office:value="0.202218666666667" calcext:value-type="float">
            <text:p>0.202218666666667</text:p>
          </table:table-cell>
          <table:table-cell table:number-columns-repeated="8"/>
        </table:table-row>
        <table:table-row table:style-name="ro1">
          <table:table-cell table:style-name="ce3" office:value-type="float" office:value="15000000" calcext:value-type="float">
            <text:p>1.50E+07</text:p>
          </table:table-cell>
          <table:table-cell table:formula="of:=IF([.A11]&lt;[.$A$5];0;IF([.A11]&lt;[.$A$6];([.$B$6]-[.$B$5])/([.$A$6]-[.$A$5])*([.A11]-[.$A$5])+[.$B$5];IF([.A11]&lt;[.$A$7];([.$B$7]-[.$B$6])/([.$A$7]-[.$A$6])*([.A11]-[.$A$6])+[.$B$6];IF([.A11]&lt;[.$A$8];([.$B$8]-[.$B$7])/([.$A$8]-[.$A$7])*([.A11]-[.$A$7])+[.$B$7];([.$B$8]-[.$B$7])/([.$A$8]-[.$A$7])*([.A11]-[.$A$8])+[.$B$8]))))" office:value-type="float" office:value="0.0000110916673027005" calcext:value-type="float">
            <text:p>1.10916673027005E-05</text:p>
          </table:table-cell>
          <table:table-cell table:formula="of:=IF([.A11]&lt;[.$A$5];0;IF([.A11]&lt;[.$A$6];([.$C$6]-[.$C$5])/([.$A$6]-[.$A$5])*([.A11]-[.$A$5])+[.$C$5];IF([.A11]&lt;[.$A$7];([.$C$7]-[.$C$6])/([.$A$7]-[.$A$6])*([.A11]-[.$A$6])+[.$C$6];IF([.A11]&lt;[.$A$8];([.$C$8]-[.$C$7])/([.$A$8]-[.$A$7])*([.A11]-[.$A$7])+[.$C$7];([.$C$8]-[.$C$7])/([.$A$8]-[.$A$7])*([.A11]-[.$A$8])+[.$C$8]))))" office:value-type="float" office:value="0.207112440194253" calcext:value-type="float">
            <text:p>0.207112440194253</text:p>
          </table:table-cell>
          <table:table-cell table:number-columns-repeated="8"/>
        </table:table-row>
        <table:table-row table:style-name="ro1">
          <table:table-cell table:style-name="Default" office:value-type="float" office:value="30000000" calcext:value-type="float">
            <text:p>30000000</text:p>
          </table:table-cell>
          <table:table-cell table:formula="of:=IF([.A12]&lt;[.$A$5];0;IF([.A12]&lt;[.$A$6];([.$B$6]-[.$B$5])/([.$A$6]-[.$A$5])*([.A12]-[.$A$5])+[.$B$5];IF([.A12]&lt;[.$A$7];([.$B$7]-[.$B$6])/([.$A$7]-[.$A$6])*([.A12]-[.$A$6])+[.$B$6];IF([.A12]&lt;[.$A$8];([.$B$8]-[.$B$7])/([.$A$8]-[.$A$7])*([.A12]-[.$A$7])+[.$B$7];([.$B$8]-[.$B$7])/([.$A$8]-[.$A$7])*([.A12]-[.$A$8])+[.$B$8]))))" office:value-type="float" office:value="0.0000221833346054009" calcext:value-type="float">
            <text:p>2.21833346054009E-05</text:p>
          </table:table-cell>
          <table:table-cell table:formula="of:=IF([.A12]&lt;[.$A$5];0;IF([.A12]&lt;[.$A$6];([.$C$6]-[.$C$5])/([.$A$6]-[.$A$5])*([.A12]-[.$A$5])+[.$C$5];IF([.A12]&lt;[.$A$7];([.$C$7]-[.$C$6])/([.$A$7]-[.$A$6])*([.A12]-[.$A$6])+[.$C$6];IF([.A12]&lt;[.$A$8];([.$C$8]-[.$C$7])/([.$A$8]-[.$A$7])*([.A12]-[.$A$7])+[.$C$7];([.$C$8]-[.$C$7])/([.$A$8]-[.$A$7])*([.A12]-[.$A$8])+[.$C$8]))))" office:value-type="float" office:value="0.212006213721839" calcext:value-type="float">
            <text:p>0.212006213721839</text:p>
          </table:table-cell>
          <table:table-cell table:number-columns-repeated="8"/>
        </table:table-row>
        <table:table-row table:style-name="ro1">
          <table:table-cell table:style-name="ce3" office:value-type="float" office:value="45000000" calcext:value-type="float">
            <text:p>4.50E+07</text:p>
          </table:table-cell>
          <table:table-cell table:formula="of:=IF([.A13]&lt;[.$A$5];0;IF([.A13]&lt;[.$A$6];([.$B$6]-[.$B$5])/([.$A$6]-[.$A$5])*([.A13]-[.$A$5])+[.$B$5];IF([.A13]&lt;[.$A$7];([.$B$7]-[.$B$6])/([.$A$7]-[.$A$6])*([.A13]-[.$A$6])+[.$B$6];IF([.A13]&lt;[.$A$8];([.$B$8]-[.$B$7])/([.$A$8]-[.$A$7])*([.A13]-[.$A$7])+[.$B$7];([.$B$8]-[.$B$7])/([.$A$8]-[.$A$7])*([.A13]-[.$A$8])+[.$B$8]))))" office:value-type="float" office:value="0.0000332750019081013" calcext:value-type="float">
            <text:p>3.32750019081013E-05</text:p>
          </table:table-cell>
          <table:table-cell table:formula="of:=IF([.A13]&lt;[.$A$5];0;IF([.A13]&lt;[.$A$6];([.$C$6]-[.$C$5])/([.$A$6]-[.$A$5])*([.A13]-[.$A$5])+[.$C$5];IF([.A13]&lt;[.$A$7];([.$C$7]-[.$C$6])/([.$A$7]-[.$A$6])*([.A13]-[.$A$6])+[.$C$6];IF([.A13]&lt;[.$A$8];([.$C$8]-[.$C$7])/([.$A$8]-[.$A$7])*([.A13]-[.$A$7])+[.$C$7];([.$C$8]-[.$C$7])/([.$A$8]-[.$A$7])*([.A13]-[.$A$8])+[.$C$8]))))" office:value-type="float" office:value="0.216899987249425" calcext:value-type="float">
            <text:p>0.216899987249425</text:p>
          </table:table-cell>
          <table:table-cell table:number-columns-repeated="8"/>
        </table:table-row>
        <table:table-row table:style-name="ro1">
          <table:table-cell table:style-name="Default" office:value-type="float" office:value="60000000" calcext:value-type="float">
            <text:p>60000000</text:p>
          </table:table-cell>
          <table:table-cell table:formula="of:=IF([.A14]&lt;[.$A$5];0;IF([.A14]&lt;[.$A$6];([.$B$6]-[.$B$5])/([.$A$6]-[.$A$5])*([.A14]-[.$A$5])+[.$B$5];IF([.A14]&lt;[.$A$7];([.$B$7]-[.$B$6])/([.$A$7]-[.$A$6])*([.A14]-[.$A$6])+[.$B$6];IF([.A14]&lt;[.$A$8];([.$B$8]-[.$B$7])/([.$A$8]-[.$A$7])*([.A14]-[.$A$7])+[.$B$7];([.$B$8]-[.$B$7])/([.$A$8]-[.$A$7])*([.A14]-[.$A$8])+[.$B$8]))))" office:value-type="float" office:value="0.0000443666692108018" calcext:value-type="float">
            <text:p>4.43666692108018E-05</text:p>
          </table:table-cell>
          <table:table-cell table:formula="of:=IF([.A14]&lt;[.$A$5];0;IF([.A14]&lt;[.$A$6];([.$C$6]-[.$C$5])/([.$A$6]-[.$A$5])*([.A14]-[.$A$5])+[.$C$5];IF([.A14]&lt;[.$A$7];([.$C$7]-[.$C$6])/([.$A$7]-[.$A$6])*([.A14]-[.$A$6])+[.$C$6];IF([.A14]&lt;[.$A$8];([.$C$8]-[.$C$7])/([.$A$8]-[.$A$7])*([.A14]-[.$A$7])+[.$C$7];([.$C$8]-[.$C$7])/([.$A$8]-[.$A$7])*([.A14]-[.$A$8])+[.$C$8]))))" office:value-type="float" office:value="0.221793760777012" calcext:value-type="float">
            <text:p>0.221793760777012</text:p>
          </table:table-cell>
          <table:table-cell table:number-columns-repeated="8"/>
        </table:table-row>
        <table:table-row table:style-name="ro1">
          <table:table-cell table:style-name="ce3" office:value-type="float" office:value="75000000" calcext:value-type="float">
            <text:p>7.50E+07</text:p>
          </table:table-cell>
          <table:table-cell table:formula="of:=IF([.A15]&lt;[.$A$5];0;IF([.A15]&lt;[.$A$6];([.$B$6]-[.$B$5])/([.$A$6]-[.$A$5])*([.A15]-[.$A$5])+[.$B$5];IF([.A15]&lt;[.$A$7];([.$B$7]-[.$B$6])/([.$A$7]-[.$A$6])*([.A15]-[.$A$6])+[.$B$6];IF([.A15]&lt;[.$A$8];([.$B$8]-[.$B$7])/([.$A$8]-[.$A$7])*([.A15]-[.$A$7])+[.$B$7];([.$B$8]-[.$B$7])/([.$A$8]-[.$A$7])*([.A15]-[.$A$8])+[.$B$8]))))" office:value-type="float" office:value="0.0000557633452143951" calcext:value-type="float">
            <text:p>5.57633452143951E-05</text:p>
          </table:table-cell>
          <table:table-cell table:formula="of:=IF([.A15]&lt;[.$A$5];0;IF([.A15]&lt;[.$A$6];([.$C$6]-[.$C$5])/([.$A$6]-[.$A$5])*([.A15]-[.$A$5])+[.$C$5];IF([.A15]&lt;[.$A$7];([.$C$7]-[.$C$6])/([.$A$7]-[.$A$6])*([.A15]-[.$A$6])+[.$C$6];IF([.A15]&lt;[.$A$8];([.$C$8]-[.$C$7])/([.$A$8]-[.$A$7])*([.A15]-[.$A$7])+[.$C$7];([.$C$8]-[.$C$7])/([.$A$8]-[.$A$7])*([.A15]-[.$A$8])+[.$C$8]))))" office:value-type="float" office:value="0.226687534304598" calcext:value-type="float">
            <text:p>0.226687534304598</text:p>
          </table:table-cell>
          <table:table-cell table:number-columns-repeated="8"/>
        </table:table-row>
        <table:table-row table:style-name="ro1">
          <table:table-cell table:style-name="Default" office:value-type="float" office:value="90000000" calcext:value-type="float">
            <text:p>90000000</text:p>
          </table:table-cell>
          <table:table-cell table:formula="of:=IF([.A16]&lt;[.$A$5];0;IF([.A16]&lt;[.$A$6];([.$B$6]-[.$B$5])/([.$A$6]-[.$A$5])*([.A16]-[.$A$5])+[.$B$5];IF([.A16]&lt;[.$A$7];([.$B$7]-[.$B$6])/([.$A$7]-[.$A$6])*([.A16]-[.$A$6])+[.$B$6];IF([.A16]&lt;[.$A$8];([.$B$8]-[.$B$7])/([.$A$8]-[.$A$7])*([.A16]-[.$A$7])+[.$B$7];([.$B$8]-[.$B$7])/([.$A$8]-[.$A$7])*([.A16]-[.$A$8])+[.$B$8]))))" office:value-type="float" office:value="0.0000671640142572742" calcext:value-type="float">
            <text:p>6.71640142572742E-05</text:p>
          </table:table-cell>
          <table:table-cell table:formula="of:=IF([.A16]&lt;[.$A$5];0;IF([.A16]&lt;[.$A$6];([.$C$6]-[.$C$5])/([.$A$6]-[.$A$5])*([.A16]-[.$A$5])+[.$C$5];IF([.A16]&lt;[.$A$7];([.$C$7]-[.$C$6])/([.$A$7]-[.$A$6])*([.A16]-[.$A$6])+[.$C$6];IF([.A16]&lt;[.$A$8];([.$C$8]-[.$C$7])/([.$A$8]-[.$A$7])*([.A16]-[.$A$7])+[.$C$7];([.$C$8]-[.$C$7])/([.$A$8]-[.$A$7])*([.A16]-[.$A$8])+[.$C$8]))))" office:value-type="float" office:value="0.231581307832184" calcext:value-type="float">
            <text:p>0.231581307832184</text:p>
          </table:table-cell>
          <table:table-cell table:number-columns-repeated="8"/>
        </table:table-row>
        <table:table-row table:style-name="ro1">
          <table:table-cell table:style-name="ce3" office:value-type="float" office:value="105000000" calcext:value-type="float">
            <text:p>1.05E+08</text:p>
          </table:table-cell>
          <table:table-cell table:formula="of:=IF([.A17]&lt;[.$A$5];0;IF([.A17]&lt;[.$A$6];([.$B$6]-[.$B$5])/([.$A$6]-[.$A$5])*([.A17]-[.$A$5])+[.$B$5];IF([.A17]&lt;[.$A$7];([.$B$7]-[.$B$6])/([.$A$7]-[.$A$6])*([.A17]-[.$A$6])+[.$B$6];IF([.A17]&lt;[.$A$8];([.$B$8]-[.$B$7])/([.$A$8]-[.$A$7])*([.A17]-[.$A$7])+[.$B$7];([.$B$8]-[.$B$7])/([.$A$8]-[.$A$7])*([.A17]-[.$A$8])+[.$B$8]))))" office:value-type="float" office:value="0.000111009438112873" calcext:value-type="float">
            <text:p>0.000111009438113</text:p>
          </table:table-cell>
          <table:table-cell table:formula="of:=IF([.A17]&lt;[.$A$5];0;IF([.A17]&lt;[.$A$6];([.$C$6]-[.$C$5])/([.$A$6]-[.$A$5])*([.A17]-[.$A$5])+[.$C$5];IF([.A17]&lt;[.$A$7];([.$C$7]-[.$C$6])/([.$A$7]-[.$A$6])*([.A17]-[.$A$6])+[.$C$6];IF([.A17]&lt;[.$A$8];([.$C$8]-[.$C$7])/([.$A$8]-[.$A$7])*([.A17]-[.$A$7])+[.$C$7];([.$C$8]-[.$C$7])/([.$A$8]-[.$A$7])*([.A17]-[.$A$8])+[.$C$8]))))" office:value-type="float" office:value="0.225075807016916" calcext:value-type="float">
            <text:p>0.225075807016916</text:p>
          </table:table-cell>
          <table:table-cell table:number-columns-repeated="8"/>
        </table:table-row>
        <table:table-row table:style-name="ro1">
          <table:table-cell table:style-name="Default" office:value-type="float" office:value="120000000" calcext:value-type="float">
            <text:p>120000000</text:p>
          </table:table-cell>
          <table:table-cell table:formula="of:=IF([.A18]&lt;[.$A$5];0;IF([.A18]&lt;[.$A$6];([.$B$6]-[.$B$5])/([.$A$6]-[.$A$5])*([.A18]-[.$A$5])+[.$B$5];IF([.A18]&lt;[.$A$7];([.$B$7]-[.$B$6])/([.$A$7]-[.$A$6])*([.A18]-[.$A$6])+[.$B$6];IF([.A18]&lt;[.$A$8];([.$B$8]-[.$B$7])/([.$A$8]-[.$A$7])*([.A18]-[.$A$7])+[.$B$7];([.$B$8]-[.$B$7])/([.$A$8]-[.$A$7])*([.A18]-[.$A$8])+[.$B$8]))))" office:value-type="float" office:value="0.000178414595938522" calcext:value-type="float">
            <text:p>0.000178414595939</text:p>
          </table:table-cell>
          <table:table-cell table:formula="of:=IF([.A18]&lt;[.$A$5];0;IF([.A18]&lt;[.$A$6];([.$C$6]-[.$C$5])/([.$A$6]-[.$A$5])*([.A18]-[.$A$5])+[.$C$5];IF([.A18]&lt;[.$A$7];([.$C$7]-[.$C$6])/([.$A$7]-[.$A$6])*([.A18]-[.$A$6])+[.$C$6];IF([.A18]&lt;[.$A$8];([.$C$8]-[.$C$7])/([.$A$8]-[.$A$7])*([.A18]-[.$A$7])+[.$C$7];([.$C$8]-[.$C$7])/([.$A$8]-[.$A$7])*([.A18]-[.$A$8])+[.$C$8]))))" office:value-type="float" office:value="0.210292731828856" calcext:value-type="float">
            <text:p>0.210292731828856</text:p>
          </table:table-cell>
          <table:table-cell table:number-columns-repeated="8"/>
        </table:table-row>
        <table:table-row table:style-name="ro1">
          <table:table-cell table:style-name="ce3" office:value-type="float" office:value="135000000" calcext:value-type="float">
            <text:p>1.35E+08</text:p>
          </table:table-cell>
          <table:table-cell table:formula="of:=IF([.A19]&lt;[.$A$5];0;IF([.A19]&lt;[.$A$6];([.$B$6]-[.$B$5])/([.$A$6]-[.$A$5])*([.A19]-[.$A$5])+[.$B$5];IF([.A19]&lt;[.$A$7];([.$B$7]-[.$B$6])/([.$A$7]-[.$A$6])*([.A19]-[.$A$6])+[.$B$6];IF([.A19]&lt;[.$A$8];([.$B$8]-[.$B$7])/([.$A$8]-[.$A$7])*([.A19]-[.$A$7])+[.$B$7];([.$B$8]-[.$B$7])/([.$A$8]-[.$A$7])*([.A19]-[.$A$8])+[.$B$8]))))" office:value-type="float" office:value="0.00024581975376417" calcext:value-type="float">
            <text:p>0.000245819753764</text:p>
          </table:table-cell>
          <table:table-cell table:formula="of:=IF([.A19]&lt;[.$A$5];0;IF([.A19]&lt;[.$A$6];([.$C$6]-[.$C$5])/([.$A$6]-[.$A$5])*([.A19]-[.$A$5])+[.$C$5];IF([.A19]&lt;[.$A$7];([.$C$7]-[.$C$6])/([.$A$7]-[.$A$6])*([.A19]-[.$A$6])+[.$C$6];IF([.A19]&lt;[.$A$8];([.$C$8]-[.$C$7])/([.$A$8]-[.$A$7])*([.A19]-[.$A$7])+[.$C$7];([.$C$8]-[.$C$7])/([.$A$8]-[.$A$7])*([.A19]-[.$A$8])+[.$C$8]))))" office:value-type="float" office:value="0.195509656640797" calcext:value-type="float">
            <text:p>0.195509656640797</text:p>
          </table:table-cell>
          <table:table-cell table:number-columns-repeated="8"/>
        </table:table-row>
        <table:table-row table:style-name="ro1">
          <table:table-cell table:style-name="Default" office:value-type="float" office:value="150000000" calcext:value-type="float">
            <text:p>150000000</text:p>
          </table:table-cell>
          <table:table-cell table:formula="of:=IF([.A20]&lt;[.$A$5];0;IF([.A20]&lt;[.$A$6];([.$B$6]-[.$B$5])/([.$A$6]-[.$A$5])*([.A20]-[.$A$5])+[.$B$5];IF([.A20]&lt;[.$A$7];([.$B$7]-[.$B$6])/([.$A$7]-[.$A$6])*([.A20]-[.$A$6])+[.$B$6];IF([.A20]&lt;[.$A$8];([.$B$8]-[.$B$7])/([.$A$8]-[.$A$7])*([.A20]-[.$A$7])+[.$B$7];([.$B$8]-[.$B$7])/([.$A$8]-[.$A$7])*([.A20]-[.$A$8])+[.$B$8]))))" office:value-type="float" office:value="0.000313224911589819" calcext:value-type="float">
            <text:p>0.00031322491159</text:p>
          </table:table-cell>
          <table:table-cell table:formula="of:=IF([.A20]&lt;[.$A$5];0;IF([.A20]&lt;[.$A$6];([.$C$6]-[.$C$5])/([.$A$6]-[.$A$5])*([.A20]-[.$A$5])+[.$C$5];IF([.A20]&lt;[.$A$7];([.$C$7]-[.$C$6])/([.$A$7]-[.$A$6])*([.A20]-[.$A$6])+[.$C$6];IF([.A20]&lt;[.$A$8];([.$C$8]-[.$C$7])/([.$A$8]-[.$A$7])*([.A20]-[.$A$7])+[.$C$7];([.$C$8]-[.$C$7])/([.$A$8]-[.$A$7])*([.A20]-[.$A$8])+[.$C$8]))))" office:value-type="float" office:value="0.180726581452737" calcext:value-type="float">
            <text:p>0.180726581452737</text:p>
          </table:table-cell>
          <table:table-cell table:number-columns-repeated="8"/>
        </table:table-row>
        <table:table-row table:style-name="ro1">
          <table:table-cell table:style-name="ce3" office:value-type="float" office:value="165000000" calcext:value-type="float">
            <text:p>1.65E+08</text:p>
          </table:table-cell>
          <table:table-cell table:formula="of:=IF([.A21]&lt;[.$A$5];0;IF([.A21]&lt;[.$A$6];([.$B$6]-[.$B$5])/([.$A$6]-[.$A$5])*([.A21]-[.$A$5])+[.$B$5];IF([.A21]&lt;[.$A$7];([.$B$7]-[.$B$6])/([.$A$7]-[.$A$6])*([.A21]-[.$A$6])+[.$B$6];IF([.A21]&lt;[.$A$8];([.$B$8]-[.$B$7])/([.$A$8]-[.$A$7])*([.A21]-[.$A$7])+[.$B$7];([.$B$8]-[.$B$7])/([.$A$8]-[.$A$7])*([.A21]-[.$A$8])+[.$B$8]))))" office:value-type="float" office:value="0.000380630069415467" calcext:value-type="float">
            <text:p>0.000380630069415</text:p>
          </table:table-cell>
          <table:table-cell table:formula="of:=IF([.A21]&lt;[.$A$5];0;IF([.A21]&lt;[.$A$6];([.$C$6]-[.$C$5])/([.$A$6]-[.$A$5])*([.A21]-[.$A$5])+[.$C$5];IF([.A21]&lt;[.$A$7];([.$C$7]-[.$C$6])/([.$A$7]-[.$A$6])*([.A21]-[.$A$6])+[.$C$6];IF([.A21]&lt;[.$A$8];([.$C$8]-[.$C$7])/([.$A$8]-[.$A$7])*([.A21]-[.$A$7])+[.$C$7];([.$C$8]-[.$C$7])/([.$A$8]-[.$A$7])*([.A21]-[.$A$8])+[.$C$8]))))" office:value-type="float" office:value="0.165943506264678" calcext:value-type="float">
            <text:p>0.165943506264678</text:p>
          </table:table-cell>
          <table:table-cell table:number-columns-repeated="8"/>
        </table:table-row>
        <table:table-row table:style-name="ro1">
          <table:table-cell table:style-name="Default" office:value-type="float" office:value="180000000" calcext:value-type="float">
            <text:p>180000000</text:p>
          </table:table-cell>
          <table:table-cell table:formula="of:=IF([.A22]&lt;[.$A$5];0;IF([.A22]&lt;[.$A$6];([.$B$6]-[.$B$5])/([.$A$6]-[.$A$5])*([.A22]-[.$A$5])+[.$B$5];IF([.A22]&lt;[.$A$7];([.$B$7]-[.$B$6])/([.$A$7]-[.$A$6])*([.A22]-[.$A$6])+[.$B$6];IF([.A22]&lt;[.$A$8];([.$B$8]-[.$B$7])/([.$A$8]-[.$A$7])*([.A22]-[.$A$7])+[.$B$7];([.$B$8]-[.$B$7])/([.$A$8]-[.$A$7])*([.A22]-[.$A$8])+[.$B$8]))))" office:value-type="float" office:value="0.000448035227241116" calcext:value-type="float">
            <text:p>0.000448035227241</text:p>
          </table:table-cell>
          <table:table-cell table:formula="of:=IF([.A22]&lt;[.$A$5];0;IF([.A22]&lt;[.$A$6];([.$C$6]-[.$C$5])/([.$A$6]-[.$A$5])*([.A22]-[.$A$5])+[.$C$5];IF([.A22]&lt;[.$A$7];([.$C$7]-[.$C$6])/([.$A$7]-[.$A$6])*([.A22]-[.$A$6])+[.$C$6];IF([.A22]&lt;[.$A$8];([.$C$8]-[.$C$7])/([.$A$8]-[.$A$7])*([.A22]-[.$A$7])+[.$C$7];([.$C$8]-[.$C$7])/([.$A$8]-[.$A$7])*([.A22]-[.$A$8])+[.$C$8]))))" office:value-type="float" office:value="0.151160431076618" calcext:value-type="float">
            <text:p>0.151160431076618</text:p>
          </table:table-cell>
          <table:table-cell table:number-columns-repeated="8"/>
        </table:table-row>
        <table:table-row table:style-name="ro1">
          <table:table-cell table:style-name="ce3" office:value-type="float" office:value="195000000" calcext:value-type="float">
            <text:p>1.95E+08</text:p>
          </table:table-cell>
          <table:table-cell table:formula="of:=IF([.A23]&lt;[.$A$5];0;IF([.A23]&lt;[.$A$6];([.$B$6]-[.$B$5])/([.$A$6]-[.$A$5])*([.A23]-[.$A$5])+[.$B$5];IF([.A23]&lt;[.$A$7];([.$B$7]-[.$B$6])/([.$A$7]-[.$A$6])*([.A23]-[.$A$6])+[.$B$6];IF([.A23]&lt;[.$A$8];([.$B$8]-[.$B$7])/([.$A$8]-[.$A$7])*([.A23]-[.$A$7])+[.$B$7];([.$B$8]-[.$B$7])/([.$A$8]-[.$A$7])*([.A23]-[.$A$8])+[.$B$8]))))" office:value-type="float" office:value="0.000515440385066764" calcext:value-type="float">
            <text:p>0.000515440385067</text:p>
          </table:table-cell>
          <table:table-cell table:formula="of:=IF([.A23]&lt;[.$A$5];0;IF([.A23]&lt;[.$A$6];([.$C$6]-[.$C$5])/([.$A$6]-[.$A$5])*([.A23]-[.$A$5])+[.$C$5];IF([.A23]&lt;[.$A$7];([.$C$7]-[.$C$6])/([.$A$7]-[.$A$6])*([.A23]-[.$A$6])+[.$C$6];IF([.A23]&lt;[.$A$8];([.$C$8]-[.$C$7])/([.$A$8]-[.$A$7])*([.A23]-[.$A$7])+[.$C$7];([.$C$8]-[.$C$7])/([.$A$8]-[.$A$7])*([.A23]-[.$A$8])+[.$C$8]))))" office:value-type="float" office:value="0.136377355888558" calcext:value-type="float">
            <text:p>0.136377355888558</text:p>
          </table:table-cell>
          <table:table-cell table:number-columns-repeated="8"/>
        </table:table-row>
        <table:table-row table:style-name="ro1">
          <table:table-cell table:style-name="Default" office:value-type="float" office:value="210000000" calcext:value-type="float">
            <text:p>210000000</text:p>
          </table:table-cell>
          <table:table-cell table:formula="of:=IF([.A24]&lt;[.$A$5];0;IF([.A24]&lt;[.$A$6];([.$B$6]-[.$B$5])/([.$A$6]-[.$A$5])*([.A24]-[.$A$5])+[.$B$5];IF([.A24]&lt;[.$A$7];([.$B$7]-[.$B$6])/([.$A$7]-[.$A$6])*([.A24]-[.$A$6])+[.$B$6];IF([.A24]&lt;[.$A$8];([.$B$8]-[.$B$7])/([.$A$8]-[.$A$7])*([.A24]-[.$A$7])+[.$B$7];([.$B$8]-[.$B$7])/([.$A$8]-[.$A$7])*([.A24]-[.$A$8])+[.$B$8]))))" office:value-type="float" office:value="0.000582845542892413" calcext:value-type="float">
            <text:p>0.000582845542892</text:p>
          </table:table-cell>
          <table:table-cell table:formula="of:=IF([.A24]&lt;[.$A$5];0;IF([.A24]&lt;[.$A$6];([.$C$6]-[.$C$5])/([.$A$6]-[.$A$5])*([.A24]-[.$A$5])+[.$C$5];IF([.A24]&lt;[.$A$7];([.$C$7]-[.$C$6])/([.$A$7]-[.$A$6])*([.A24]-[.$A$6])+[.$C$6];IF([.A24]&lt;[.$A$8];([.$C$8]-[.$C$7])/([.$A$8]-[.$A$7])*([.A24]-[.$A$7])+[.$C$7];([.$C$8]-[.$C$7])/([.$A$8]-[.$A$7])*([.A24]-[.$A$8])+[.$C$8]))))" office:value-type="float" office:value="0.121594280700499" calcext:value-type="float">
            <text:p>0.121594280700499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1" office:value-type="string" calcext:value-type="string">
            <text:p>Essai</text:p>
          </table:table-cell>
          <table:table-cell table:style-name="ce1" office:value-type="string" calcext:value-type="string">
            <text:p>Equation</text:p>
          </table:table-cell>
          <table:table-cell table:style-name="ce1" office:value-type="string" calcext:value-type="string">
            <text:p>Essai</text:p>
          </table:table-cell>
          <table:table-cell table:style-name="ce1" office:value-type="string" calcext:value-type="string">
            <text:p>Equation</text:p>
          </table:table-cell>
          <table:table-cell table:style-name="ce1" office:value-type="string" calcext:value-type="string">
            <text:p>Essai</text:p>
          </table:table-cell>
          <table:table-cell table:style-name="ce1" office:value-type="string" calcext:value-type="string">
            <text:p>Equ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table:style-name="ce7" table:formula="of:=[.A6]" office:value-type="float" office:value="60193835.7669139" calcext:value-type="float">
            <text:p>6.019E+07</text:p>
          </table:table-cell>
          <table:table-cell table:style-name="ce7" table:formula="of:=[.A6]" office:value-type="float" office:value="60193835.7669139" calcext:value-type="float">
            <text:p>6.019E+07</text:p>
          </table:table-cell>
          <table:table-cell table:style-name="ce7" table:formula="of:=[.A7]" office:value-type="float" office:value="96310137.2270623" calcext:value-type="float">
            <text:p>9.631E+07</text:p>
          </table:table-cell>
          <table:table-cell table:style-name="ce7" table:formula="of:=[.A7]" office:value-type="float" office:value="96310137.2270623" calcext:value-type="float">
            <text:p>9.631E+07</text:p>
          </table:table-cell>
          <table:table-cell table:style-name="ce7" table:formula="of:=[.A8]" office:value-type="float" office:value="168542740.147359" calcext:value-type="float">
            <text:p>1.685E+08</text:p>
          </table:table-cell>
          <table:table-cell table:style-name="ce7" table:formula="of:=[.A8]" office:value-type="float" office:value="168542740.147359" calcext:value-type="float">
            <text:p>1.685E+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$B$6]*[.A28]^[.$C$6])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$B$7]*[.A28]^[.$C$7])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$B$8]*[.A28]^[.$C$8])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$B$6]*[.A29]^[.$C$6])/100" office:value-type="float" office:value="0.000001236435865661" calcext:value-type="float">
            <text:p>1.236435865661E-06</text:p>
          </table:table-cell>
          <table:table-cell office:value-type="float" office:value="0.000123645" calcext:value-type="float">
            <text:p>0.000123645</text:p>
          </table:table-cell>
          <table:table-cell table:formula="of:=([.$B$7]*[.A29]^[.$C$7])/100" office:value-type="float" office:value="0.00000211043098589603" calcext:value-type="float">
            <text:p>2.11043098589603E-06</text:p>
          </table:table-cell>
          <table:table-cell office:value-type="float" office:value="0.000211043" calcext:value-type="float">
            <text:p>0.000211043</text:p>
          </table:table-cell>
          <table:table-cell table:formula="of:=([.$B$8]*[.A29]^[.$C$8])/100" office:value-type="float" office:value="0.0000083791883784958" calcext:value-type="float">
            <text:p>8.3791883784958E-06</text:p>
          </table:table-cell>
          <table:table-cell office:value-type="float" office:value="0.000837911" calcext:value-type="float">
            <text:p>0.000837911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[.$B$6]*[.A30]^[.$C$6])/100" office:value-type="float" office:value="0.00000176702617404703" calcext:value-type="float">
            <text:p>1.76702617404703E-06</text:p>
          </table:table-cell>
          <table:table-cell office:value-type="float" office:value="0.000176706" calcext:value-type="float">
            <text:p>0.000176706</text:p>
          </table:table-cell>
          <table:table-cell table:formula="of:=([.$B$7]*[.A30]^[.$C$7])/100" office:value-type="float" office:value="0.00000307382052696189" calcext:value-type="float">
            <text:p>3.07382052696189E-06</text:p>
          </table:table-cell>
          <table:table-cell office:value-type="float" office:value="0.000307382" calcext:value-type="float">
            <text:p>0.000307382</text:p>
          </table:table-cell>
          <table:table-cell table:formula="of:=([.$B$8]*[.A30]^[.$C$8])/100" office:value-type="float" office:value="0.0000108830601465044" calcext:value-type="float">
            <text:p>1.08830601465044E-05</text:p>
          </table:table-cell>
          <table:table-cell office:value-type="float" office:value="0.00108829" calcext:value-type="float">
            <text:p>0.0010882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[.$B$6]*[.A31]^[.$C$6])/100" office:value-type="float" office:value="0.00000206076559119398" calcext:value-type="float">
            <text:p>2.06076559119398E-06</text:p>
          </table:table-cell>
          <table:table-cell office:value-type="float" office:value="0.000206081" calcext:value-type="float">
            <text:p>0.000206081</text:p>
          </table:table-cell>
          <table:table-cell table:formula="of:=([.$B$7]*[.A31]^[.$C$7])/100" office:value-type="float" office:value="0.00000361419145421144" calcext:value-type="float">
            <text:p>3.61419145421144E-06</text:p>
          </table:table-cell>
          <table:table-cell office:value-type="float" office:value="0.000361419" calcext:value-type="float">
            <text:p>0.000361419</text:p>
          </table:table-cell>
          <table:table-cell table:formula="of:=([.$B$8]*[.A31]^[.$C$8])/100" office:value-type="float" office:value="0.0000121801869503144" calcext:value-type="float">
            <text:p>1.21801869503144E-05</text:p>
          </table:table-cell>
          <table:table-cell office:value-type="float" office:value="0.001218" calcext:value-type="float">
            <text:p>0.001218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([.$B$6]*[.A32]^[.$C$6])/100" office:value-type="float" office:value="0.00000240333441814429" calcext:value-type="float">
            <text:p>2.40333441814429E-06</text:p>
          </table:table-cell>
          <table:table-cell office:value-type="float" office:value="0.000240339" calcext:value-type="float">
            <text:p>0.000240339</text:p>
          </table:table-cell>
          <table:table-cell table:formula="of:=([.$B$7]*[.A32]^[.$C$7])/100" office:value-type="float" office:value="0.00000424955840886573" calcext:value-type="float">
            <text:p>4.24955840886573E-06</text:p>
          </table:table-cell>
          <table:table-cell office:value-type="float" office:value="0.000424956" calcext:value-type="float">
            <text:p>0.000424956</text:p>
          </table:table-cell>
          <table:table-cell table:formula="of:=([.$B$8]*[.A32]^[.$C$8])/100" office:value-type="float" office:value="0.0000136319153020817" calcext:value-type="float">
            <text:p>1.36319153020817E-05</text:p>
          </table:table-cell>
          <table:table-cell office:value-type="float" office:value="0.00136317" calcext:value-type="float">
            <text:p>0.00136317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([.$B$6]*[.A33]^[.$C$6])/100" office:value-type="float" office:value="0.00000262954909966197" calcext:value-type="float">
            <text:p>2.62954909966197E-06</text:p>
          </table:table-cell>
          <table:table-cell office:value-type="float" office:value="0.000262961" calcext:value-type="float">
            <text:p>0.000262961</text:p>
          </table:table-cell>
          <table:table-cell table:formula="of:=([.$B$7]*[.A33]^[.$C$7])/100" office:value-type="float" office:value="0.00000467181637566688" calcext:value-type="float">
            <text:p>4.67181637566688E-06</text:p>
          </table:table-cell>
          <table:table-cell office:value-type="float" office:value="0.000467182" calcext:value-type="float">
            <text:p>0.000467182</text:p>
          </table:table-cell>
          <table:table-cell table:formula="of:=([.$B$8]*[.A33]^[.$C$8])/100" office:value-type="float" office:value="0.0000145600630722019" calcext:value-type="float">
            <text:p>1.45600630722019E-05</text:p>
          </table:table-cell>
          <table:table-cell office:value-type="float" office:value="0.00145598" calcext:value-type="float">
            <text:p>0.00145598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([.$B$6]*[.A34]^[.$C$6])/100" office:value-type="float" office:value="0.00000280284975162577" calcext:value-type="float">
            <text:p>2.80284975162577E-06</text:p>
          </table:table-cell>
          <table:table-cell office:value-type="float" office:value="0.000280292" calcext:value-type="float">
            <text:p>0.000280292</text:p>
          </table:table-cell>
          <table:table-cell table:formula="of:=([.$B$7]*[.A34]^[.$C$7])/100" office:value-type="float" office:value="0.00000499662148481882" calcext:value-type="float">
            <text:p>4.99662148481882E-06</text:p>
          </table:table-cell>
          <table:table-cell office:value-type="float" office:value="0.000499662" calcext:value-type="float">
            <text:p>0.000499662</text:p>
          </table:table-cell>
          <table:table-cell table:formula="of:=([.$B$8]*[.A34]^[.$C$8])/100" office:value-type="float" office:value="0.0000152566718032462" calcext:value-type="float">
            <text:p>1.52566718032462E-05</text:p>
          </table:table-cell>
          <table:table-cell office:value-type="float" office:value="0.00152564" calcext:value-type="float">
            <text:p>0.00152564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([.$B$6]*[.A35]^[.$C$6])/100" office:value-type="float" office:value="0.00000294509957155647" calcext:value-type="float">
            <text:p>2.94509957155647E-06</text:p>
          </table:table-cell>
          <table:table-cell office:value-type="float" office:value="0.000294517" calcext:value-type="float">
            <text:p>0.000294517</text:p>
          </table:table-cell>
          <table:table-cell table:formula="of:=([.$B$7]*[.A35]^[.$C$7])/100" office:value-type="float" office:value="0.00000526403182789161" calcext:value-type="float">
            <text:p>5.26403182789161E-06</text:p>
          </table:table-cell>
          <table:table-cell office:value-type="float" office:value="0.000526403" calcext:value-type="float">
            <text:p>0.000526403</text:p>
          </table:table-cell>
          <table:table-cell table:formula="of:=([.$B$8]*[.A35]^[.$C$8])/100" office:value-type="float" office:value="0.0000158198743348619" calcext:value-type="float">
            <text:p>1.58198743348619E-05</text:p>
          </table:table-cell>
          <table:table-cell office:value-type="float" office:value="0.00158196" calcext:value-type="float">
            <text:p>0.00158196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([.$B$6]*[.A36]^[.$C$6])/100" office:value-type="float" office:value="0.00000306666895178331" calcext:value-type="float">
            <text:p>3.06666895178331E-06</text:p>
          </table:table-cell>
          <table:table-cell office:value-type="float" office:value="0.000306675" calcext:value-type="float">
            <text:p>0.000306675</text:p>
          </table:table-cell>
          <table:table-cell table:formula="of:=([.$B$7]*[.A36]^[.$C$7])/100" office:value-type="float" office:value="0.00000549311147885039" calcext:value-type="float">
            <text:p>5.49311147885039E-06</text:p>
          </table:table-cell>
          <table:table-cell office:value-type="float" office:value="0.000549311" calcext:value-type="float">
            <text:p>0.000549311</text:p>
          </table:table-cell>
          <table:table-cell table:formula="of:=([.$B$8]*[.A36]^[.$C$8])/100" office:value-type="float" office:value="0.0000162954433624765" calcext:value-type="float">
            <text:p>1.62954433624765E-05</text:p>
          </table:table-cell>
          <table:table-cell office:value-type="float" office:value="0.00162952" calcext:value-type="float">
            <text:p>0.00162952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([.$B$6]*[.A37]^[.$C$6])/100" office:value-type="float" office:value="0.00000317336121998762" calcext:value-type="float">
            <text:p>3.17336121998762E-06</text:p>
          </table:table-cell>
          <table:table-cell office:value-type="float" office:value="0.000317345" calcext:value-type="float">
            <text:p>0.000317345</text:p>
          </table:table-cell>
          <table:table-cell table:formula="of:=([.$B$7]*[.A37]^[.$C$7])/100" office:value-type="float" office:value="0.00000569455590300233" calcext:value-type="float">
            <text:p>5.69455590300233E-06</text:p>
          </table:table-cell>
          <table:table-cell office:value-type="float" office:value="0.000569456" calcext:value-type="float">
            <text:p>0.000569456</text:p>
          </table:table-cell>
          <table:table-cell table:formula="of:=([.$B$8]*[.A37]^[.$C$8])/100" office:value-type="float" office:value="0.0000167086676653849" calcext:value-type="float">
            <text:p>1.67086676653849E-05</text:p>
          </table:table-cell>
          <table:table-cell office:value-type="float" office:value="0.00167084" calcext:value-type="float">
            <text:p>0.00167084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([.$B$6]*[.A38]^[.$C$6])/100" office:value-type="float" office:value="0.00000326877802393165" calcext:value-type="float">
            <text:p>3.26877802393165E-06</text:p>
          </table:table-cell>
          <table:table-cell office:value-type="float" office:value="0.000326887" calcext:value-type="float">
            <text:p>0.000326887</text:p>
          </table:table-cell>
          <table:table-cell table:formula="of:=([.$B$7]*[.A38]^[.$C$7])/100" office:value-type="float" office:value="0.00000587501661595395" calcext:value-type="float">
            <text:p>5.87501661595395E-06</text:p>
          </table:table-cell>
          <table:table-cell office:value-type="float" office:value="0.000587502" calcext:value-type="float">
            <text:p>0.000587502</text:p>
          </table:table-cell>
          <table:table-cell table:formula="of:=([.$B$8]*[.A38]^[.$C$8])/100" office:value-type="float" office:value="0.0000170750792793162" calcext:value-type="float">
            <text:p>1.70750792793162E-05</text:p>
          </table:table-cell>
          <table:table-cell office:value-type="float" office:value="0.00170748" calcext:value-type="float">
            <text:p>0.00170748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([.$B$6]*[.A39]^[.$C$6])/100" office:value-type="float" office:value="0.0000033553202252018" calcext:value-type="float">
            <text:p>3.3553202252018E-06</text:p>
          </table:table-cell>
          <table:table-cell office:value-type="float" office:value="0.000335541" calcext:value-type="float">
            <text:p>0.000335541</text:p>
          </table:table-cell>
          <table:table-cell table:formula="of:=([.$B$7]*[.A39]^[.$C$7])/100" office:value-type="float" office:value="0.00000603893527071364" calcext:value-type="float">
            <text:p>6.03893527071364E-06</text:p>
          </table:table-cell>
          <table:table-cell office:value-type="float" office:value="0.000603894" calcext:value-type="float">
            <text:p>0.000603894</text:p>
          </table:table-cell>
          <table:table-cell table:formula="of:=([.$B$8]*[.A39]^[.$C$8])/100" office:value-type="float" office:value="0.0000174049411171826" calcext:value-type="float">
            <text:p>1.74049411171826E-05</text:p>
          </table:table-cell>
          <table:table-cell office:value-type="float" office:value="0.00174046" calcext:value-type="float">
            <text:p>0.0017404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([.$B$6]*[.A40]^[.$C$6])/100" office:value-type="float" office:value="0.00000343467456727223" calcext:value-type="float">
            <text:p>3.43467456727223E-06</text:p>
          </table:table-cell>
          <table:table-cell office:value-type="float" office:value="0.000343477" calcext:value-type="float">
            <text:p>0.000343477</text:p>
          </table:table-cell>
          <table:table-cell table:formula="of:=([.$B$7]*[.A40]^[.$C$7])/100" office:value-type="float" office:value="0.00000618943711260432" calcext:value-type="float">
            <text:p>6.18943711260432E-06</text:p>
          </table:table-cell>
          <table:table-cell office:value-type="float" office:value="0.000618944" calcext:value-type="float">
            <text:p>0.000618944</text:p>
          </table:table-cell>
          <table:table-cell table:formula="of:=([.$B$8]*[.A40]^[.$C$8])/100" office:value-type="float" office:value="0.0000177054086199266" calcext:value-type="float">
            <text:p>1.77054086199266E-05</text:p>
          </table:table-cell>
          <table:table-cell office:value-type="float" office:value="0.00177051" calcext:value-type="float">
            <text:p>0.00177051</text:p>
          </table:table-cell>
          <table:table-cell table:number-columns-repeated="4"/>
        </table:table-row>
      </table:table>
      <table:table table:name="Bersfort-SS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AA</text:p>
          </table:table-cell>
          <table:table-cell table:style-name="ce5" office:value-type="float" office:value="1.0655" calcext:value-type="float">
            <text:p>1.0655</text:p>
          </table:table-cell>
          <table:table-cell office:value-type="string" calcext:value-type="string">
            <text:p>in2</text:p>
          </table:table-cell>
          <table:table-cell table:style-name="ce7" table:formula="of:=[.B1]*(25.4*25.4)/(1000^2)" office:value-type="float" office:value="0.00068741798" calcext:value-type="float">
            <text:p>6.874E-04</text:p>
          </table:table-cell>
          <table:table-cell office:value-type="string" calcext:value-type="string">
            <text:p>m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</text:p>
          </table:table-cell>
          <table:table-cell table:style-name="ce5" office:value-type="float" office:value="0.0939" calcext:value-type="float">
            <text:p>0.0939</text:p>
          </table:table-cell>
          <table:table-cell office:value-type="string" calcext:value-type="string">
            <text:p>in2</text:p>
          </table:table-cell>
          <table:table-cell table:style-name="ce7" table:formula="of:=[.B2]*(25.4*25.4)/(1000^2)" office:value-type="float" office:value="0.000060580524" calcext:value-type="float">
            <text:p>6.058E-05</text:p>
          </table:table-cell>
          <table:table-cell office:value-type="string" calcext:value-type="string">
            <text:p>m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</text:p>
          </table:table-cell>
          <table:table-cell table:style-name="ce5" office:value-type="float" office:value="1.1594" calcext:value-type="float">
            <text:p>1.1594</text:p>
          </table:table-cell>
          <table:table-cell office:value-type="string" calcext:value-type="string">
            <text:p>in2</text:p>
          </table:table-cell>
          <table:table-cell table:style-name="ce7" table:formula="of:=[.B3]*(25.4*25.4)/(1000^2)" office:value-type="float" office:value="0.000747998504" calcext:value-type="float">
            <text:p>7.480E-04</text:p>
          </table:table-cell>
          <table:table-cell office:value-type="string" calcext:value-type="string">
            <text:p>m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BS</text:p>
          </table:table-cell>
          <table:table-cell table:style-name="ce5" office:value-type="float" office:value="40488" calcext:value-type="float">
            <text:p>40488</text:p>
          </table:table-cell>
          <table:table-cell office:value-type="string" calcext:value-type="string">
            <text:p>lb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A/TA</text:p>
          </table:table-cell>
          <table:table-cell table:formula="of:=[.B1]/[.B3]" office:value-type="float" office:value="0.919009832672072" calcext:value-type="float">
            <text:p>0.919009832672072</text:p>
          </table:table-cell>
          <table:table-cell office:value-type="string" calcext:value-type="string">
            <text:p>'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/TA</text:p>
          </table:table-cell>
          <table:table-cell table:formula="of:=[.B2]/[.B3]" office:value-type="float" office:value="0.0809901673279282" calcext:value-type="float">
            <text:p>0.080990167327928</text:p>
          </table:table-cell>
          <table:table-cell office:value-type="string" calcext:value-type="string">
            <text:p>'-</text:p>
          </table:table-cell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Stress * Area Ratio (Mpa) / Strain (%)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Stress (Pa) / Strain (%)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Stress (Pa) / Strain (m/m)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Stress (Pa) / Strain (m/m)/Ei</text:p>
          </table:table-cell>
          <table:covered-table-cell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Aluminium</text:p>
          </table:table-cell>
          <table:table-cell table:style-name="ce1" office:value-type="string" calcext:value-type="string">
            <text:p>Composite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Aluminium</text:p>
          </table:table-cell>
          <table:table-cell table:style-name="ce1" office:value-type="string" calcext:value-type="string">
            <text:p>Composite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Aluminium</text:p>
          </table:table-cell>
          <table:table-cell table:style-name="ce1" office:value-type="string" calcext:value-type="string">
            <text:p>Composite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Aluminium</text:p>
          </table:table-cell>
          <table:table-cell table:style-name="ce1" office:value-type="string" calcext:value-type="string">
            <text:p>Composi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B11]/[.$B$6]*1000000" office:value-type="float" office:value="0" calcext:value-type="float">
            <text:p>0.000E+00</text:p>
          </table:table-cell>
          <table:table-cell table:style-name="ce2" table:formula="of:=[.C11]/[.$B$5]*1000000" office:value-type="float" office:value="0" calcext:value-type="float">
            <text:p>0.000E+00</text:p>
          </table:table-cell>
          <table:table-cell table:style-name="ce2" table:formula="of:=[.D11]*1000000" office:value-type="float" office:value="0" calcext:value-type="float">
            <text:p>0.000E+00</text:p>
          </table:table-cell>
          <table:table-cell table:style-name="ce7" table:formula="of:=[.E11]" office:value-type="float" office:value="0" calcext:value-type="float">
            <text:p>0.000E+00</text:p>
          </table:table-cell>
          <table:table-cell table:style-name="ce7" table:formula="of:=[.F11]" office:value-type="float" office:value="0" calcext:value-type="float">
            <text:p>0.000E+00</text:p>
          </table:table-cell>
          <table:table-cell table:style-name="ce7" table:formula="of:=[.G11]" office:value-type="float" office:value="0" calcext:value-type="float">
            <text:p>0.000E+00</text:p>
          </table:table-cell>
          <table:table-cell table:style-name="ce7" table:formula="of:=[.H11]/[.$H$12]" office:value-type="float" office:value="0" calcext:value-type="float">
            <text:p>0.000E+00</text:p>
          </table:table-cell>
          <table:table-cell table:style-name="ce7" table:formula="of:=[.I11]/[.$I$12]" office:value-type="float" office:value="0" calcext:value-type="float">
            <text:p>0.000E+00</text:p>
          </table:table-cell>
          <table:table-cell table:style-name="ce7" table:formula="of:=[.J11]/[.$J$12]" office:value-type="float" office:value="0" calcext:value-type="float">
            <text:p>0.000E+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</text:p>
          </table:table-cell>
          <table:table-cell table:style-name="ce1" office:value-type="float" office:value="132.87" calcext:value-type="float">
            <text:p>132.87</text:p>
          </table:table-cell>
          <table:table-cell table:style-name="ce1" office:value-type="float" office:value="349.63" calcext:value-type="float">
            <text:p>349.63</text:p>
          </table:table-cell>
          <table:table-cell table:style-name="ce1" office:value-type="float" office:value="482.51" calcext:value-type="float">
            <text:p>482.51</text:p>
          </table:table-cell>
          <table:table-cell table:style-name="ce2" table:formula="of:=[.B12]/[.$B$6]*1000000" office:value-type="float" office:value="1640569520.76677" calcext:value-type="float">
            <text:p>1.641E+09</text:p>
          </table:table-cell>
          <table:table-cell table:style-name="ce2" table:formula="of:=[.C12]/[.$B$5]*1000000" office:value-type="float" office:value="380442066.635382" calcext:value-type="float">
            <text:p>3.804E+08</text:p>
          </table:table-cell>
          <table:table-cell table:style-name="ce2" table:formula="of:=[.D12]*1000000" office:value-type="float" office:value="482510000" calcext:value-type="float">
            <text:p>4.825E+08</text:p>
          </table:table-cell>
          <table:table-cell table:style-name="ce7" table:formula="of:=[.E12]*(100)" office:value-type="float" office:value="164056952076.677" calcext:value-type="float">
            <text:p>1.641E+11</text:p>
          </table:table-cell>
          <table:table-cell table:style-name="ce7" table:formula="of:=[.F12]*(100)" office:value-type="float" office:value="38044206663.5382" calcext:value-type="float">
            <text:p>3.804E+10</text:p>
          </table:table-cell>
          <table:table-cell table:style-name="ce7" table:formula="of:=[.G12]*(100)" office:value-type="float" office:value="48251000000" calcext:value-type="float">
            <text:p>4.825E+10</text:p>
          </table:table-cell>
          <table:table-cell table:style-name="ce7" table:formula="of:=[.H12]/[.$H$12]" office:value-type="float" office:value="1" calcext:value-type="float">
            <text:p>1.000E+00</text:p>
          </table:table-cell>
          <table:table-cell table:style-name="ce7" table:formula="of:=[.I12]/[.$I$12]" office:value-type="float" office:value="1" calcext:value-type="float">
            <text:p>1.000E+00</text:p>
          </table:table-cell>
          <table:table-cell table:style-name="ce7" table:formula="of:=[.J12]/[.$J$12]" office:value-type="float" office:value="1" calcext:value-type="float">
            <text:p>1.000E+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</text:p>
          </table:table-cell>
          <table:table-cell table:style-name="ce1" office:value-type="float" office:value="16.17" calcext:value-type="float">
            <text:p>16.17</text:p>
          </table:table-cell>
          <table:table-cell table:style-name="ce1" office:value-type="float" office:value="346.06" calcext:value-type="float">
            <text:p>346.06</text:p>
          </table:table-cell>
          <table:table-cell table:style-name="ce1" office:value-type="float" office:value="362.23" calcext:value-type="float">
            <text:p>362.23</text:p>
          </table:table-cell>
          <table:table-cell table:style-name="ce2" table:formula="of:=[.B13]/[.$B$6]*1000000" office:value-type="float" office:value="199653865.814696" calcext:value-type="float">
            <text:p>1.997E+08</text:p>
          </table:table-cell>
          <table:table-cell table:style-name="ce2" table:formula="of:=[.C13]/[.$B$5]*1000000" office:value-type="float" office:value="376557450.96199" calcext:value-type="float">
            <text:p>3.766E+08</text:p>
          </table:table-cell>
          <table:table-cell table:style-name="ce2" table:formula="of:=[.D13]*1000000" office:value-type="float" office:value="362230000" calcext:value-type="float">
            <text:p>3.622E+08</text:p>
          </table:table-cell>
          <table:table-cell table:style-name="ce7" table:formula="of:=[.E13]*(100)^2" office:value-type="float" office:value="1996538658146.96" calcext:value-type="float">
            <text:p>1.997E+12</text:p>
          </table:table-cell>
          <table:table-cell table:style-name="ce7" table:formula="of:=[.F13]*(100)^2" office:value-type="float" office:value="3765574509619.9" calcext:value-type="float">
            <text:p>3.766E+12</text:p>
          </table:table-cell>
          <table:table-cell table:style-name="ce7" table:formula="of:=[.G13]*(100)^2" office:value-type="float" office:value="3622300000000" calcext:value-type="float">
            <text:p>3.622E+12</text:p>
          </table:table-cell>
          <table:table-cell table:style-name="ce7" table:formula="of:=[.H13]/[.$H$12]" office:value-type="float" office:value="12.1697900203206" calcext:value-type="float">
            <text:p>1.217E+01</text:p>
          </table:table-cell>
          <table:table-cell table:style-name="ce7" table:formula="of:=[.I13]/[.$I$12]" office:value-type="float" office:value="98.9789205731774" calcext:value-type="float">
            <text:p>9.898E+01</text:p>
          </table:table-cell>
          <table:table-cell table:style-name="ce7" table:formula="of:=[.J13]/[.$J$12]" office:value-type="float" office:value="75.072019232762" calcext:value-type="float">
            <text:p>7.507E+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3</text:p>
          </table:table-cell>
          <table:table-cell table:style-name="ce1" office:value-type="float" office:value="-0.64" calcext:value-type="float">
            <text:p>-0.64</text:p>
          </table:table-cell>
          <table:table-cell table:style-name="ce1" office:value-type="float" office:value="-2079.6" calcext:value-type="float">
            <text:p>-2079.6</text:p>
          </table:table-cell>
          <table:table-cell table:style-name="ce1" office:value-type="float" office:value="-2080.25" calcext:value-type="float">
            <text:p>-2080.25</text:p>
          </table:table-cell>
          <table:table-cell table:style-name="ce2" table:formula="of:=[.B14]/[.$B$6]*1000000" office:value-type="float" office:value="-7902193.82321619" calcext:value-type="float">
            <text:p>-7.902E+06</text:p>
          </table:table-cell>
          <table:table-cell table:style-name="ce2" table:formula="of:=[.C14]/[.$B$5]*1000000" office:value-type="float" office:value="-2262870239.32426" calcext:value-type="float">
            <text:p>-2.263E+09</text:p>
          </table:table-cell>
          <table:table-cell table:style-name="ce2" table:formula="of:=[.D14]*1000000" office:value-type="float" office:value="-2080250000" calcext:value-type="float">
            <text:p>-2.080E+09</text:p>
          </table:table-cell>
          <table:table-cell table:style-name="ce7" table:formula="of:=[.E14]*(100^3)" office:value-type="float" office:value="-7902193823216.19" calcext:value-type="float">
            <text:p>-7.902E+12</text:p>
          </table:table-cell>
          <table:table-cell table:style-name="ce7" table:formula="of:=[.F14]*(100^3)" office:value-type="float" office:value="-2262870239324261" calcext:value-type="float">
            <text:p>-2.263E+15</text:p>
          </table:table-cell>
          <table:table-cell table:style-name="ce7" table:formula="of:=[.G14]*(100^3)" office:value-type="float" office:value="-2080250000000000" calcext:value-type="float">
            <text:p>-2.080E+15</text:p>
          </table:table-cell>
          <table:table-cell table:style-name="ce7" table:formula="of:=[.H14]/[.$H$12]" office:value-type="float" office:value="-48.1673816512381" calcext:value-type="float">
            <text:p>-4.817E+01</text:p>
          </table:table-cell>
          <table:table-cell table:style-name="ce7" table:formula="of:=[.I14]/[.$I$12]" office:value-type="float" office:value="-59480.0217372651" calcext:value-type="float">
            <text:p>-5.948E+04</text:p>
          </table:table-cell>
          <table:table-cell table:style-name="ce7" table:formula="of:=[.J14]/[.$J$12]" office:value-type="float" office:value="-43113.0961016352" calcext:value-type="float">
            <text:p>-4.311E+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4</text:p>
          </table:table-cell>
          <table:table-cell table:style-name="ce1" office:value-type="float" office:value="-78.91" calcext:value-type="float">
            <text:p>-78.91</text:p>
          </table:table-cell>
          <table:table-cell table:style-name="ce1" office:value-type="float" office:value="1855.15" calcext:value-type="float">
            <text:p>1855.15</text:p>
          </table:table-cell>
          <table:table-cell table:style-name="ce1" office:value-type="float" office:value="1776.23" calcext:value-type="float">
            <text:p>1776.23</text:p>
          </table:table-cell>
          <table:table-cell table:style-name="ce2" table:formula="of:=[.B15]/[.$B$6]*1000000" office:value-type="float" office:value="-974315804.046858" calcext:value-type="float">
            <text:p>-9.743E+08</text:p>
          </table:table-cell>
          <table:table-cell table:style-name="ce2" table:formula="of:=[.C15]/[.$B$5]*1000000" office:value-type="float" office:value="2018639990.61473" calcext:value-type="float">
            <text:p>2.019E+09</text:p>
          </table:table-cell>
          <table:table-cell table:style-name="ce2" table:formula="of:=[.D15]*1000000" office:value-type="float" office:value="1776230000" calcext:value-type="float">
            <text:p>1.776E+09</text:p>
          </table:table-cell>
          <table:table-cell table:style-name="ce7" table:formula="of:=[.E15]*100^4" office:value-type="float" office:value="-9.74315804046858E+016" calcext:value-type="float">
            <text:p>-9.743E+16</text:p>
          </table:table-cell>
          <table:table-cell table:style-name="ce7" table:formula="of:=[.F15]*100^4" office:value-type="float" office:value="2.01863999061473E+017" calcext:value-type="float">
            <text:p>2.019E+17</text:p>
          </table:table-cell>
          <table:table-cell table:style-name="ce7" table:formula="of:=[.G15]*100^4" office:value-type="float" office:value="1.77623E+017" calcext:value-type="float">
            <text:p>1.776E+17</text:p>
          </table:table-cell>
          <table:table-cell table:style-name="ce7" table:formula="of:=[.H15]/[.$H$12]" office:value-type="float" office:value="-593888.763452999" calcext:value-type="float">
            <text:p>-5.939E+05</text:p>
          </table:table-cell>
          <table:table-cell table:style-name="ce7" table:formula="of:=[.I15]/[.$I$12]" office:value-type="float" office:value="5306037.81140062" calcext:value-type="float">
            <text:p>5.306E+06</text:p>
          </table:table-cell>
          <table:table-cell table:style-name="ce7" table:formula="of:=[.J15]/[.$J$12]" office:value-type="float" office:value="3681229.40457193" calcext:value-type="float">
            <text:p>3.681E+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B16]/[.$B$6]*1000000" office:value-type="float" office:value="0" calcext:value-type="float">
            <text:p>0.000E+00</text:p>
          </table:table-cell>
          <table:table-cell table:style-name="ce2" table:formula="of:=[.C16]/[.$B$5]*1000000" office:value-type="float" office:value="0" calcext:value-type="float">
            <text:p>0.000E+00</text:p>
          </table:table-cell>
          <table:table-cell table:style-name="ce2" table:formula="of:=[.D16]*1000000" office:value-type="float" office:value="0" calcext:value-type="float">
            <text:p>0.000E+00</text:p>
          </table:table-cell>
          <table:table-cell table:style-name="ce7" table:formula="of:=[.E16]*100^5" office:value-type="float" office:value="0" calcext:value-type="float">
            <text:p>0.000E+00</text:p>
          </table:table-cell>
          <table:table-cell table:style-name="ce7" table:formula="of:=[.F16]*100^5" office:value-type="float" office:value="0" calcext:value-type="float">
            <text:p>0.000E+00</text:p>
          </table:table-cell>
          <table:table-cell table:style-name="ce7" table:formula="of:=[.G16]*100^5" office:value-type="float" office:value="0" calcext:value-type="float">
            <text:p>0.000E+00</text:p>
          </table:table-cell>
          <table:table-cell table:style-name="ce7" table:formula="of:=[.H16]/[.$H$12]" office:value-type="float" office:value="0" calcext:value-type="float">
            <text:p>0.000E+00</text:p>
          </table:table-cell>
          <table:table-cell table:style-name="ce7" table:formula="of:=[.I16]/[.$I$12]" office:value-type="float" office:value="0" calcext:value-type="float">
            <text:p>0.000E+00</text:p>
          </table:table-cell>
          <table:table-cell table:style-name="ce7" table:formula="of:=[.J16]/[.$J$12]" office:value-type="float" office:value="0" calcext:value-type="float">
            <text:p>0.000E+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B17]/[.$B$6]*1000000" office:value-type="float" office:value="0" calcext:value-type="float">
            <text:p>0.000E+00</text:p>
          </table:table-cell>
          <table:table-cell table:style-name="ce2" table:formula="of:=[.C17]/[.$B$5]*1000000" office:value-type="float" office:value="0" calcext:value-type="float">
            <text:p>0.000E+00</text:p>
          </table:table-cell>
          <table:table-cell table:style-name="ce2" table:formula="of:=[.D17]*1000000" office:value-type="float" office:value="0" calcext:value-type="float">
            <text:p>0.000E+00</text:p>
          </table:table-cell>
          <table:table-cell table:style-name="ce7" table:formula="of:=[.E17]*100^6" office:value-type="float" office:value="0" calcext:value-type="float">
            <text:p>0.000E+00</text:p>
          </table:table-cell>
          <table:table-cell table:style-name="ce7" table:formula="of:=[.F17]*100^6" office:value-type="float" office:value="0" calcext:value-type="float">
            <text:p>0.000E+00</text:p>
          </table:table-cell>
          <table:table-cell table:style-name="ce7" table:formula="of:=[.G17]*100^6" office:value-type="float" office:value="0" calcext:value-type="float">
            <text:p>0.000E+00</text:p>
          </table:table-cell>
          <table:table-cell table:style-name="ce7" table:formula="of:=[.H17]/[.$H$12]" office:value-type="float" office:value="0" calcext:value-type="float">
            <text:p>0.000E+00</text:p>
          </table:table-cell>
          <table:table-cell table:style-name="ce7" table:formula="of:=[.I17]/[.$I$12]" office:value-type="float" office:value="0" calcext:value-type="float">
            <text:p>0.000E+00</text:p>
          </table:table-cell>
          <table:table-cell table:style-name="ce7" table:formula="of:=[.J17]/[.$J$12]" office:value-type="float" office:value="0" calcext:value-type="float">
            <text:p>0.000E+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table:style-name="ce1" office:value-type="float" office:value="152.44" calcext:value-type="float">
            <text:p>152.44</text:p>
          </table:table-cell>
          <table:table-cell table:style-name="ce1" office:value-type="float" office:value="545.79" calcext:value-type="float">
            <text:p>545.79</text:p>
          </table:table-cell>
          <table:table-cell table:style-name="ce1" table:formula="of:=[.C18]+[.B18]" office:value-type="float" office:value="698.23" calcext:value-type="float">
            <text:p>698.23</text:p>
          </table:table-cell>
          <table:table-cell table:style-name="ce2" table:formula="of:=[.B18]/[.$B$6]*1000000" office:value-type="float" office:value="1882203791.26731" calcext:value-type="float">
            <text:p>1.882E+09</text:p>
          </table:table-cell>
          <table:table-cell table:style-name="ce2" table:formula="of:=[.C18]/[.$B$5]*1000000" office:value-type="float" office:value="593889184.42046" calcext:value-type="float">
            <text:p>5.939E+08</text:p>
          </table:table-cell>
          <table:table-cell table:style-name="ce2" table:formula="of:=[.D18]*1000000" office:value-type="float" office:value="698230000" calcext:value-type="float">
            <text:p>6.982E+08</text:p>
          </table:table-cell>
          <table:table-cell table:style-name="ce7" table:formula="of:=[.E18]*100" office:value-type="float" office:value="188220379126.731" calcext:value-type="float">
            <text:p>1.882E+11</text:p>
          </table:table-cell>
          <table:table-cell table:style-name="ce7" table:formula="of:=[.F18]*100" office:value-type="float" office:value="59388918442.046" calcext:value-type="float">
            <text:p>5.939E+10</text:p>
          </table:table-cell>
          <table:table-cell table:style-name="ce7" table:formula="of:=[.G18]*100" office:value-type="float" office:value="69823000000" calcext:value-type="float">
            <text:p>6.982E+10</text:p>
          </table:table-cell>
          <table:table-cell table:style-name="ce7" table:number-columns-repeated="3"/>
          <table:table-cell table:number-columns-repeated="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3" office:value-type="string" calcext:value-type="string" table:number-columns-spanned="3" table:number-rows-spanned="1">
            <text:p>Tests</text:p>
          </table:table-cell>
          <table:covered-table-cell table:number-columns-repeated="2"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Eps</text:p>
          </table:table-cell>
          <table:table-cell table:style-name="ce1" office:value-type="string" calcext:value-type="string">
            <text:p>Eps1</text:p>
          </table:table-cell>
          <table:table-cell table:style-name="ce1" office:value-type="string" calcext:value-type="string">
            <text:p>Eps2</text:p>
          </table:table-cell>
          <table:table-cell table:style-name="ce1" office:value-type="string" calcext:value-type="string">
            <text:p>EpsCr</text:p>
          </table:table-cell>
          <table:table-cell table:style-name="ce1" office:value-type="string" calcext:value-type="string">
            <text:p>SigAcier</text:p>
          </table:table-cell>
          <table:table-cell table:style-name="ce1" office:value-type="string" calcext:value-type="string">
            <text:p>SigAlu</text:p>
          </table:table-cell>
          <table:table-cell table:style-name="ce1" office:value-type="string" calcext:value-type="string">
            <text:p>ForceAcier</text:p>
          </table:table-cell>
          <table:table-cell table:style-name="ce1" office:value-type="string" calcext:value-type="string">
            <text:p>ForceAlu</text:p>
          </table:table-cell>
          <table:table-cell table:style-name="ce1" office:value-type="string" calcext:value-type="string">
            <text:p>ForceTotal</text:p>
          </table:table-cell>
          <table:table-cell table:style-name="ce1" office:value-type="string" calcext:value-type="string">
            <text:p>SigMoy</text:p>
          </table:table-cell>
          <table:table-cell table:style-name="ce1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h</text:p>
          </table:table-cell>
          <table:table-cell table:number-columns-repeated="4" table:style-name="ce1" office:value-type="string" calcext:value-type="string">
            <text:p>m/m</text:p>
          </table:table-cell>
          <table:table-cell table:number-columns-repeated="2" table:style-name="ce1" office:value-type="string" calcext:value-type="string">
            <text:p>Pa</text:p>
          </table:table-cell>
          <table:table-cell table:number-columns-repeated="3"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a</text:p>
          </table:table-cell>
          <table:table-cell table:number-columns-repeated="6"/>
        </table:table-row>
        <table:table-row table:style-name="ro1">
          <table:table-cell table:style-name="ce1" office:value-type="float" office:value="60193835.7669139" calcext:value-type="float">
            <text:p>60193835.7669139</text:p>
          </table:table-cell>
          <table:table-cell table:style-name="ce1" office:value-type="float" office:value="0.00004451" calcext:value-type="float">
            <text:p>4.451E-05</text:p>
          </table:table-cell>
          <table:table-cell table:style-name="ce1" office:value-type="float" office:value="0.221857" calcext:value-type="float">
            <text:p>0.221857</text:p>
          </table:table-cell>
          <table:table-cell table:style-name="ce1" office:value-type="float" office:value="0" calcext:value-type="float">
            <text:p>0</text:p>
          </table:table-cell>
          <table:table-cell table:style-name="ce21" office:value-type="float" office:value="0.00120618377895961" calcext:value-type="float">
            <text:p>1.21E-03</text:p>
          </table:table-cell>
          <table:table-cell table:style-name="ce17" table:formula="of:=[.E23]" office:value-type="float" office:value="0.00120618377895961" calcext:value-type="float">
            <text:p>1.21E-03</text:p>
          </table:table-cell>
          <table:table-cell table:style-name="ce17" table:formula="of:=[.E23]" office:value-type="float" office:value="0.00120618377895961" calcext:value-type="float">
            <text:p>1.21E-0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$H$11]+[.$H$12]*[.F23]+[.$H$13]*[.F23]^2+[.$H$14]*[.F23]^3+[.$H$15]*[.F23]^4" office:value-type="float" office:value="200567459.150025" calcext:value-type="float">
            <text:p>200567459.150025</text:p>
          </table:table-cell>
          <table:table-cell table:style-name="ce1" table:formula="of:=[.$I$11]+[.$I$12]*[.G23]+[.$I$13]*[.G23]^2+[.$I$14]*[.G23]^3+[.$I$15]*[.G23]^4" office:value-type="float" office:value="47823039.6752441" calcext:value-type="float">
            <text:p>47823039.6752441</text:p>
          </table:table-cell>
          <table:table-cell table:style-name="ce1" table:formula="of:=[.I23]*[.$D$2]" office:value-type="float" office:value="12150.4817726571" calcext:value-type="float">
            <text:p>12150.4817726571</text:p>
          </table:table-cell>
          <table:table-cell table:style-name="ce1" table:formula="of:=[.J23]*[.$D$1]" office:value-type="float" office:value="32874.4173310162" calcext:value-type="float">
            <text:p>32874.4173310162</text:p>
          </table:table-cell>
          <table:table-cell table:style-name="ce1" table:formula="of:=[.L23]+[.K23]" office:value-type="float" office:value="45024.8991036733" calcext:value-type="float">
            <text:p>45024.8991036733</text:p>
          </table:table-cell>
          <table:table-cell table:formula="of:=[.M23]/([.$D$1]+[.$D$2])" office:value-type="float" office:value="60193835.7669139" calcext:value-type="float">
            <text:p>60193835.7669139</text:p>
          </table:table-cell>
          <table:table-cell table:style-name="ce1" table:formula="of:=ABS([.A23]-[.N2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float" office:value="96310137.2270623" calcext:value-type="float">
            <text:p>96310137.2270623</text:p>
          </table:table-cell>
          <table:table-cell table:style-name="ce1" office:value-type="float" office:value="0.00007196" calcext:value-type="float">
            <text:p>7.196E-05</text:p>
          </table:table-cell>
          <table:table-cell table:style-name="ce1" office:value-type="float" office:value="0.23364" calcext:value-type="float">
            <text:p>0.23364</text:p>
          </table:table-cell>
          <table:table-cell table:style-name="ce1" office:value-type="float" office:value="0" calcext:value-type="float">
            <text:p>0</text:p>
          </table:table-cell>
          <table:table-cell table:style-name="ce21" office:value-type="float" office:value="0.00197981468664648" calcext:value-type="float">
            <text:p>1.98E-03</text:p>
          </table:table-cell>
          <table:table-cell table:style-name="ce17" table:formula="of:=[.E24]" office:value-type="float" office:value="0.00197981468664648" calcext:value-type="float">
            <text:p>1.98E-03</text:p>
          </table:table-cell>
          <table:table-cell table:style-name="ce17" table:formula="of:=[.E24]" office:value-type="float" office:value="0.00197981468664648" calcext:value-type="float">
            <text:p>1.98E-0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$H$11]+[.$H$12]*[.F24]+[.$H$13]*[.F24]^2+[.$H$14]*[.F24]^3+[.$H$15]*[.F24]^4" office:value-type="float" office:value="331069887.879976" calcext:value-type="float">
            <text:p>331069887.879976</text:p>
          </table:table-cell>
          <table:table-cell table:style-name="ce1" table:formula="of:=[.$I$11]+[.$I$12]*[.G24]+[.$I$13]*[.G24]^2+[.$I$14]*[.G24]^3+[.$I$15]*[.G24]^4" office:value-type="float" office:value="75621314.5275694" calcext:value-type="float">
            <text:p>75621314.5275694</text:p>
          </table:table-cell>
          <table:table-cell table:style-name="ce1" table:formula="of:=[.I24]*[.$D$2]" office:value-type="float" office:value="20056.3872883902" calcext:value-type="float">
            <text:p>20056.3872883902</text:p>
          </table:table-cell>
          <table:table-cell table:style-name="ce1" table:formula="of:=[.J24]*[.$D$1]" office:value-type="float" office:value="51983.4512774864" calcext:value-type="float">
            <text:p>51983.4512774864</text:p>
          </table:table-cell>
          <table:table-cell table:style-name="ce1" table:formula="of:=[.L24]+[.K24]" office:value-type="float" office:value="72039.8385658766" calcext:value-type="float">
            <text:p>72039.8385658766</text:p>
          </table:table-cell>
          <table:table-cell table:formula="of:=[.M24]/([.$D$1]+[.$D$2])" office:value-type="float" office:value="96310137.2270614" calcext:value-type="float">
            <text:p>96310137.2270614</text:p>
          </table:table-cell>
          <table:table-cell table:style-name="ce1" table:formula="of:=ABS([.A24]-[.N24])" office:value-type="float" office:value="0.00000089406967163086" calcext:value-type="float">
            <text:p>8.94069671630859E-07</text:p>
          </table:table-cell>
          <table:table-cell table:number-columns-repeated="6"/>
        </table:table-row>
        <table:table-row table:style-name="ro1">
          <table:table-cell table:style-name="ce1" office:value-type="float" office:value="168542740.147359" calcext:value-type="float">
            <text:p>168542740.147359</text:p>
          </table:table-cell>
          <table:table-cell table:style-name="ce1" office:value-type="float" office:value="0.00039655" calcext:value-type="float">
            <text:p>0.00039655</text:p>
          </table:table-cell>
          <table:table-cell table:style-name="ce1" office:value-type="float" office:value="0.162452" calcext:value-type="float">
            <text:p>0.162452</text:p>
          </table:table-cell>
          <table:table-cell table:style-name="ce1" office:value-type="float" office:value="0" calcext:value-type="float">
            <text:p>0</text:p>
          </table:table-cell>
          <table:table-cell table:style-name="ce21" office:value-type="float" office:value="0.00424008573146764" calcext:value-type="float">
            <text:p>4.24E-03</text:p>
          </table:table-cell>
          <table:table-cell table:style-name="ce17" table:formula="of:=[.E25]" office:value-type="float" office:value="0.00424008573146764" calcext:value-type="float">
            <text:p>4.24E-03</text:p>
          </table:table-cell>
          <table:table-cell table:style-name="ce17" table:formula="of:=[.E25]" office:value-type="float" office:value="0.00424008573146764" calcext:value-type="float">
            <text:p>4.24E-0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$H$11]+[.$H$12]*[.F25]+[.$H$13]*[.F25]^2+[.$H$14]*[.F25]^3+[.$H$15]*[.F25]^4" office:value-type="float" office:value="699415726.075635" calcext:value-type="float">
            <text:p>699415726.075635</text:p>
          </table:table-cell>
          <table:table-cell table:style-name="ce1" table:formula="of:=[.$I$11]+[.$I$12]*[.G25]+[.$I$13]*[.G25]^2+[.$I$14]*[.G25]^3+[.$I$15]*[.G25]^4" office:value-type="float" office:value="121758156.967007" calcext:value-type="float">
            <text:p>121758156.967007</text:p>
          </table:table-cell>
          <table:table-cell table:style-name="ce1" table:formula="of:=[.I25]*[.$D$2]" office:value-type="float" office:value="42370.9711795024" calcext:value-type="float">
            <text:p>42370.9711795024</text:p>
          </table:table-cell>
          <table:table-cell table:style-name="ce1" table:formula="of:=[.J25]*[.$D$1]" office:value-type="float" office:value="83698.7463107828" calcext:value-type="float">
            <text:p>83698.7463107828</text:p>
          </table:table-cell>
          <table:table-cell table:style-name="ce1" table:formula="of:=[.L25]+[.K25]" office:value-type="float" office:value="126069.717490285" calcext:value-type="float">
            <text:p>126069.717490285</text:p>
          </table:table-cell>
          <table:table-cell table:formula="of:=[.M25]/([.$D$1]+[.$D$2])" office:value-type="float" office:value="168542740.147359" calcext:value-type="float">
            <text:p>168542740.147359</text:p>
          </table:table-cell>
          <table:table-cell table:style-name="ce1" table:formula="of:=ABS([.A25]-[.N2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style-name="ce1"/>
          <table:table-cell table:style-name="ce17"/>
          <table:table-cell table:style-name="ce18" table:number-columns-repeated="2"/>
          <table:table-cell table:style-name="ce14"/>
          <table:table-cell table:style-name="ce18" table:number-columns-repeated="4"/>
          <table:table-cell table:style-name="ce14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t</text:p>
          </table:table-cell>
          <table:table-cell table:style-name="ce18" office:value-type="string" calcext:value-type="string">
            <text:p>SigT</text:p>
          </table:table-cell>
          <table:table-cell table:style-name="ce18" office:value-type="string" calcext:value-type="string">
            <text:p>EpsT</text:p>
          </table:table-cell>
          <table:table-cell table:style-name="ce1" office:value-type="string" calcext:value-type="string">
            <text:p>Ecr</text:p>
          </table:table-cell>
          <table:table-cell table:style-name="ce18" office:value-type="string" calcext:value-type="string">
            <text:p>Eps1</text:p>
          </table:table-cell>
          <table:table-cell table:style-name="ce18" office:value-type="string" calcext:value-type="string">
            <text:p>Eps2</text:p>
          </table:table-cell>
          <table:table-cell table:style-name="ce18" office:value-type="string" calcext:value-type="string">
            <text:p>SigAcier</text:p>
          </table:table-cell>
          <table:table-cell table:style-name="ce18" office:value-type="string" calcext:value-type="string">
            <text:p>SigAlu</text:p>
          </table:table-cell>
          <table:table-cell table:style-name="ce1" office:value-type="string" calcext:value-type="string">
            <text:p>ForceAcier</text:p>
          </table:table-cell>
          <table:table-cell table:style-name="ce1" office:value-type="string" calcext:value-type="string">
            <text:p>ForceAlu</text:p>
          </table:table-cell>
          <table:table-cell table:style-name="ce14" office:value-type="string" calcext:value-type="string">
            <text:p>ForceTotal</text:p>
          </table:table-cell>
          <table:table-cell table:style-name="ce14" office:value-type="string" calcext:value-type="string">
            <text:p>SigMoy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Ecr(Model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8" office:value-type="string" calcext:value-type="string">
            <text:p>Pa</text:p>
          </table:table-cell>
          <table:table-cell table:style-name="ce18" office:value-type="string" calcext:value-type="string">
            <text:p>m/m</text:p>
          </table:table-cell>
          <table:table-cell table:style-name="ce1" office:value-type="string" calcext:value-type="string">
            <text:p>m/m</text:p>
          </table:table-cell>
          <table:table-cell table:number-columns-repeated="2" table:style-name="ce18" office:value-type="string" calcext:value-type="string">
            <text:p>m/m</text:p>
          </table:table-cell>
          <table:table-cell table:style-name="ce18" office:value-type="string" calcext:value-type="string">
            <text:p>Pa</text:p>
          </table:table-cell>
          <table:table-cell table:style-name="ce14" office:value-type="string" calcext:value-type="string">
            <text:p>Pa</text:p>
          </table:table-cell>
          <table:table-cell table:number-columns-repeated="3"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a</text:p>
          </table:table-cell>
          <table:table-cell table:number-columns-repeated="2" table:style-name="ce1" office:value-type="string" calcext:value-type="string">
            <text:p>'-</text:p>
          </table:table-cell>
          <table:table-cell office:value-type="string" calcext:value-type="string">
            <text:p>m/m</text:p>
          </table:table-cell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7" table:formula="of:=[.$A$23]" office:value-type="float" office:value="60193835.7669139" calcext:value-type="float">
            <text:p>6.02E+07</text:p>
          </table:table-cell>
          <table:table-cell table:style-name="ce17" table:formula="of:=[.$B$23]*[.A30]^[.$C$23]" office:value-type="float" office:value="0.00004451" calcext:value-type="float">
            <text:p>4.45E-05</text:p>
          </table:table-cell>
          <table:table-cell table:style-name="ce5" office:value-type="float" office:value="0.000055619637895398" calcext:value-type="float">
            <text:p>5.5619637895398E-05</text:p>
          </table:table-cell>
          <table:table-cell table:style-name="ce17" table:formula="of:=[.$F$23]+[.C30]" office:value-type="float" office:value="0.00125069377895961" calcext:value-type="float">
            <text:p>1.25E-03</text:p>
          </table:table-cell>
          <table:table-cell table:style-name="ce17" table:formula="of:=[.$G$23]+[.C30]-[.D30]" office:value-type="float" office:value="0.00119507414106422" calcext:value-type="float">
            <text:p>1.20E-03</text:p>
          </table:table-cell>
          <table:table-cell table:style-name="ce17" table:formula="of:=[.$H$11]+[.$H$12]*[.E30]+[.$H$13]*[.E30]^2+[.$H$14]*[.E30]^3+[.$H$15]*[.E30]^4" office:value-type="float" office:value="208054206.575028" calcext:value-type="float">
            <text:p>2.08E+08</text:p>
          </table:table-cell>
          <table:table-cell table:style-name="ce1" table:formula="of:=[.$J$23]+([.F30]-[.$G$23])*[.$I$18]" office:value-type="float" office:value="47163250.2963537" calcext:value-type="float">
            <text:p>47163250.2963537</text:p>
          </table:table-cell>
          <table:table-cell table:style-name="ce1" table:formula="of:=[.G30]*[.$D$2]" office:value-type="float" office:value="12604.0328547194" calcext:value-type="float">
            <text:p>12604.0328547194</text:p>
          </table:table-cell>
          <table:table-cell table:style-name="ce1" table:formula="of:=[.H30]*[.$D$1]" office:value-type="float" office:value="32420.8662489538" calcext:value-type="float">
            <text:p>32420.8662489538</text:p>
          </table:table-cell>
          <table:table-cell table:style-name="ce1" table:formula="of:=[.J30]+[.I30]" office:value-type="float" office:value="45024.8991036733" calcext:value-type="float">
            <text:p>45024.8991036733</text:p>
          </table:table-cell>
          <table:table-cell table:style-name="ce1" table:formula="of:=[.K30]/([.$D$2]+[.$D$1])" office:value-type="float" office:value="60193835.7669139" calcext:value-type="float">
            <text:p>60193835.7669139</text:p>
          </table:table-cell>
          <table:table-cell table:formula="of:=ABS([.L30]-[.B30])" office:value-type="float" office:value="0" calcext:value-type="float">
            <text:p>0</text:p>
          </table:table-cell>
          <table:table-cell table:formula="of:=[.$D$30]/([.$A$30]^[.O30])" office:value-type="float" office:value="0.000055619637895398" calcext:value-type="float">
            <text:p>5.5619637895398E-05</text:p>
          </table:table-cell>
          <table:table-cell table:formula="of:=LOG([.$D$31]/[.$D$30];[.$A$31]/[.$A$30])" office:value-type="float" office:value="0.221884562080607" calcext:value-type="float">
            <text:p>0.221884562080607</text:p>
          </table:table-cell>
          <table:table-cell table:formula="of:=[.N30]*[.A30]^[.O30]" office:value-type="float" office:value="0.000055619637895398" calcext:value-type="float">
            <text:p>5.5619637895398E-05</text:p>
          </table:table-cell>
          <table:table-cell table:number-columns-repeated="5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7" table:formula="of:=[.$A$23]" office:value-type="float" office:value="60193835.7669139" calcext:value-type="float">
            <text:p>6.02E+07</text:p>
          </table:table-cell>
          <table:table-cell table:style-name="ce17" table:formula="of:=[.$B$23]*[.A31]^[.$C$23]" office:value-type="float" office:value="0.000206076559119398" calcext:value-type="float">
            <text:p>2.06E-04</text:p>
          </table:table-cell>
          <table:table-cell table:style-name="ce21" office:value-type="float" office:value="0.000257562032367809" calcext:value-type="float">
            <text:p>2.58E-04</text:p>
          </table:table-cell>
          <table:table-cell table:style-name="ce17" table:formula="of:=[.$F$23]+[.C31]" office:value-type="float" office:value="0.00141226033807901" calcext:value-type="float">
            <text:p>1.41E-03</text:p>
          </table:table-cell>
          <table:table-cell table:style-name="ce17" table:formula="of:=[.$G$23]+[.C31]-[.D31]" office:value-type="float" office:value="0.0011546983057112" calcext:value-type="float">
            <text:p>1.15E-03</text:p>
          </table:table-cell>
          <table:table-cell table:style-name="ce17" table:formula="of:=[.$H$11]+[.$H$12]*[.E31]+[.$H$13]*[.E31]^2+[.$H$14]*[.E31]^3+[.$H$15]*[.E31]^4" office:value-type="float" office:value="235263345.54136" calcext:value-type="float">
            <text:p>2.35E+08</text:p>
          </table:table-cell>
          <table:table-cell table:style-name="ce1" table:formula="of:=[.$J$23]+([.F31]-[.$G$23])*[.$I$18]" office:value-type="float" office:value="44765373.1035441" calcext:value-type="float">
            <text:p>44765373.1035441</text:p>
          </table:table-cell>
          <table:table-cell table:style-name="ce1" table:formula="of:=[.G31]*[.$D$2]" office:value-type="float" office:value="14252.3767508886" calcext:value-type="float">
            <text:p>14252.3767508886</text:p>
          </table:table-cell>
          <table:table-cell table:style-name="ce1" table:formula="of:=[.H31]*[.$D$1]" office:value-type="float" office:value="30772.5223527846" calcext:value-type="float">
            <text:p>30772.5223527846</text:p>
          </table:table-cell>
          <table:table-cell table:style-name="ce1" table:formula="of:=[.J31]+[.I31]" office:value-type="float" office:value="45024.8991036733" calcext:value-type="float">
            <text:p>45024.8991036733</text:p>
          </table:table-cell>
          <table:table-cell table:style-name="ce1" table:formula="of:=[.K31]/([.$D$2]+[.$D$1])" office:value-type="float" office:value="60193835.7669139" calcext:value-type="float">
            <text:p>60193835.7669139</text:p>
          </table:table-cell>
          <table:table-cell table:formula="of:=ABS([.L31]-[.B31])" office:value-type="float" office:value="0" calcext:value-type="float">
            <text:p>0</text:p>
          </table:table-cell>
          <table:table-cell table:formula="of:=[.$D$30]/([.$A$30]^[.O31])" office:value-type="float" office:value="0.000055619637895398" calcext:value-type="float">
            <text:p>5.5619637895398E-05</text:p>
          </table:table-cell>
          <table:table-cell table:formula="of:=LOG([.$D$31]/[.$D$30];[.$A$31]/[.$A$30])" office:value-type="float" office:value="0.221884562080607" calcext:value-type="float">
            <text:p>0.221884562080607</text:p>
          </table:table-cell>
          <table:table-cell table:formula="of:=[.N31]*[.A31]^[.O31]" office:value-type="float" office:value="0.000257562032367809" calcext:value-type="float">
            <text:p>0.000257562032368</text:p>
          </table:table-cell>
          <table:table-cell table:number-columns-repeated="5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7" table:formula="of:=[.$A$23]" office:value-type="float" office:value="60193835.7669139" calcext:value-type="float">
            <text:p>6.02E+07</text:p>
          </table:table-cell>
          <table:table-cell table:style-name="ce17" table:formula="of:=[.$B$23]*[.A32]^[.$C$23]" office:value-type="float" office:value="0.000343467456727223" calcext:value-type="float">
            <text:p>3.43E-04</text:p>
          </table:table-cell>
          <table:table-cell table:style-name="ce21" office:value-type="float" office:value="0.00042933648589986" calcext:value-type="float">
            <text:p>4.29E-04</text:p>
          </table:table-cell>
          <table:table-cell table:style-name="ce17" table:formula="of:=[.$F$23]+[.C32]" office:value-type="float" office:value="0.00154965123568684" calcext:value-type="float">
            <text:p>1.55E-03</text:p>
          </table:table-cell>
          <table:table-cell table:style-name="ce17" table:formula="of:=[.$G$23]+[.C32]-[.D32]" office:value-type="float" office:value="0.00112031474978698" calcext:value-type="float">
            <text:p>1.12E-03</text:p>
          </table:table-cell>
          <table:table-cell table:style-name="ce17" table:formula="of:=[.$H$11]+[.$H$12]*[.E32]+[.$H$13]*[.E32]^2+[.$H$14]*[.E32]^3+[.$H$15]*[.E32]^4" office:value-type="float" office:value="258434307.655686" calcext:value-type="float">
            <text:p>2.58E+08</text:p>
          </table:table-cell>
          <table:table-cell table:style-name="ce1" table:formula="of:=[.$J$23]+([.F32]-[.$G$23])*[.$I$18]" office:value-type="float" office:value="42723370.9050127" calcext:value-type="float">
            <text:p>42723370.9050127</text:p>
          </table:table-cell>
          <table:table-cell table:style-name="ce1" table:formula="of:=[.G32]*[.$D$2]" office:value-type="float" office:value="15656.0857773587" calcext:value-type="float">
            <text:p>15656.0857773587</text:p>
          </table:table-cell>
          <table:table-cell table:style-name="ce1" table:formula="of:=[.H32]*[.$D$1]" office:value-type="float" office:value="29368.8133263146" calcext:value-type="float">
            <text:p>29368.8133263146</text:p>
          </table:table-cell>
          <table:table-cell table:style-name="ce1" table:formula="of:=[.J32]+[.I32]" office:value-type="float" office:value="45024.8991036733" calcext:value-type="float">
            <text:p>45024.8991036733</text:p>
          </table:table-cell>
          <table:table-cell table:style-name="ce1" table:formula="of:=[.K32]/([.$D$2]+[.$D$1])" office:value-type="float" office:value="60193835.7669139" calcext:value-type="float">
            <text:p>60193835.7669139</text:p>
          </table:table-cell>
          <table:table-cell table:formula="of:=ABS([.L32]-[.B32])" office:value-type="float" office:value="0" calcext:value-type="float">
            <text:p>0</text:p>
          </table:table-cell>
          <table:table-cell table:formula="of:=[.$D$30]/([.$A$30]^[.O32])" office:value-type="float" office:value="0.000055619637895398" calcext:value-type="float">
            <text:p>5.5619637895398E-05</text:p>
          </table:table-cell>
          <table:table-cell table:formula="of:=LOG([.$D$31]/[.$D$30];[.$A$31]/[.$A$30])" office:value-type="float" office:value="0.221884562080607" calcext:value-type="float">
            <text:p>0.221884562080607</text:p>
          </table:table-cell>
          <table:table-cell table:formula="of:=[.N32]*[.A32]^[.O32]" office:value-type="float" office:value="0.000429305453549534" calcext:value-type="float">
            <text:p>0.00042930545355</text:p>
          </table:table-cell>
          <table:table-cell table:number-columns-repeated="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4" office:value-type="string" calcext:value-type="string">
            <text:p>t</text:p>
          </table:table-cell>
          <table:table-cell table:style-name="ce18" office:value-type="string" calcext:value-type="string">
            <text:p>SigT</text:p>
          </table:table-cell>
          <table:table-cell table:style-name="ce18" office:value-type="string" calcext:value-type="string">
            <text:p>EpsT</text:p>
          </table:table-cell>
          <table:table-cell table:style-name="ce1" office:value-type="string" calcext:value-type="string">
            <text:p>Ecr</text:p>
          </table:table-cell>
          <table:table-cell table:style-name="ce18" office:value-type="string" calcext:value-type="string">
            <text:p>Eps1</text:p>
          </table:table-cell>
          <table:table-cell table:style-name="ce18" office:value-type="string" calcext:value-type="string">
            <text:p>Eps2</text:p>
          </table:table-cell>
          <table:table-cell table:style-name="ce18" office:value-type="string" calcext:value-type="string">
            <text:p>SigAcier</text:p>
          </table:table-cell>
          <table:table-cell table:style-name="ce18" office:value-type="string" calcext:value-type="string">
            <text:p>SigAlu</text:p>
          </table:table-cell>
          <table:table-cell table:style-name="ce1" office:value-type="string" calcext:value-type="string">
            <text:p>ForceAcier</text:p>
          </table:table-cell>
          <table:table-cell table:style-name="ce1" office:value-type="string" calcext:value-type="string">
            <text:p>ForceAlu</text:p>
          </table:table-cell>
          <table:table-cell table:style-name="ce14" office:value-type="string" calcext:value-type="string">
            <text:p>ForceTotal</text:p>
          </table:table-cell>
          <table:table-cell table:style-name="ce14" office:value-type="string" calcext:value-type="string">
            <text:p>SigMoy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Ecr(Model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8" office:value-type="string" calcext:value-type="string">
            <text:p>Pa</text:p>
          </table:table-cell>
          <table:table-cell table:style-name="ce18" office:value-type="string" calcext:value-type="string">
            <text:p>m/m</text:p>
          </table:table-cell>
          <table:table-cell table:style-name="ce1" office:value-type="string" calcext:value-type="string">
            <text:p>m/m</text:p>
          </table:table-cell>
          <table:table-cell table:number-columns-repeated="2" table:style-name="ce18" office:value-type="string" calcext:value-type="string">
            <text:p>m/m</text:p>
          </table:table-cell>
          <table:table-cell table:style-name="ce18" office:value-type="string" calcext:value-type="string">
            <text:p>Pa</text:p>
          </table:table-cell>
          <table:table-cell table:style-name="ce14" office:value-type="string" calcext:value-type="string">
            <text:p>Pa</text:p>
          </table:table-cell>
          <table:table-cell table:number-columns-repeated="3"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a</text:p>
          </table:table-cell>
          <table:table-cell table:number-columns-repeated="2" table:style-name="ce1" office:value-type="string" calcext:value-type="string">
            <text:p>'-</text:p>
          </table:table-cell>
          <table:table-cell office:value-type="string" calcext:value-type="string">
            <text:p>m/m</text:p>
          </table:table-cell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7" table:formula="of:=[.$A$24]" office:value-type="float" office:value="96310137.2270623" calcext:value-type="float">
            <text:p>9.63E+07</text:p>
          </table:table-cell>
          <table:table-cell table:style-name="ce17" table:formula="of:=[.$B$24]*[.A37]^[.$C$24]" office:value-type="float" office:value="0.00007196" calcext:value-type="float">
            <text:p>7.20E-05</text:p>
          </table:table-cell>
          <table:table-cell table:style-name="ce21" office:value-type="float" office:value="0.0000899865622700018" calcext:value-type="float">
            <text:p>9.00E-05</text:p>
          </table:table-cell>
          <table:table-cell table:style-name="ce17" table:formula="of:=[.$F$24]+[.C37]" office:value-type="float" office:value="0.00205177468664648" calcext:value-type="float">
            <text:p>2.05E-03</text:p>
          </table:table-cell>
          <table:table-cell table:style-name="ce17" table:formula="of:=[.$G$24]+[.C37]-[.D37]" office:value-type="float" office:value="0.00196178812437648" calcext:value-type="float">
            <text:p>1.96E-03</text:p>
          </table:table-cell>
          <table:table-cell table:style-name="ce17" table:formula="of:=[.$H$11]+[.$H$12]*[.E37]+[.$H$13]*[.E37]^2+[.$H$14]*[.E37]^3+[.$H$15]*[.E37]^4" office:value-type="float" office:value="343217927.260506" calcext:value-type="float">
            <text:p>3.43E+08</text:p>
          </table:table-cell>
          <table:table-cell table:style-name="ce1" table:formula="of:=[.$J$24]+([.F37]-[.$G$24])*[.$I$18]" office:value-type="float" office:value="74550736.4911258" calcext:value-type="float">
            <text:p>74550736.4911258</text:p>
          </table:table-cell>
          <table:table-cell table:style-name="ce1" table:formula="of:=[.G37]*[.$D$2]" office:value-type="float" office:value="20792.3218796353" calcext:value-type="float">
            <text:p>20792.3218796353</text:p>
          </table:table-cell>
          <table:table-cell table:style-name="ce1" table:formula="of:=[.H37]*[.$D$1]" office:value-type="float" office:value="51247.516686242" calcext:value-type="float">
            <text:p>51247.516686242</text:p>
          </table:table-cell>
          <table:table-cell table:style-name="ce1" table:formula="of:=[.J37]+[.I37]" office:value-type="float" office:value="72039.8385658773" calcext:value-type="float">
            <text:p>72039.8385658773</text:p>
          </table:table-cell>
          <table:table-cell table:style-name="ce1" table:formula="of:=[.K37]/([.$D$2]+[.$D$1])" office:value-type="float" office:value="96310137.2270623" calcext:value-type="float">
            <text:p>96310137.2270623</text:p>
          </table:table-cell>
          <table:table-cell table:formula="of:=ABS([.L37]-[.B37])" office:value-type="float" office:value="0" calcext:value-type="float">
            <text:p>0</text:p>
          </table:table-cell>
          <table:table-cell table:formula="of:=[.$D$37]/([.$A$37]^[.O37])" office:value-type="float" office:value="0.0000899865622700018" calcext:value-type="float">
            <text:p>8.99865622700018E-05</text:p>
          </table:table-cell>
          <table:table-cell table:formula="of:=LOG([.$D$38]/[.$D$37];[.$A$38]/[.$A$37])" office:value-type="float" office:value="0.233605418891188" calcext:value-type="float">
            <text:p>0.233605418891188</text:p>
          </table:table-cell>
          <table:table-cell table:formula="of:=[.N37]*[.A37]^[.O37]" office:value-type="float" office:value="0.0000899865622700018" calcext:value-type="float">
            <text:p>8.99865622700018E-05</text:p>
          </table:table-cell>
          <table:table-cell table:number-columns-repeated="5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7" table:formula="of:=[.$A$24]" office:value-type="float" office:value="96310137.2270623" calcext:value-type="float">
            <text:p>9.63E+07</text:p>
          </table:table-cell>
          <table:table-cell table:style-name="ce17" table:formula="of:=[.$B$24]*[.A38]^[.$C$24]" office:value-type="float" office:value="0.000361419145421144" calcext:value-type="float">
            <text:p>3.61E-04</text:p>
          </table:table-cell>
          <table:table-cell table:style-name="ce21" office:value-type="float" office:value="0.000451849616048796" calcext:value-type="float">
            <text:p>4.52E-04</text:p>
          </table:table-cell>
          <table:table-cell table:style-name="ce17" table:formula="of:=[.$F$24]+[.C38]" office:value-type="float" office:value="0.00234123383206762" calcext:value-type="float">
            <text:p>2.34E-03</text:p>
          </table:table-cell>
          <table:table-cell table:style-name="ce17" table:formula="of:=[.$G$24]+[.C38]-[.D38]" office:value-type="float" office:value="0.00188938421601882" calcext:value-type="float">
            <text:p>1.89E-03</text:p>
          </table:table-cell>
          <table:table-cell table:style-name="ce17" table:formula="of:=[.$H$11]+[.$H$12]*[.E38]+[.$H$13]*[.E38]^2+[.$H$14]*[.E38]^3+[.$H$15]*[.E38]^4" office:value-type="float" office:value="392010676.363637" calcext:value-type="float">
            <text:p>3.92E+08</text:p>
          </table:table-cell>
          <table:table-cell table:style-name="ce1" table:formula="of:=[.$J$24]+([.F38]-[.$G$24])*[.$I$18]" office:value-type="float" office:value="70250746.6827879" calcext:value-type="float">
            <text:p>70250746.6827879</text:p>
          </table:table-cell>
          <table:table-cell table:style-name="ce1" table:formula="of:=[.G38]*[.$D$2]" office:value-type="float" office:value="23748.2121877035" calcext:value-type="float">
            <text:p>23748.2121877035</text:p>
          </table:table-cell>
          <table:table-cell table:style-name="ce1" table:formula="of:=[.H38]*[.$D$1]" office:value-type="float" office:value="48291.6263781738" calcext:value-type="float">
            <text:p>48291.6263781738</text:p>
          </table:table-cell>
          <table:table-cell table:style-name="ce1" table:formula="of:=[.J38]+[.I38]" office:value-type="float" office:value="72039.8385658773" calcext:value-type="float">
            <text:p>72039.8385658773</text:p>
          </table:table-cell>
          <table:table-cell table:style-name="ce1" table:formula="of:=[.K38]/([.$D$2]+[.$D$1])" office:value-type="float" office:value="96310137.2270623" calcext:value-type="float">
            <text:p>96310137.2270623</text:p>
          </table:table-cell>
          <table:table-cell table:formula="of:=ABS([.L38]-[.B38])" office:value-type="float" office:value="0" calcext:value-type="float">
            <text:p>0</text:p>
          </table:table-cell>
          <table:table-cell table:formula="of:=[.$D$37]/([.$A$37]^[.O38])" office:value-type="float" office:value="0.0000899865622700018" calcext:value-type="float">
            <text:p>8.99865622700018E-05</text:p>
          </table:table-cell>
          <table:table-cell table:formula="of:=LOG([.$D$38]/[.$D$37];[.$A$38]/[.$A$37])" office:value-type="float" office:value="0.233605418891188" calcext:value-type="float">
            <text:p>0.233605418891188</text:p>
          </table:table-cell>
          <table:table-cell table:formula="of:=[.N38]*[.A38]^[.O38]" office:value-type="float" office:value="0.000451849616048796" calcext:value-type="float">
            <text:p>0.000451849616049</text:p>
          </table:table-cell>
          <table:table-cell table:number-columns-repeated="5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7" table:formula="of:=[.$A$24]" office:value-type="float" office:value="96310137.2270623" calcext:value-type="float">
            <text:p>9.63E+07</text:p>
          </table:table-cell>
          <table:table-cell table:style-name="ce17" table:formula="of:=[.$B$24]*[.A39]^[.$C$24]" office:value-type="float" office:value="0.000618943711260432" calcext:value-type="float">
            <text:p>6.19E-04</text:p>
          </table:table-cell>
          <table:table-cell table:style-name="ce21" office:value-type="float" office:value="0.000773530667627744" calcext:value-type="float">
            <text:p>7.74E-04</text:p>
          </table:table-cell>
          <table:table-cell table:style-name="ce17" table:formula="of:=[.$F$24]+[.C39]" office:value-type="float" office:value="0.00259875839790691" calcext:value-type="float">
            <text:p>2.60E-03</text:p>
          </table:table-cell>
          <table:table-cell table:style-name="ce17" table:formula="of:=[.$G$24]+[.C39]-[.D39]" office:value-type="float" office:value="0.00182522773027917" calcext:value-type="float">
            <text:p>1.83E-03</text:p>
          </table:table-cell>
          <table:table-cell table:style-name="ce17" table:formula="of:=[.$H$11]+[.$H$12]*[.E39]+[.$H$13]*[.E39]^2+[.$H$14]*[.E39]^3+[.$H$15]*[.E39]^4" office:value-type="float" office:value="435245515.242373" calcext:value-type="float">
            <text:p>4.35E+08</text:p>
          </table:table-cell>
          <table:table-cell table:style-name="ce1" table:formula="of:=[.$J$24]+([.F39]-[.$G$24])*[.$I$18]" office:value-type="float" office:value="66440562.383667" calcext:value-type="float">
            <text:p>66440562.383667</text:p>
          </table:table-cell>
          <table:table-cell table:style-name="ce1" table:formula="of:=[.G39]*[.$D$2]" office:value-type="float" office:value="26367.401382033" calcext:value-type="float">
            <text:p>26367.401382033</text:p>
          </table:table-cell>
          <table:table-cell table:style-name="ce1" table:formula="of:=[.H39]*[.$D$1]" office:value-type="float" office:value="45672.4371838444" calcext:value-type="float">
            <text:p>45672.4371838444</text:p>
          </table:table-cell>
          <table:table-cell table:style-name="ce1" table:formula="of:=[.J39]+[.I39]" office:value-type="float" office:value="72039.8385658773" calcext:value-type="float">
            <text:p>72039.8385658773</text:p>
          </table:table-cell>
          <table:table-cell table:style-name="ce1" table:formula="of:=[.K39]/([.$D$2]+[.$D$1])" office:value-type="float" office:value="96310137.2270623" calcext:value-type="float">
            <text:p>96310137.2270623</text:p>
          </table:table-cell>
          <table:table-cell table:formula="of:=ABS([.L39]-[.B39])" office:value-type="float" office:value="0" calcext:value-type="float">
            <text:p>0</text:p>
          </table:table-cell>
          <table:table-cell table:formula="of:=[.$D$37]/([.$A$37]^[.O39])" office:value-type="float" office:value="0.0000899865622700018" calcext:value-type="float">
            <text:p>8.99865622700018E-05</text:p>
          </table:table-cell>
          <table:table-cell table:formula="of:=LOG([.$D$38]/[.$D$37];[.$A$38]/[.$A$37])" office:value-type="float" office:value="0.233605418891188" calcext:value-type="float">
            <text:p>0.233605418891188</text:p>
          </table:table-cell>
          <table:table-cell table:formula="of:=[.N39]*[.A39]^[.O39]" office:value-type="float" office:value="0.000773747638362864" calcext:value-type="float">
            <text:p>0.000773747638363</text:p>
          </table:table-cell>
          <table:table-cell table:number-columns-repeated="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4" office:value-type="string" calcext:value-type="string">
            <text:p>t</text:p>
          </table:table-cell>
          <table:table-cell table:style-name="ce18" office:value-type="string" calcext:value-type="string">
            <text:p>SigT</text:p>
          </table:table-cell>
          <table:table-cell table:style-name="ce18" office:value-type="string" calcext:value-type="string">
            <text:p>EpsT</text:p>
          </table:table-cell>
          <table:table-cell table:style-name="ce1" office:value-type="string" calcext:value-type="string">
            <text:p>Ecr</text:p>
          </table:table-cell>
          <table:table-cell table:style-name="ce18" office:value-type="string" calcext:value-type="string">
            <text:p>Eps1</text:p>
          </table:table-cell>
          <table:table-cell table:style-name="ce18" office:value-type="string" calcext:value-type="string">
            <text:p>Eps2</text:p>
          </table:table-cell>
          <table:table-cell table:style-name="ce18" office:value-type="string" calcext:value-type="string">
            <text:p>SigAcier</text:p>
          </table:table-cell>
          <table:table-cell table:style-name="ce18" office:value-type="string" calcext:value-type="string">
            <text:p>SigAlu</text:p>
          </table:table-cell>
          <table:table-cell table:style-name="ce1" office:value-type="string" calcext:value-type="string">
            <text:p>ForceAcier</text:p>
          </table:table-cell>
          <table:table-cell table:style-name="ce1" office:value-type="string" calcext:value-type="string">
            <text:p>ForceAlu</text:p>
          </table:table-cell>
          <table:table-cell table:style-name="ce14" office:value-type="string" calcext:value-type="string">
            <text:p>ForceTotal</text:p>
          </table:table-cell>
          <table:table-cell table:style-name="ce14" office:value-type="string" calcext:value-type="string">
            <text:p>SigMoy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Ecr(Model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8" office:value-type="string" calcext:value-type="string">
            <text:p>Pa</text:p>
          </table:table-cell>
          <table:table-cell table:style-name="ce18" office:value-type="string" calcext:value-type="string">
            <text:p>m/m</text:p>
          </table:table-cell>
          <table:table-cell table:style-name="ce1" office:value-type="string" calcext:value-type="string">
            <text:p>m/m</text:p>
          </table:table-cell>
          <table:table-cell table:number-columns-repeated="2" table:style-name="ce18" office:value-type="string" calcext:value-type="string">
            <text:p>m/m</text:p>
          </table:table-cell>
          <table:table-cell table:style-name="ce18" office:value-type="string" calcext:value-type="string">
            <text:p>Pa</text:p>
          </table:table-cell>
          <table:table-cell table:style-name="ce14" office:value-type="string" calcext:value-type="string">
            <text:p>Pa</text:p>
          </table:table-cell>
          <table:table-cell table:number-columns-repeated="3"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a</text:p>
          </table:table-cell>
          <table:table-cell table:number-columns-repeated="2" table:style-name="ce1" office:value-type="string" calcext:value-type="string">
            <text:p>'-</text:p>
          </table:table-cell>
          <table:table-cell office:value-type="string" calcext:value-type="string">
            <text:p>m/m</text:p>
          </table:table-cell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7" table:formula="of:=[.$A$25]" office:value-type="float" office:value="168542740.147359" calcext:value-type="float">
            <text:p>1.69E+08</text:p>
          </table:table-cell>
          <table:table-cell table:style-name="ce17" table:formula="of:=[.$B$25]*[.A44]^[.$C$25]" office:value-type="float" office:value="0.00039655" calcext:value-type="float">
            <text:p>3.97E-04</text:p>
          </table:table-cell>
          <table:table-cell table:style-name="ce21" office:value-type="float" office:value="0.000483151219702076" calcext:value-type="float">
            <text:p>4.83E-04</text:p>
          </table:table-cell>
          <table:table-cell table:style-name="ce17" table:formula="of:=[.$F$25]+[.C44]" office:value-type="float" office:value="0.00463663573146764" calcext:value-type="float">
            <text:p>4.64E-03</text:p>
          </table:table-cell>
          <table:table-cell table:style-name="ce17" table:formula="of:=[.$G$25]+[.C44]-[.D44]" office:value-type="float" office:value="0.00415348451176557" calcext:value-type="float">
            <text:p>4.15E-03</text:p>
          </table:table-cell>
          <table:table-cell table:style-name="ce17" table:formula="of:=[.$H$11]+[.$H$12]*[.E44]+[.$H$13]*[.E44]^2+[.$H$14]*[.E44]^3+[.$H$15]*[.E44]^4" office:value-type="float" office:value="757775995.30414" calcext:value-type="float">
            <text:p>7.58E+08</text:p>
          </table:table-cell>
          <table:table-cell table:style-name="ce1" table:formula="of:=[.$J$25]+([.F44]-[.$E$25])*[.$I$18]" office:value-type="float" office:value="116615004.193139" calcext:value-type="float">
            <text:p>116615004.193139</text:p>
          </table:table-cell>
          <table:table-cell table:style-name="ce1" table:formula="of:=[.G44]*[.$D$2]" office:value-type="float" office:value="45906.4668701464" calcext:value-type="float">
            <text:p>45906.4668701464</text:p>
          </table:table-cell>
          <table:table-cell table:style-name="ce1" table:formula="of:=[.H44]*[.$D$1]" office:value-type="float" office:value="80163.2506201389" calcext:value-type="float">
            <text:p>80163.2506201389</text:p>
          </table:table-cell>
          <table:table-cell table:style-name="ce1" table:formula="of:=[.J44]+[.I44]" office:value-type="float" office:value="126069.717490285" calcext:value-type="float">
            <text:p>126069.717490285</text:p>
          </table:table-cell>
          <table:table-cell table:style-name="ce1" table:formula="of:=[.K44]/([.$D$2]+[.$D$1])" office:value-type="float" office:value="168542740.147359" calcext:value-type="float">
            <text:p>168542740.147359</text:p>
          </table:table-cell>
          <table:table-cell table:style-name="ce1" table:formula="of:=ABS([.L44]-[.B44])" office:value-type="float" office:value="0" calcext:value-type="float">
            <text:p>0</text:p>
          </table:table-cell>
          <table:table-cell table:formula="of:=[.$D$44]/([.$A$44]^[.O44])" office:value-type="float" office:value="0.000483151219702076" calcext:value-type="float">
            <text:p>0.000483151219702</text:p>
          </table:table-cell>
          <table:table-cell table:formula="of:=LOG([.$D$45]/[.$D$44];[.$A$45]/[.$A$44])" office:value-type="float" office:value="0.160776493205687" calcext:value-type="float">
            <text:p>0.160776493205687</text:p>
          </table:table-cell>
          <table:table-cell table:formula="of:=[.N44]*[.A44]^[.O44]" office:value-type="float" office:value="0.000483151219702076" calcext:value-type="float">
            <text:p>0.000483151219702</text:p>
          </table:table-cell>
          <table:table-cell table:number-columns-repeated="5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7" table:formula="of:=[.$A$25]" office:value-type="float" office:value="168542740.147359" calcext:value-type="float">
            <text:p>1.69E+08</text:p>
          </table:table-cell>
          <table:table-cell table:style-name="ce17" table:formula="of:=[.$B$25]*[.A45]^[.$C$25]" office:value-type="float" office:value="0.00121801869503144" calcext:value-type="float">
            <text:p>1.22E-03</text:p>
          </table:table-cell>
          <table:table-cell table:style-name="ce21" office:value-type="float" office:value="0.00146694070572738" calcext:value-type="float">
            <text:p>1.47E-03</text:p>
          </table:table-cell>
          <table:table-cell table:style-name="ce17" table:formula="of:=[.$F$25]+[.C45]" office:value-type="float" office:value="0.00545810442649908" calcext:value-type="float">
            <text:p>5.46E-03</text:p>
          </table:table-cell>
          <table:table-cell table:style-name="ce17" table:formula="of:=[.$G$25]+[.C45]-[.D45]" office:value-type="float" office:value="0.0039911637207717" calcext:value-type="float">
            <text:p>3.99E-03</text:p>
          </table:table-cell>
          <table:table-cell table:style-name="ce17" table:formula="of:=[.$H$11]+[.$H$12]*[.E45]+[.$H$13]*[.E45]^2+[.$H$14]*[.E45]^3+[.$H$15]*[.E45]^4" office:value-type="float" office:value="867163427.679519" calcext:value-type="float">
            <text:p>8.67E+08</text:p>
          </table:table-cell>
          <table:table-cell table:style-name="ce1" table:formula="of:=[.$J$25]+([.F45]-[.$E$25])*[.$I$18]" office:value-type="float" office:value="106974947.975355" calcext:value-type="float">
            <text:p>106974947.975355</text:p>
          </table:table-cell>
          <table:table-cell table:style-name="ce1" table:formula="of:=[.G45]*[.$D$2]" office:value-type="float" office:value="52533.2148424613" calcext:value-type="float">
            <text:p>52533.2148424613</text:p>
          </table:table-cell>
          <table:table-cell table:style-name="ce1" table:formula="of:=[.H45]*[.$D$1]" office:value-type="float" office:value="73536.5026478239" calcext:value-type="float">
            <text:p>73536.5026478239</text:p>
          </table:table-cell>
          <table:table-cell table:style-name="ce1" table:formula="of:=[.J45]+[.I45]" office:value-type="float" office:value="126069.717490285" calcext:value-type="float">
            <text:p>126069.717490285</text:p>
          </table:table-cell>
          <table:table-cell table:style-name="ce1" table:formula="of:=[.K45]/([.$D$2]+[.$D$1])" office:value-type="float" office:value="168542740.147359" calcext:value-type="float">
            <text:p>168542740.147359</text:p>
          </table:table-cell>
          <table:table-cell table:style-name="ce1" table:formula="of:=ABS([.L45]-[.B45])" office:value-type="float" office:value="0" calcext:value-type="float">
            <text:p>0</text:p>
          </table:table-cell>
          <table:table-cell table:formula="of:=[.$D$44]/([.$A$44]^[.O45])" office:value-type="float" office:value="0.000483151219702076" calcext:value-type="float">
            <text:p>0.000483151219702</text:p>
          </table:table-cell>
          <table:table-cell table:formula="of:=LOG([.$D$45]/[.$D$44];[.$A$45]/[.$A$44])" office:value-type="float" office:value="0.160776493205687" calcext:value-type="float">
            <text:p>0.160776493205687</text:p>
          </table:table-cell>
          <table:table-cell table:formula="of:=[.N45]*[.A45]^[.O45]" office:value-type="float" office:value="0.00146694070572738" calcext:value-type="float">
            <text:p>0.001466940705727</text:p>
          </table:table-cell>
          <table:table-cell table:number-columns-repeated="5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7" table:formula="of:=[.$A$25]" office:value-type="float" office:value="168542740.147359" calcext:value-type="float">
            <text:p>1.69E+08</text:p>
          </table:table-cell>
          <table:table-cell table:style-name="ce17" table:formula="of:=[.$B$25]*[.A46]^[.$C$25]" office:value-type="float" office:value="0.00177054086199266" calcext:value-type="float">
            <text:p>1.77E-03</text:p>
          </table:table-cell>
          <table:table-cell table:style-name="ce21" office:value-type="float" office:value="0.00211171388100333" calcext:value-type="float">
            <text:p>2.11E-03</text:p>
          </table:table-cell>
          <table:table-cell table:style-name="ce17" table:formula="of:=[.$F$25]+[.C46]" office:value-type="float" office:value="0.00601062659346031" calcext:value-type="float">
            <text:p>6.01E-03</text:p>
          </table:table-cell>
          <table:table-cell table:style-name="ce17" table:formula="of:=[.$G$25]+[.C46]-[.D46]" office:value-type="float" office:value="0.00389891271245698" calcext:value-type="float">
            <text:p>3.90E-03</text:p>
          </table:table-cell>
          <table:table-cell table:style-name="ce17" table:formula="of:=[.$H$11]+[.$H$12]*[.E46]+[.$H$13]*[.E46]^2+[.$H$14]*[.E46]^3+[.$H$15]*[.E46]^4" office:value-type="float" office:value="929331070.356718" calcext:value-type="float">
            <text:p>9.29E+08</text:p>
          </table:table-cell>
          <table:table-cell table:style-name="ce1" table:formula="of:=[.$J$25]+([.F46]-[.$E$25])*[.$I$18]" office:value-type="float" office:value="101496260.366356" calcext:value-type="float">
            <text:p>101496260.366356</text:p>
          </table:table-cell>
          <table:table-cell table:style-name="ce1" table:formula="of:=[.G46]*[.$D$2]" office:value-type="float" office:value="56299.3632116909" calcext:value-type="float">
            <text:p>56299.3632116909</text:p>
          </table:table-cell>
          <table:table-cell table:style-name="ce1" table:formula="of:=[.H46]*[.$D$1]" office:value-type="float" office:value="69770.3542785944" calcext:value-type="float">
            <text:p>69770.3542785944</text:p>
          </table:table-cell>
          <table:table-cell table:style-name="ce1" table:formula="of:=[.J46]+[.I46]" office:value-type="float" office:value="126069.717490285" calcext:value-type="float">
            <text:p>126069.717490285</text:p>
          </table:table-cell>
          <table:table-cell table:style-name="ce1" table:formula="of:=[.K46]/([.$D$2]+[.$D$1])" office:value-type="float" office:value="168542740.147359" calcext:value-type="float">
            <text:p>168542740.147359</text:p>
          </table:table-cell>
          <table:table-cell table:style-name="ce1" table:formula="of:=ABS([.L46]-[.B46])" office:value-type="float" office:value="0" calcext:value-type="float">
            <text:p>0</text:p>
          </table:table-cell>
          <table:table-cell table:formula="of:=[.$D$44]/([.$A$44]^[.O46])" office:value-type="float" office:value="0.000483151219702076" calcext:value-type="float">
            <text:p>0.000483151219702</text:p>
          </table:table-cell>
          <table:table-cell table:formula="of:=LOG([.$D$45]/[.$D$44];[.$A$45]/[.$A$44])" office:value-type="float" office:value="0.160776493205687" calcext:value-type="float">
            <text:p>0.160776493205687</text:p>
          </table:table-cell>
          <table:table-cell table:formula="of:=[.N46]*[.A46]^[.O46]" office:value-type="float" office:value="0.00212416893437757" calcext:value-type="float">
            <text:p>0.002124168934378</text:p>
          </table:table-cell>
          <table:table-cell table:number-columns-repeated="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/>
          <table:table-cell table:style-name="ce1" office:value-type="string" calcext:value-type="string">
            <text:p>Sig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number-columns-repeated="1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.000E+00</text:p>
          </table:table-cell>
          <table:table-cell table:style-name="ce1" table:formula="of:=[.D51]-([.D52]-[.D51])/([.B52]-[.B51])*[.B51]" office:value-type="float" office:value="0.201720469047567" calcext:value-type="float">
            <text:p>0.201720469047567</text:p>
          </table:table-cell>
          <table:table-cell/>
          <table:table-cell table:style-name="ce7" table:formula="of:=[.C50]" office:value-type="float" office:value="0" calcext:value-type="float">
            <text:p>0.000E+00</text:p>
          </table:table-cell>
          <table:table-cell/>
          <table:table-cell table:formula="of:=[.D50]" office:value-type="float" office:value="0.201720469047567" calcext:value-type="float">
            <text:p>0.201720469047567</text:p>
          </table:table-cell>
          <table:table-cell table:number-columns-repeated="2"/>
          <table:table-cell table:formula="of:=[.B50]/[.$I$1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9" table:formula="of:=[.J23]" office:value-type="float" office:value="47823039.6752441" calcext:value-type="float">
            <text:p>4.782E+07</text:p>
          </table:table-cell>
          <table:table-cell table:style-name="ce19" table:formula="of:=[.N30]" office:value-type="float" office:value="0.000055619637895398" calcext:value-type="float">
            <text:p>5.562E-05</text:p>
          </table:table-cell>
          <table:table-cell table:style-name="ce4" table:formula="of:=[.O30]" office:value-type="float" office:value="0.221884562080607" calcext:value-type="float">
            <text:p>0.221884562080607</text:p>
          </table:table-cell>
          <table:table-cell table:formula="of:=([.C51]-[.C50])/([.B51]-[.B50])" office:value-type="float" office:value="0.00000000000116303017" calcext:value-type="float">
            <text:p>1.16303016857772E-12</text:p>
          </table:table-cell>
          <table:table-cell table:style-name="ce7" table:formula="of:=[.C51]" office:value-type="float" office:value="0.000055619637895398" calcext:value-type="float">
            <text:p>5.562E-05</text:p>
          </table:table-cell>
          <table:table-cell table:formula="of:=([.D51]-[.D50])/([.B51]-[.B50])" office:value-type="float" office:value="0.00000000042163971947" calcext:value-type="float">
            <text:p>4.21639719473496E-10</text:p>
          </table:table-cell>
          <table:table-cell table:formula="of:=[.D51]" office:value-type="float" office:value="0.221884562080607" calcext:value-type="float">
            <text:p>0.221884562080607</text:p>
          </table:table-cell>
          <table:table-cell table:number-columns-repeated="2"/>
          <table:table-cell table:formula="of:=[.B51]/[.$I$18]" office:value-type="float" office:value="0.000805251904392092" calcext:value-type="float">
            <text:p>0.000805251904392</text:p>
          </table:table-cell>
          <table:table-cell table:number-columns-repeated="5"/>
          <table:table-cell table:style-name="ce22" office:value-type="string" calcext:value-type="string">
            <text:p>alpha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9" table:formula="of:=[.J24]" office:value-type="float" office:value="75621314.5275694" calcext:value-type="float">
            <text:p>7.562E+07</text:p>
          </table:table-cell>
          <table:table-cell table:style-name="ce19" table:formula="of:=[.N37]" office:value-type="float" office:value="0.0000899865622700018" calcext:value-type="float">
            <text:p>8.999E-05</text:p>
          </table:table-cell>
          <table:table-cell table:style-name="ce4" table:formula="of:=[.O37]" office:value-type="float" office:value="0.233605418891188" calcext:value-type="float">
            <text:p>0.233605418891188</text:p>
          </table:table-cell>
          <table:table-cell table:formula="of:=([.C52]-[.C51])/([.B52]-[.B51])" office:value-type="float" office:value="0.00000000000123629702" calcext:value-type="float">
            <text:p>1.23629702048683E-12</text:p>
          </table:table-cell>
          <table:table-cell table:style-name="ce7" table:formula="of:=[.C52]" office:value-type="float" office:value="0.0000899865622700018" calcext:value-type="float">
            <text:p>8.999E-05</text:p>
          </table:table-cell>
          <table:table-cell table:formula="of:=([.D52]-[.D51])/([.B52]-[.B51])" office:value-type="float" office:value="0.00000000042163971947" calcext:value-type="float">
            <text:p>4.21639719473495E-10</text:p>
          </table:table-cell>
          <table:table-cell table:formula="of:=[.D52]" office:value-type="float" office:value="0.233605418891188" calcext:value-type="float">
            <text:p>0.233605418891188</text:p>
          </table:table-cell>
          <table:table-cell table:number-columns-repeated="2"/>
          <table:table-cell table:formula="of:=[.B52]/[.$I$18]" office:value-type="float" office:value="0.00127332365214503" calcext:value-type="float">
            <text:p>0.001273323652145</text:p>
          </table:table-cell>
          <table:table-cell table:number-columns-repeated="5"/>
          <table:table-cell table:style-name="ce22" office:value-type="string" calcext:value-type="string">
            <text:p>mu</text:p>
          </table:table-cell>
          <table:table-cell table:style-name="ce22" office:value-type="float" office:value="0.25" calcext:value-type="float">
            <text:p>0.25</text:p>
          </table:table-cell>
          <table:table-cell table:style-name="ce22"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9" table:formula="of:=[.J25]" office:value-type="float" office:value="121758156.967007" calcext:value-type="float">
            <text:p>1.218E+08</text:p>
          </table:table-cell>
          <table:table-cell table:style-name="ce19" table:formula="of:=[.N44]" office:value-type="float" office:value="0.000483151219702076" calcext:value-type="float">
            <text:p>4.832E-04</text:p>
          </table:table-cell>
          <table:table-cell table:style-name="ce4" table:formula="of:=[.O44]" office:value-type="float" office:value="0.160776493205687" calcext:value-type="float">
            <text:p>0.160776493205687</text:p>
          </table:table-cell>
          <table:table-cell table:formula="of:=([.C53]-[.C52])/([.B53]-[.B52])" office:value-type="float" office:value="0.00000000000852170709" calcext:value-type="float">
            <text:p>8.52170709229114E-12</text:p>
          </table:table-cell>
          <table:table-cell table:style-name="ce7" table:formula="of:=[.C53]" office:value-type="float" office:value="0.000483151219702076" calcext:value-type="float">
            <text:p>4.832E-04</text:p>
          </table:table-cell>
          <table:table-cell table:formula="of:=([.D53]-[.D52])/([.B53]-[.B52])" office:value-type="float" office:value="-0.00000000157854161305" calcext:value-type="float">
            <text:p>-1.57854161305255E-09</text:p>
          </table:table-cell>
          <table:table-cell table:formula="of:=[.D53]" office:value-type="float" office:value="0.160776493205687" calcext:value-type="float">
            <text:p>0.160776493205687</text:p>
          </table:table-cell>
          <table:table-cell table:number-columns-repeated="2"/>
          <table:table-cell table:formula="of:=[.B53]/[.$I$18]" office:value-type="float" office:value="0.00205018310083931" calcext:value-type="float">
            <text:p>0.002050183100839</text:p>
          </table:table-cell>
          <table:table-cell table:number-columns-repeated="5"/>
          <table:table-cell table:style-name="ce22" office:value-type="string" calcext:value-type="string">
            <text:p>K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3"/>
        </table:table-row>
        <table:table-row table:style-name="ro1">
          <table:table-cell/>
          <table:table-cell table:style-name="ce7" table:number-columns-repeated="2"/>
          <table:table-cell table:number-columns-repeated="13"/>
          <table:table-cell table:style-name="ce22" table:number-columns-repeated="5"/>
        </table:table-row>
        <table:table-row table:style-name="ro1">
          <table:table-cell table:style-name="ce1" office:value-type="string" calcext:value-type="string">
            <text:p>phi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style-name="ce22" table:number-columns-repeated="5"/>
        </table:table-row>
        <table:table-row table:style-name="ro1">
          <table:table-cell table:style-name="ce1" office:value-type="string" calcext:value-type="string">
            <text:p>t0</text:p>
          </table:table-cell>
          <table:table-cell office:value-type="float" office:value="20" calcext:value-type="float">
            <text:p>20</text:p>
          </table:table-cell>
          <table:table-cell table:number-columns-repeated="14"/>
          <table:table-cell table:style-name="ce22" table:number-columns-repeated="5"/>
        </table:table-row>
        <table:table-row table:style-name="ro1">
          <table:table-cell table:number-columns-repeated="16"/>
          <table:table-cell table:style-name="ce22" table:number-columns-repeated="5"/>
        </table:table-row>
        <table:table-row table:style-name="ro1">
          <table:table-cell table:style-name="ce1" office:value-type="string" calcext:value-type="string">
            <text:p>dt</text:p>
          </table:table-cell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Sig</text:p>
          </table:table-cell>
          <table:table-cell table:style-name="ce1" office:value-type="string" calcext:value-type="string">
            <text:p>Sig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teq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EpsCR</text:p>
          </table:table-cell>
          <table:table-cell table:number-columns-repeated="2"/>
          <table:table-cell table:style-name="ce22" office:value-type="string" calcext:value-type="string">
            <text:p>dEps</text:p>
          </table:table-cell>
          <table:table-cell table:style-name="ce22" office:value-type="string" calcext:value-type="string">
            <text:p>EpsCR</text:p>
          </table:table-cell>
          <table:table-cell table:style-name="ce23" office:value-type="string" calcext:value-type="string">
            <text:p>teq</text:p>
          </table:table-cell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EpsCR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Celcius</text:p>
          </table:table-cell>
          <table:table-cell table:style-name="ce1" office:value-type="string" calcext:value-type="string">
            <text:p>Pa</text:p>
          </table:table-cell>
          <table:table-cell office:value-type="string" calcext:value-type="string">
            <text:p>Pa</text:p>
          </table:table-cell>
          <table:table-cell table:number-columns-repeated="6" table:style-name="ce1" office:value-type="string" calcext:value-type="string">
            <text:p>-</text:p>
          </table:table-cell>
          <table:table-cell table:style-name="ce1" office:value-type="string" calcext:value-type="string">
            <text:p>'-</text:p>
          </table:table-cell>
          <table:table-cell table:number-columns-repeated="2" table:style-name="ce1" office:value-type="string" calcext:value-type="string">
            <text:p>h</text:p>
          </table:table-cell>
          <table:table-cell table:style-name="ce1" office:value-type="string" calcext:value-type="string">
            <text:p>m/m</text:p>
          </table:table-cell>
          <table:table-cell table:number-columns-repeated="2"/>
          <table:table-cell table:style-name="ce22" table:number-columns-repeated="5"/>
        </table:table-row>
        <table:table-row table:style-name="ro1">
          <table:table-cell table:style-name="ce1" table:number-columns-repeated="3"/>
          <table:table-cell/>
          <table:table-cell table:style-name="ce1" table:number-columns-repeated="6"/>
          <table:table-cell/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20" office:value-type="float" office:value="100000000" calcext:value-type="float">
            <text:p>1.00E+08</text:p>
          </table:table-cell>
          <table:table-cell table:style-name="ce7" table:formula="of:=IF([.C61]&lt;[.$B$50];0;IF([.C61]&lt;[.$B$51];[.$B$50];IF([.C61]&lt;[.$B$52];[.$B$51];IF([.C61]&lt;[.$B$53];[.$B$52];[.$B$52]))))" office:value-type="float" office:value="75621314.5275694" calcext:value-type="float">
            <text:p>7.562E+07</text:p>
          </table:table-cell>
          <table:table-cell table:style-name="ce1" table:formula="of:=IF([.C61]&lt;[.$B$50];0;IF([.C61]&lt;[.$B$51];[.$E$51];IF([.C61]&lt;[.$B$52];[.$E$52];IF([.C61]&lt;[.$B$53];[.$E$53];[.$E$53]))))" office:value-type="float" office:value="0.00000000000852170709" calcext:value-type="float">
            <text:p>8.52170709229114E-12</text:p>
          </table:table-cell>
          <table:table-cell table:style-name="ce2" table:formula="of:=IF([.C61]&lt;[.$B$50];0;IF([.C61]&lt;[.$B$51];[.$F$50];IF([.C61]&lt;[.$B$52];[.$F$51];IF([.C61]&lt;[.$B$53];[.$F$52];[.$F$52]))))" office:value-type="float" office:value="0.0000899865622700018" calcext:value-type="float">
            <text:p>8.999E-05</text:p>
          </table:table-cell>
          <table:table-cell table:formula="of:=IF([.C61]&lt;[.$B$50];0;IF([.C61]&lt;[.$B$51];[.$G$51];IF([.C61]&lt;[.$B$52];[.$G$52];IF([.C61]&lt;[.$B$53];[.$G$53];[.$G$53]))))" office:value-type="float" office:value="-0.00000000157854161305" calcext:value-type="float">
            <text:p>-1.57854161305255E-09</text:p>
          </table:table-cell>
          <table:table-cell table:formula="of:=IF([.C61]&lt;[.$B$50];0;IF([.C61]&lt;[.$B$51];[.$H$50];IF([.C61]&lt;[.$B$52];[.$H$51];IF([.C61]&lt;[.$B$53];[.$H$52];[.$H$52]))))" office:value-type="float" office:value="0.233605418891188" calcext:value-type="float">
            <text:p>0.233605418891188</text:p>
          </table:table-cell>
          <table:table-cell table:formula="of:=([.C61]-[.D61])*[.E61]+[.F61]" office:value-type="float" office:value="0.000297734579161148" calcext:value-type="float">
            <text:p>0.000297734579161</text:p>
          </table:table-cell>
          <table:table-cell table:formula="of:=([.C61]-[.D61])*[.G61]+[.H61]" office:value-type="float" office:value="0.195122649401437" calcext:value-type="float">
            <text:p>0.195122649401437</text:p>
          </table:table-cell>
          <table:table-cell table:style-name="ce1" table:formula="of:=EXP([.$B$55]*([.B61]-[.$B$56]))" office:value-type="float" office:value="1" calcext:value-type="float">
            <text:p>1</text:p>
          </table:table-cell>
          <table:table-cell table:style-name="ce1" table:formula="of:=([.N60]/([.I61]*[.K61]))^(1/[.J61])" office:value-type="float" office:value="0" calcext:value-type="float">
            <text:p>0</text:p>
          </table:table-cell>
          <table:table-cell table:style-name="ce1" table:formula="of:=[.L61]+[.A61]" office:value-type="float" office:value="0" calcext:value-type="float">
            <text:p>0</text:p>
          </table:table-cell>
          <table:table-cell table:style-name="ce1" table:formula="of:=[.K61]*[.I61]*([.M61]^[.J61])" office:value-type="float" office:value="0" calcext:value-type="float">
            <text:p>0</text:p>
          </table:table-cell>
          <table:table-cell table:number-columns-repeated="2"/>
          <table:table-cell table:style-name="ce22" table:formula="of:=(([.C61]^([.$R$51]/[.$R$52]))*[.A61])+[.Q60]" office:value-type="float" office:value="0" calcext:value-type="float">
            <text:p>0</text:p>
          </table:table-cell>
          <table:table-cell table:style-name="ce22" table:formula="of:=[.$R$53]*([.Q61]^[.$R$52])" office:value-type="float" office:value="0" calcext:value-type="float">
            <text:p>0</text:p>
          </table:table-cell>
          <table:table-cell table:style-name="ce23" table:formula="of:=([.U60]/(([.C61]^[.$R$51])*[.$R$53]))^(1/[.$R$52])" office:value-type="float" office:value="0" calcext:value-type="float">
            <text:p>0</text:p>
          </table:table-cell>
          <table:table-cell table:style-name="ce23" table:formula="of:=[.S61]+[.A61]" office:value-type="float" office:value="0" calcext:value-type="float">
            <text:p>0</text:p>
          </table:table-cell>
          <table:table-cell table:style-name="ce23" table:formula="of:=[.$R$53]*([.C61]^[.$R$51])*([.T61]^[.$R$5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" calcext:value-type="float">
            <text:p>20</text:p>
          </table:table-cell>
          <table:table-cell table:style-name="ce20" office:value-type="float" office:value="100000000" calcext:value-type="float">
            <text:p>1.00E+08</text:p>
          </table:table-cell>
          <table:table-cell table:style-name="ce7" table:formula="of:=IF([.C62]&lt;[.$B$50];0;IF([.C62]&lt;[.$B$51];[.$B$50];IF([.C62]&lt;[.$B$52];[.$B$51];IF([.C62]&lt;[.$B$53];[.$B$52];[.$B$52]))))" office:value-type="float" office:value="75621314.5275694" calcext:value-type="float">
            <text:p>7.562E+07</text:p>
          </table:table-cell>
          <table:table-cell table:style-name="ce1" table:formula="of:=IF([.C62]&lt;[.$B$50];0;IF([.C62]&lt;[.$B$51];[.$E$51];IF([.C62]&lt;[.$B$52];[.$E$52];IF([.C62]&lt;[.$B$53];[.$E$53];[.$E$53]))))" office:value-type="float" office:value="0.00000000000852170709" calcext:value-type="float">
            <text:p>8.52170709229114E-12</text:p>
          </table:table-cell>
          <table:table-cell table:style-name="ce2" table:formula="of:=IF([.C62]&lt;[.$B$50];0;IF([.C62]&lt;[.$B$51];[.$F$50];IF([.C62]&lt;[.$B$52];[.$F$51];IF([.C62]&lt;[.$B$53];[.$F$52];[.$F$52]))))" office:value-type="float" office:value="0.0000899865622700018" calcext:value-type="float">
            <text:p>8.999E-05</text:p>
          </table:table-cell>
          <table:table-cell table:formula="of:=IF([.C62]&lt;[.$B$50];0;IF([.C62]&lt;[.$B$51];[.$G$51];IF([.C62]&lt;[.$B$52];[.$G$52];IF([.C62]&lt;[.$B$53];[.$G$53];[.$G$53]))))" office:value-type="float" office:value="-0.00000000157854161305" calcext:value-type="float">
            <text:p>-1.57854161305255E-09</text:p>
          </table:table-cell>
          <table:table-cell table:formula="of:=IF([.C62]&lt;[.$B$50];0;IF([.C62]&lt;[.$B$51];[.$H$50];IF([.C62]&lt;[.$B$52];[.$H$51];IF([.C62]&lt;[.$B$53];[.$H$52];[.$H$52]))))" office:value-type="float" office:value="0.233605418891188" calcext:value-type="float">
            <text:p>0.233605418891188</text:p>
          </table:table-cell>
          <table:table-cell table:formula="of:=([.C62]-[.D62])*[.E62]+[.F62]" office:value-type="float" office:value="0.000297734579161148" calcext:value-type="float">
            <text:p>0.000297734579161</text:p>
          </table:table-cell>
          <table:table-cell table:formula="of:=([.C62]-[.D62])*[.G62]+[.H62]" office:value-type="float" office:value="0.195122649401437" calcext:value-type="float">
            <text:p>0.195122649401437</text:p>
          </table:table-cell>
          <table:table-cell table:style-name="ce1" table:formula="of:=EXP([.$B$55]*([.B62]-[.$B$56]))" office:value-type="float" office:value="1" calcext:value-type="float">
            <text:p>1</text:p>
          </table:table-cell>
          <table:table-cell table:style-name="ce1" table:formula="of:=([.N61]/([.I62]*[.K62]))^(1/[.J62])" office:value-type="float" office:value="0" calcext:value-type="float">
            <text:p>0</text:p>
          </table:table-cell>
          <table:table-cell table:style-name="ce1" table:formula="of:=[.L62]+[.A62]" office:value-type="float" office:value="100" calcext:value-type="float">
            <text:p>100</text:p>
          </table:table-cell>
          <table:table-cell table:style-name="ce1" table:formula="of:=[.K62]*[.I62]*([.M62]^[.J62])" office:value-type="float" office:value="0.000731264643246685" calcext:value-type="float">
            <text:p>0.000731264643247</text:p>
          </table:table-cell>
          <table:table-cell table:number-columns-repeated="2"/>
          <table:table-cell table:style-name="ce22" table:formula="of:=(([.C62]^([.$R$51]/[.$R$52]))*[.A62])+[.Q61]" office:value-type="float" office:value="398107170553.497" calcext:value-type="float">
            <text:p>398107170553.497</text:p>
          </table:table-cell>
          <table:table-cell table:style-name="ce22" table:formula="of:=[.$R$53]*([.Q62]^[.$R$52])" office:value-type="float" office:value="3971.64117362141" calcext:value-type="float">
            <text:p>3971.64117362141</text:p>
          </table:table-cell>
          <table:table-cell table:style-name="ce23" table:formula="of:=([.U61]/(([.C62]^[.$R$51])*[.$R$53]))^(1/[.$R$52])" office:value-type="float" office:value="0" calcext:value-type="float">
            <text:p>0</text:p>
          </table:table-cell>
          <table:table-cell table:style-name="ce23" table:formula="of:=[.S62]+[.A62]" office:value-type="float" office:value="100" calcext:value-type="float">
            <text:p>100</text:p>
          </table:table-cell>
          <table:table-cell table:style-name="ce23" table:formula="of:=[.$R$53]*([.C62]^[.$R$51])*([.T62]^[.$R$52])" office:value-type="float" office:value="3971.64117362141" calcext:value-type="float">
            <text:p>3971.64117362141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" calcext:value-type="float">
            <text:p>20</text:p>
          </table:table-cell>
          <table:table-cell table:style-name="ce20" office:value-type="float" office:value="100000000" calcext:value-type="float">
            <text:p>1.00E+08</text:p>
          </table:table-cell>
          <table:table-cell table:style-name="ce7" table:formula="of:=IF([.C63]&lt;[.$B$50];0;IF([.C63]&lt;[.$B$51];[.$B$50];IF([.C63]&lt;[.$B$52];[.$B$51];IF([.C63]&lt;[.$B$53];[.$B$52];[.$B$52]))))" office:value-type="float" office:value="75621314.5275694" calcext:value-type="float">
            <text:p>7.562E+07</text:p>
          </table:table-cell>
          <table:table-cell table:style-name="ce1" table:formula="of:=IF([.C63]&lt;[.$B$50];0;IF([.C63]&lt;[.$B$51];[.$E$51];IF([.C63]&lt;[.$B$52];[.$E$52];IF([.C63]&lt;[.$B$53];[.$E$53];[.$E$53]))))" office:value-type="float" office:value="0.00000000000852170709" calcext:value-type="float">
            <text:p>8.52170709229114E-12</text:p>
          </table:table-cell>
          <table:table-cell table:style-name="ce2" table:formula="of:=IF([.C63]&lt;[.$B$50];0;IF([.C63]&lt;[.$B$51];[.$F$50];IF([.C63]&lt;[.$B$52];[.$F$51];IF([.C63]&lt;[.$B$53];[.$F$52];[.$F$52]))))" office:value-type="float" office:value="0.0000899865622700018" calcext:value-type="float">
            <text:p>8.999E-05</text:p>
          </table:table-cell>
          <table:table-cell table:formula="of:=IF([.C63]&lt;[.$B$50];0;IF([.C63]&lt;[.$B$51];[.$G$51];IF([.C63]&lt;[.$B$52];[.$G$52];IF([.C63]&lt;[.$B$53];[.$G$53];[.$G$53]))))" office:value-type="float" office:value="-0.00000000157854161305" calcext:value-type="float">
            <text:p>-1.57854161305255E-09</text:p>
          </table:table-cell>
          <table:table-cell table:formula="of:=IF([.C63]&lt;[.$B$50];0;IF([.C63]&lt;[.$B$51];[.$H$50];IF([.C63]&lt;[.$B$52];[.$H$51];IF([.C63]&lt;[.$B$53];[.$H$52];[.$H$52]))))" office:value-type="float" office:value="0.233605418891188" calcext:value-type="float">
            <text:p>0.233605418891188</text:p>
          </table:table-cell>
          <table:table-cell table:formula="of:=([.C63]-[.D63])*[.E63]+[.F63]" office:value-type="float" office:value="0.000297734579161148" calcext:value-type="float">
            <text:p>0.000297734579161</text:p>
          </table:table-cell>
          <table:table-cell table:formula="of:=([.C63]-[.D63])*[.G63]+[.H63]" office:value-type="float" office:value="0.195122649401437" calcext:value-type="float">
            <text:p>0.195122649401437</text:p>
          </table:table-cell>
          <table:table-cell table:style-name="ce1" table:formula="of:=EXP([.$B$55]*([.B63]-[.$B$56]))" office:value-type="float" office:value="1" calcext:value-type="float">
            <text:p>1</text:p>
          </table:table-cell>
          <table:table-cell table:style-name="ce1" table:formula="of:=([.N62]/([.I63]*[.K63]))^(1/[.J63])" office:value-type="float" office:value="100" calcext:value-type="float">
            <text:p>100</text:p>
          </table:table-cell>
          <table:table-cell table:style-name="ce1" table:formula="of:=[.L63]+[.A63]" office:value-type="float" office:value="200" calcext:value-type="float">
            <text:p>200</text:p>
          </table:table-cell>
          <table:table-cell table:style-name="ce1" table:formula="of:=[.K63]*[.I63]*([.M63]^[.J63])" office:value-type="float" office:value="0.000837167472919085" calcext:value-type="float">
            <text:p>0.000837167472919</text:p>
          </table:table-cell>
          <table:table-cell table:number-columns-repeated="2"/>
          <table:table-cell table:style-name="ce22" table:formula="of:=(([.C63]^([.$R$51]/[.$R$52]))*[.A63])+[.Q62]" office:value-type="float" office:value="796214341106.994" calcext:value-type="float">
            <text:p>796214341106.994</text:p>
          </table:table-cell>
          <table:table-cell table:style-name="ce22" table:formula="of:=[.$R$53]*([.Q63]^[.$R$52])" office:value-type="float" office:value="4723.10394190833" calcext:value-type="float">
            <text:p>4723.10394190833</text:p>
          </table:table-cell>
          <table:table-cell table:style-name="ce23" table:formula="of:=([.U62]/(([.C63]^[.$R$51])*[.$R$53]))^(1/[.$R$52])" office:value-type="float" office:value="100" calcext:value-type="float">
            <text:p>100</text:p>
          </table:table-cell>
          <table:table-cell table:style-name="ce23" table:formula="of:=[.S63]+[.A63]" office:value-type="float" office:value="200" calcext:value-type="float">
            <text:p>200</text:p>
          </table:table-cell>
          <table:table-cell table:style-name="ce23" table:formula="of:=[.$R$53]*([.C63]^[.$R$51])*([.T63]^[.$R$52])" office:value-type="float" office:value="4723.10394190834" calcext:value-type="float">
            <text:p>4723.10394190834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" calcext:value-type="float">
            <text:p>20</text:p>
          </table:table-cell>
          <table:table-cell table:style-name="ce20" office:value-type="float" office:value="100000000" calcext:value-type="float">
            <text:p>1.00E+08</text:p>
          </table:table-cell>
          <table:table-cell table:style-name="ce7" table:formula="of:=IF([.C64]&lt;[.$B$50];0;IF([.C64]&lt;[.$B$51];[.$B$50];IF([.C64]&lt;[.$B$52];[.$B$51];IF([.C64]&lt;[.$B$53];[.$B$52];[.$B$52]))))" office:value-type="float" office:value="75621314.5275694" calcext:value-type="float">
            <text:p>7.562E+07</text:p>
          </table:table-cell>
          <table:table-cell table:style-name="ce1" table:formula="of:=IF([.C64]&lt;[.$B$50];0;IF([.C64]&lt;[.$B$51];[.$E$51];IF([.C64]&lt;[.$B$52];[.$E$52];IF([.C64]&lt;[.$B$53];[.$E$53];[.$E$53]))))" office:value-type="float" office:value="0.00000000000852170709" calcext:value-type="float">
            <text:p>8.52170709229114E-12</text:p>
          </table:table-cell>
          <table:table-cell table:style-name="ce2" table:formula="of:=IF([.C64]&lt;[.$B$50];0;IF([.C64]&lt;[.$B$51];[.$F$50];IF([.C64]&lt;[.$B$52];[.$F$51];IF([.C64]&lt;[.$B$53];[.$F$52];[.$F$52]))))" office:value-type="float" office:value="0.0000899865622700018" calcext:value-type="float">
            <text:p>8.999E-05</text:p>
          </table:table-cell>
          <table:table-cell table:formula="of:=IF([.C64]&lt;[.$B$50];0;IF([.C64]&lt;[.$B$51];[.$G$51];IF([.C64]&lt;[.$B$52];[.$G$52];IF([.C64]&lt;[.$B$53];[.$G$53];[.$G$53]))))" office:value-type="float" office:value="-0.00000000157854161305" calcext:value-type="float">
            <text:p>-1.57854161305255E-09</text:p>
          </table:table-cell>
          <table:table-cell table:formula="of:=IF([.C64]&lt;[.$B$50];0;IF([.C64]&lt;[.$B$51];[.$H$50];IF([.C64]&lt;[.$B$52];[.$H$51];IF([.C64]&lt;[.$B$53];[.$H$52];[.$H$52]))))" office:value-type="float" office:value="0.233605418891188" calcext:value-type="float">
            <text:p>0.233605418891188</text:p>
          </table:table-cell>
          <table:table-cell table:formula="of:=([.C64]-[.D64])*[.E64]+[.F64]" office:value-type="float" office:value="0.000297734579161148" calcext:value-type="float">
            <text:p>0.000297734579161</text:p>
          </table:table-cell>
          <table:table-cell table:formula="of:=([.C64]-[.D64])*[.G64]+[.H64]" office:value-type="float" office:value="0.195122649401437" calcext:value-type="float">
            <text:p>0.195122649401437</text:p>
          </table:table-cell>
          <table:table-cell table:style-name="ce1" table:formula="of:=EXP([.$B$55]*([.B64]-[.$B$56]))" office:value-type="float" office:value="1" calcext:value-type="float">
            <text:p>1</text:p>
          </table:table-cell>
          <table:table-cell table:style-name="ce1" table:formula="of:=([.N63]/([.I64]*[.K64]))^(1/[.J64])" office:value-type="float" office:value="200" calcext:value-type="float">
            <text:p>200</text:p>
          </table:table-cell>
          <table:table-cell table:style-name="ce1" table:formula="of:=[.L64]+[.A64]" office:value-type="float" office:value="300" calcext:value-type="float">
            <text:p>300</text:p>
          </table:table-cell>
          <table:table-cell table:style-name="ce1" table:formula="of:=[.K64]*[.I64]*([.M64]^[.J64])" office:value-type="float" office:value="0.000906090838016337" calcext:value-type="float">
            <text:p>0.000906090838016</text:p>
          </table:table-cell>
          <table:table-cell table:number-columns-repeated="2"/>
          <table:table-cell table:style-name="ce22" table:formula="of:=(([.C64]^([.$R$51]/[.$R$52]))*[.A64])+[.Q63]" office:value-type="float" office:value="1194321511660.49" calcext:value-type="float">
            <text:p>1194321511660.49</text:p>
          </table:table-cell>
          <table:table-cell table:style-name="ce22" table:formula="of:=[.$R$53]*([.Q64]^[.$R$52])" office:value-type="float" office:value="5226.97373737527" calcext:value-type="float">
            <text:p>5226.97373737527</text:p>
          </table:table-cell>
          <table:table-cell table:style-name="ce23" table:formula="of:=([.U63]/(([.C64]^[.$R$51])*[.$R$53]))^(1/[.$R$52])" office:value-type="float" office:value="200" calcext:value-type="float">
            <text:p>200</text:p>
          </table:table-cell>
          <table:table-cell table:style-name="ce23" table:formula="of:=[.S64]+[.A64]" office:value-type="float" office:value="300" calcext:value-type="float">
            <text:p>300</text:p>
          </table:table-cell>
          <table:table-cell table:style-name="ce23" table:formula="of:=[.$R$53]*([.C64]^[.$R$51])*([.T64]^[.$R$52])" office:value-type="float" office:value="5226.97373737527" calcext:value-type="float">
            <text:p>5226.97373737527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" calcext:value-type="float">
            <text:p>20</text:p>
          </table:table-cell>
          <table:table-cell table:style-name="ce20" office:value-type="float" office:value="100000000" calcext:value-type="float">
            <text:p>1.00E+08</text:p>
          </table:table-cell>
          <table:table-cell table:style-name="ce7" table:formula="of:=IF([.C65]&lt;[.$B$50];0;IF([.C65]&lt;[.$B$51];[.$B$50];IF([.C65]&lt;[.$B$52];[.$B$51];IF([.C65]&lt;[.$B$53];[.$B$52];[.$B$52]))))" office:value-type="float" office:value="75621314.5275694" calcext:value-type="float">
            <text:p>7.562E+07</text:p>
          </table:table-cell>
          <table:table-cell table:style-name="ce1" table:formula="of:=IF([.C65]&lt;[.$B$50];0;IF([.C65]&lt;[.$B$51];[.$E$51];IF([.C65]&lt;[.$B$52];[.$E$52];IF([.C65]&lt;[.$B$53];[.$E$53];[.$E$53]))))" office:value-type="float" office:value="0.00000000000852170709" calcext:value-type="float">
            <text:p>8.52170709229114E-12</text:p>
          </table:table-cell>
          <table:table-cell table:style-name="ce2" table:formula="of:=IF([.C65]&lt;[.$B$50];0;IF([.C65]&lt;[.$B$51];[.$F$50];IF([.C65]&lt;[.$B$52];[.$F$51];IF([.C65]&lt;[.$B$53];[.$F$52];[.$F$52]))))" office:value-type="float" office:value="0.0000899865622700018" calcext:value-type="float">
            <text:p>8.999E-05</text:p>
          </table:table-cell>
          <table:table-cell table:formula="of:=IF([.C65]&lt;[.$B$50];0;IF([.C65]&lt;[.$B$51];[.$G$51];IF([.C65]&lt;[.$B$52];[.$G$52];IF([.C65]&lt;[.$B$53];[.$G$53];[.$G$53]))))" office:value-type="float" office:value="-0.00000000157854161305" calcext:value-type="float">
            <text:p>-1.57854161305255E-09</text:p>
          </table:table-cell>
          <table:table-cell table:formula="of:=IF([.C65]&lt;[.$B$50];0;IF([.C65]&lt;[.$B$51];[.$H$50];IF([.C65]&lt;[.$B$52];[.$H$51];IF([.C65]&lt;[.$B$53];[.$H$52];[.$H$52]))))" office:value-type="float" office:value="0.233605418891188" calcext:value-type="float">
            <text:p>0.233605418891188</text:p>
          </table:table-cell>
          <table:table-cell table:formula="of:=([.C65]-[.D65])*[.E65]+[.F65]" office:value-type="float" office:value="0.000297734579161148" calcext:value-type="float">
            <text:p>0.000297734579161</text:p>
          </table:table-cell>
          <table:table-cell table:formula="of:=([.C65]-[.D65])*[.G65]+[.H65]" office:value-type="float" office:value="0.195122649401437" calcext:value-type="float">
            <text:p>0.195122649401437</text:p>
          </table:table-cell>
          <table:table-cell table:style-name="ce1" table:formula="of:=EXP([.$B$55]*([.B65]-[.$B$56]))" office:value-type="float" office:value="1" calcext:value-type="float">
            <text:p>1</text:p>
          </table:table-cell>
          <table:table-cell table:style-name="ce1" table:formula="of:=([.N64]/([.I65]*[.K65]))^(1/[.J65])" office:value-type="float" office:value="300" calcext:value-type="float">
            <text:p>300</text:p>
          </table:table-cell>
          <table:table-cell table:style-name="ce1" table:formula="of:=[.L65]+[.A65]" office:value-type="float" office:value="400" calcext:value-type="float">
            <text:p>400</text:p>
          </table:table-cell>
          <table:table-cell table:style-name="ce1" table:formula="of:=[.K65]*[.I65]*([.M65]^[.J65])" office:value-type="float" office:value="0.000958407307376548" calcext:value-type="float">
            <text:p>0.000958407307377</text:p>
          </table:table-cell>
          <table:table-cell table:number-columns-repeated="2"/>
          <table:table-cell table:style-name="ce22" table:formula="of:=(([.C65]^([.$R$51]/[.$R$52]))*[.A65])+[.Q64]" office:value-type="float" office:value="1592428682213.99" calcext:value-type="float">
            <text:p>1592428682213.99</text:p>
          </table:table-cell>
          <table:table-cell table:style-name="ce22" table:formula="of:=[.$R$53]*([.Q65]^[.$R$52])" office:value-type="float" office:value="5616.74881261479" calcext:value-type="float">
            <text:p>5616.74881261479</text:p>
          </table:table-cell>
          <table:table-cell table:style-name="ce23" table:formula="of:=([.U64]/(([.C65]^[.$R$51])*[.$R$53]))^(1/[.$R$52])" office:value-type="float" office:value="300" calcext:value-type="float">
            <text:p>300</text:p>
          </table:table-cell>
          <table:table-cell table:style-name="ce23" table:formula="of:=[.S65]+[.A65]" office:value-type="float" office:value="400" calcext:value-type="float">
            <text:p>400</text:p>
          </table:table-cell>
          <table:table-cell table:style-name="ce23" table:formula="of:=[.$R$53]*([.C65]^[.$R$51])*([.T65]^[.$R$52])" office:value-type="float" office:value="5616.74881261479" calcext:value-type="float">
            <text:p>5616.74881261479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" calcext:value-type="float">
            <text:p>20</text:p>
          </table:table-cell>
          <table:table-cell table:style-name="ce20" office:value-type="float" office:value="100000000" calcext:value-type="float">
            <text:p>1.00E+08</text:p>
          </table:table-cell>
          <table:table-cell table:style-name="ce7" table:formula="of:=IF([.C66]&lt;[.$B$50];0;IF([.C66]&lt;[.$B$51];[.$B$50];IF([.C66]&lt;[.$B$52];[.$B$51];IF([.C66]&lt;[.$B$53];[.$B$52];[.$B$52]))))" office:value-type="float" office:value="75621314.5275694" calcext:value-type="float">
            <text:p>7.562E+07</text:p>
          </table:table-cell>
          <table:table-cell table:style-name="ce1" table:formula="of:=IF([.C66]&lt;[.$B$50];0;IF([.C66]&lt;[.$B$51];[.$E$51];IF([.C66]&lt;[.$B$52];[.$E$52];IF([.C66]&lt;[.$B$53];[.$E$53];[.$E$53]))))" office:value-type="float" office:value="0.00000000000852170709" calcext:value-type="float">
            <text:p>8.52170709229114E-12</text:p>
          </table:table-cell>
          <table:table-cell table:style-name="ce2" table:formula="of:=IF([.C66]&lt;[.$B$50];0;IF([.C66]&lt;[.$B$51];[.$F$50];IF([.C66]&lt;[.$B$52];[.$F$51];IF([.C66]&lt;[.$B$53];[.$F$52];[.$F$52]))))" office:value-type="float" office:value="0.0000899865622700018" calcext:value-type="float">
            <text:p>8.999E-05</text:p>
          </table:table-cell>
          <table:table-cell table:formula="of:=IF([.C66]&lt;[.$B$50];0;IF([.C66]&lt;[.$B$51];[.$G$51];IF([.C66]&lt;[.$B$52];[.$G$52];IF([.C66]&lt;[.$B$53];[.$G$53];[.$G$53]))))" office:value-type="float" office:value="-0.00000000157854161305" calcext:value-type="float">
            <text:p>-1.57854161305255E-09</text:p>
          </table:table-cell>
          <table:table-cell table:formula="of:=IF([.C66]&lt;[.$B$50];0;IF([.C66]&lt;[.$B$51];[.$H$50];IF([.C66]&lt;[.$B$52];[.$H$51];IF([.C66]&lt;[.$B$53];[.$H$52];[.$H$52]))))" office:value-type="float" office:value="0.233605418891188" calcext:value-type="float">
            <text:p>0.233605418891188</text:p>
          </table:table-cell>
          <table:table-cell table:formula="of:=([.C66]-[.D66])*[.E66]+[.F66]" office:value-type="float" office:value="0.000297734579161148" calcext:value-type="float">
            <text:p>0.000297734579161</text:p>
          </table:table-cell>
          <table:table-cell table:formula="of:=([.C66]-[.D66])*[.G66]+[.H66]" office:value-type="float" office:value="0.195122649401437" calcext:value-type="float">
            <text:p>0.195122649401437</text:p>
          </table:table-cell>
          <table:table-cell table:style-name="ce1" table:formula="of:=EXP([.$B$55]*([.B66]-[.$B$56]))" office:value-type="float" office:value="1" calcext:value-type="float">
            <text:p>1</text:p>
          </table:table-cell>
          <table:table-cell table:style-name="ce1" table:formula="of:=([.N65]/([.I66]*[.K66]))^(1/[.J66])" office:value-type="float" office:value="400" calcext:value-type="float">
            <text:p>400</text:p>
          </table:table-cell>
          <table:table-cell table:style-name="ce1" table:formula="of:=[.L66]+[.A66]" office:value-type="float" office:value="500" calcext:value-type="float">
            <text:p>500</text:p>
          </table:table-cell>
          <table:table-cell table:style-name="ce1" table:formula="of:=[.K66]*[.I66]*([.M66]^[.J66])" office:value-type="float" office:value="0.00100105849364682" calcext:value-type="float">
            <text:p>0.001001058493647</text:p>
          </table:table-cell>
          <table:table-cell table:number-columns-repeated="2"/>
          <table:table-cell table:style-name="ce22" table:formula="of:=(([.C66]^([.$R$51]/[.$R$52]))*[.A66])+[.Q65]" office:value-type="float" office:value="1990535852767.48" calcext:value-type="float">
            <text:p>1990535852767.48</text:p>
          </table:table-cell>
          <table:table-cell table:style-name="ce22" table:formula="of:=[.$R$53]*([.Q66]^[.$R$52])" office:value-type="float" office:value="5938.98878842279" calcext:value-type="float">
            <text:p>5938.98878842279</text:p>
          </table:table-cell>
          <table:table-cell table:style-name="ce23" table:formula="of:=([.U65]/(([.C66]^[.$R$51])*[.$R$53]))^(1/[.$R$52])" office:value-type="float" office:value="400" calcext:value-type="float">
            <text:p>400</text:p>
          </table:table-cell>
          <table:table-cell table:style-name="ce23" table:formula="of:=[.S66]+[.A66]" office:value-type="float" office:value="500" calcext:value-type="float">
            <text:p>500</text:p>
          </table:table-cell>
          <table:table-cell table:style-name="ce23" table:formula="of:=[.$R$53]*([.C66]^[.$R$51])*([.T66]^[.$R$52])" office:value-type="float" office:value="5938.98878842279" calcext:value-type="float">
            <text:p>5938.98878842279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" calcext:value-type="float">
            <text:p>20</text:p>
          </table:table-cell>
          <table:table-cell table:style-name="ce20" office:value-type="float" office:value="100000000" calcext:value-type="float">
            <text:p>1.00E+08</text:p>
          </table:table-cell>
          <table:table-cell table:style-name="ce7" table:formula="of:=IF([.C67]&lt;[.$B$50];0;IF([.C67]&lt;[.$B$51];[.$B$50];IF([.C67]&lt;[.$B$52];[.$B$51];IF([.C67]&lt;[.$B$53];[.$B$52];[.$B$52]))))" office:value-type="float" office:value="75621314.5275694" calcext:value-type="float">
            <text:p>7.562E+07</text:p>
          </table:table-cell>
          <table:table-cell table:style-name="ce1" table:formula="of:=IF([.C67]&lt;[.$B$50];0;IF([.C67]&lt;[.$B$51];[.$E$51];IF([.C67]&lt;[.$B$52];[.$E$52];IF([.C67]&lt;[.$B$53];[.$E$53];[.$E$53]))))" office:value-type="float" office:value="0.00000000000852170709" calcext:value-type="float">
            <text:p>8.52170709229114E-12</text:p>
          </table:table-cell>
          <table:table-cell table:style-name="ce2" table:formula="of:=IF([.C67]&lt;[.$B$50];0;IF([.C67]&lt;[.$B$51];[.$F$50];IF([.C67]&lt;[.$B$52];[.$F$51];IF([.C67]&lt;[.$B$53];[.$F$52];[.$F$52]))))" office:value-type="float" office:value="0.0000899865622700018" calcext:value-type="float">
            <text:p>8.999E-05</text:p>
          </table:table-cell>
          <table:table-cell table:formula="of:=IF([.C67]&lt;[.$B$50];0;IF([.C67]&lt;[.$B$51];[.$G$51];IF([.C67]&lt;[.$B$52];[.$G$52];IF([.C67]&lt;[.$B$53];[.$G$53];[.$G$53]))))" office:value-type="float" office:value="-0.00000000157854161305" calcext:value-type="float">
            <text:p>-1.57854161305255E-09</text:p>
          </table:table-cell>
          <table:table-cell table:formula="of:=IF([.C67]&lt;[.$B$50];0;IF([.C67]&lt;[.$B$51];[.$H$50];IF([.C67]&lt;[.$B$52];[.$H$51];IF([.C67]&lt;[.$B$53];[.$H$52];[.$H$52]))))" office:value-type="float" office:value="0.233605418891188" calcext:value-type="float">
            <text:p>0.233605418891188</text:p>
          </table:table-cell>
          <table:table-cell table:formula="of:=([.C67]-[.D67])*[.E67]+[.F67]" office:value-type="float" office:value="0.000297734579161148" calcext:value-type="float">
            <text:p>0.000297734579161</text:p>
          </table:table-cell>
          <table:table-cell table:formula="of:=([.C67]-[.D67])*[.G67]+[.H67]" office:value-type="float" office:value="0.195122649401437" calcext:value-type="float">
            <text:p>0.195122649401437</text:p>
          </table:table-cell>
          <table:table-cell table:style-name="ce1" table:formula="of:=EXP([.$B$55]*([.B67]-[.$B$56]))" office:value-type="float" office:value="1" calcext:value-type="float">
            <text:p>1</text:p>
          </table:table-cell>
          <table:table-cell table:style-name="ce1" table:formula="of:=([.N66]/([.I67]*[.K67]))^(1/[.J67])" office:value-type="float" office:value="500" calcext:value-type="float">
            <text:p>500</text:p>
          </table:table-cell>
          <table:table-cell table:style-name="ce1" table:formula="of:=[.L67]+[.A67]" office:value-type="float" office:value="600" calcext:value-type="float">
            <text:p>600</text:p>
          </table:table-cell>
          <table:table-cell table:style-name="ce1" table:formula="of:=[.K67]*[.I67]*([.M67]^[.J67])" office:value-type="float" office:value="0.00103731225638019" calcext:value-type="float">
            <text:p>0.00103731225638</text:p>
          </table:table-cell>
          <table:table-cell table:number-columns-repeated="2"/>
          <table:table-cell table:style-name="ce22" table:formula="of:=(([.C67]^([.$R$51]/[.$R$52]))*[.A67])+[.Q66]" office:value-type="float" office:value="2388643023320.98" calcext:value-type="float">
            <text:p>2388643023320.98</text:p>
          </table:table-cell>
          <table:table-cell table:style-name="ce22" table:formula="of:=[.$R$53]*([.Q67]^[.$R$52])" office:value-type="float" office:value="6215.95435841904" calcext:value-type="float">
            <text:p>6215.95435841904</text:p>
          </table:table-cell>
          <table:table-cell table:style-name="ce23" table:formula="of:=([.U66]/(([.C67]^[.$R$51])*[.$R$53]))^(1/[.$R$52])" office:value-type="float" office:value="500" calcext:value-type="float">
            <text:p>500</text:p>
          </table:table-cell>
          <table:table-cell table:style-name="ce23" table:formula="of:=[.S67]+[.A67]" office:value-type="float" office:value="600" calcext:value-type="float">
            <text:p>600</text:p>
          </table:table-cell>
          <table:table-cell table:style-name="ce23" table:formula="of:=[.$R$53]*([.C67]^[.$R$51])*([.T67]^[.$R$52])" office:value-type="float" office:value="6215.95435841904" calcext:value-type="float">
            <text:p>6215.95435841904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" calcext:value-type="float">
            <text:p>20</text:p>
          </table:table-cell>
          <table:table-cell table:style-name="ce20" office:value-type="float" office:value="100000000" calcext:value-type="float">
            <text:p>1.00E+08</text:p>
          </table:table-cell>
          <table:table-cell table:style-name="ce7" table:formula="of:=IF([.C68]&lt;[.$B$50];0;IF([.C68]&lt;[.$B$51];[.$B$50];IF([.C68]&lt;[.$B$52];[.$B$51];IF([.C68]&lt;[.$B$53];[.$B$52];[.$B$52]))))" office:value-type="float" office:value="75621314.5275694" calcext:value-type="float">
            <text:p>7.562E+07</text:p>
          </table:table-cell>
          <table:table-cell table:style-name="ce1" table:formula="of:=IF([.C68]&lt;[.$B$50];0;IF([.C68]&lt;[.$B$51];[.$E$51];IF([.C68]&lt;[.$B$52];[.$E$52];IF([.C68]&lt;[.$B$53];[.$E$53];[.$E$53]))))" office:value-type="float" office:value="0.00000000000852170709" calcext:value-type="float">
            <text:p>8.52170709229114E-12</text:p>
          </table:table-cell>
          <table:table-cell table:style-name="ce2" table:formula="of:=IF([.C68]&lt;[.$B$50];0;IF([.C68]&lt;[.$B$51];[.$F$50];IF([.C68]&lt;[.$B$52];[.$F$51];IF([.C68]&lt;[.$B$53];[.$F$52];[.$F$52]))))" office:value-type="float" office:value="0.0000899865622700018" calcext:value-type="float">
            <text:p>8.999E-05</text:p>
          </table:table-cell>
          <table:table-cell table:formula="of:=IF([.C68]&lt;[.$B$50];0;IF([.C68]&lt;[.$B$51];[.$G$51];IF([.C68]&lt;[.$B$52];[.$G$52];IF([.C68]&lt;[.$B$53];[.$G$53];[.$G$53]))))" office:value-type="float" office:value="-0.00000000157854161305" calcext:value-type="float">
            <text:p>-1.57854161305255E-09</text:p>
          </table:table-cell>
          <table:table-cell table:formula="of:=IF([.C68]&lt;[.$B$50];0;IF([.C68]&lt;[.$B$51];[.$H$50];IF([.C68]&lt;[.$B$52];[.$H$51];IF([.C68]&lt;[.$B$53];[.$H$52];[.$H$52]))))" office:value-type="float" office:value="0.233605418891188" calcext:value-type="float">
            <text:p>0.233605418891188</text:p>
          </table:table-cell>
          <table:table-cell table:formula="of:=([.C68]-[.D68])*[.E68]+[.F68]" office:value-type="float" office:value="0.000297734579161148" calcext:value-type="float">
            <text:p>0.000297734579161</text:p>
          </table:table-cell>
          <table:table-cell table:formula="of:=([.C68]-[.D68])*[.G68]+[.H68]" office:value-type="float" office:value="0.195122649401437" calcext:value-type="float">
            <text:p>0.195122649401437</text:p>
          </table:table-cell>
          <table:table-cell table:style-name="ce1" table:formula="of:=EXP([.$B$55]*([.B68]-[.$B$56]))" office:value-type="float" office:value="1" calcext:value-type="float">
            <text:p>1</text:p>
          </table:table-cell>
          <table:table-cell table:style-name="ce1" table:formula="of:=([.N67]/([.I68]*[.K68]))^(1/[.J68])" office:value-type="float" office:value="600" calcext:value-type="float">
            <text:p>600</text:p>
          </table:table-cell>
          <table:table-cell table:style-name="ce1" table:formula="of:=[.L68]+[.A68]" office:value-type="float" office:value="700" calcext:value-type="float">
            <text:p>700</text:p>
          </table:table-cell>
          <table:table-cell table:style-name="ce1" table:formula="of:=[.K68]*[.I68]*([.M68]^[.J68])" office:value-type="float" office:value="0.00106898680440325" calcext:value-type="float">
            <text:p>0.001068986804403</text:p>
          </table:table-cell>
          <table:table-cell table:number-columns-repeated="2"/>
          <table:table-cell table:style-name="ce22" table:formula="of:=(([.C68]^([.$R$51]/[.$R$52]))*[.A68])+[.Q67]" office:value-type="float" office:value="2786750193874.48" calcext:value-type="float">
            <text:p>2786750193874.48</text:p>
          </table:table-cell>
          <table:table-cell table:style-name="ce22" table:formula="of:=[.$R$53]*([.Q68]^[.$R$52])" office:value-type="float" office:value="6460.17844448647" calcext:value-type="float">
            <text:p>6460.17844448647</text:p>
          </table:table-cell>
          <table:table-cell table:style-name="ce23" table:formula="of:=([.U67]/(([.C68]^[.$R$51])*[.$R$53]))^(1/[.$R$52])" office:value-type="float" office:value="600" calcext:value-type="float">
            <text:p>600</text:p>
          </table:table-cell>
          <table:table-cell table:style-name="ce23" table:formula="of:=[.S68]+[.A68]" office:value-type="float" office:value="700" calcext:value-type="float">
            <text:p>700</text:p>
          </table:table-cell>
          <table:table-cell table:style-name="ce23" table:formula="of:=[.$R$53]*([.C68]^[.$R$51])*([.T68]^[.$R$52])" office:value-type="float" office:value="6460.17844448647" calcext:value-type="float">
            <text:p>6460.17844448647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" calcext:value-type="float">
            <text:p>20</text:p>
          </table:table-cell>
          <table:table-cell table:style-name="ce20" office:value-type="float" office:value="100000000" calcext:value-type="float">
            <text:p>1.00E+08</text:p>
          </table:table-cell>
          <table:table-cell table:style-name="ce7" table:formula="of:=IF([.C69]&lt;[.$B$50];0;IF([.C69]&lt;[.$B$51];[.$B$50];IF([.C69]&lt;[.$B$52];[.$B$51];IF([.C69]&lt;[.$B$53];[.$B$52];[.$B$52]))))" office:value-type="float" office:value="75621314.5275694" calcext:value-type="float">
            <text:p>7.562E+07</text:p>
          </table:table-cell>
          <table:table-cell table:style-name="ce1" table:formula="of:=IF([.C69]&lt;[.$B$50];0;IF([.C69]&lt;[.$B$51];[.$E$51];IF([.C69]&lt;[.$B$52];[.$E$52];IF([.C69]&lt;[.$B$53];[.$E$53];[.$E$53]))))" office:value-type="float" office:value="0.00000000000852170709" calcext:value-type="float">
            <text:p>8.52170709229114E-12</text:p>
          </table:table-cell>
          <table:table-cell table:style-name="ce2" table:formula="of:=IF([.C69]&lt;[.$B$50];0;IF([.C69]&lt;[.$B$51];[.$F$50];IF([.C69]&lt;[.$B$52];[.$F$51];IF([.C69]&lt;[.$B$53];[.$F$52];[.$F$52]))))" office:value-type="float" office:value="0.0000899865622700018" calcext:value-type="float">
            <text:p>8.999E-05</text:p>
          </table:table-cell>
          <table:table-cell table:formula="of:=IF([.C69]&lt;[.$B$50];0;IF([.C69]&lt;[.$B$51];[.$G$51];IF([.C69]&lt;[.$B$52];[.$G$52];IF([.C69]&lt;[.$B$53];[.$G$53];[.$G$53]))))" office:value-type="float" office:value="-0.00000000157854161305" calcext:value-type="float">
            <text:p>-1.57854161305255E-09</text:p>
          </table:table-cell>
          <table:table-cell table:formula="of:=IF([.C69]&lt;[.$B$50];0;IF([.C69]&lt;[.$B$51];[.$H$50];IF([.C69]&lt;[.$B$52];[.$H$51];IF([.C69]&lt;[.$B$53];[.$H$52];[.$H$52]))))" office:value-type="float" office:value="0.233605418891188" calcext:value-type="float">
            <text:p>0.233605418891188</text:p>
          </table:table-cell>
          <table:table-cell table:formula="of:=([.C69]-[.D69])*[.E69]+[.F69]" office:value-type="float" office:value="0.000297734579161148" calcext:value-type="float">
            <text:p>0.000297734579161</text:p>
          </table:table-cell>
          <table:table-cell table:formula="of:=([.C69]-[.D69])*[.G69]+[.H69]" office:value-type="float" office:value="0.195122649401437" calcext:value-type="float">
            <text:p>0.195122649401437</text:p>
          </table:table-cell>
          <table:table-cell table:style-name="ce1" table:formula="of:=EXP([.$B$55]*([.B69]-[.$B$56]))" office:value-type="float" office:value="1" calcext:value-type="float">
            <text:p>1</text:p>
          </table:table-cell>
          <table:table-cell table:style-name="ce1" table:formula="of:=([.N68]/([.I69]*[.K69]))^(1/[.J69])" office:value-type="float" office:value="699.999999999999" calcext:value-type="float">
            <text:p>699.999999999999</text:p>
          </table:table-cell>
          <table:table-cell table:style-name="ce1" table:formula="of:=[.L69]+[.A69]" office:value-type="float" office:value="799.999999999999" calcext:value-type="float">
            <text:p>799.999999999999</text:p>
          </table:table-cell>
          <table:table-cell table:style-name="ce1" table:formula="of:=[.K69]*[.I69]*([.M69]^[.J69])" office:value-type="float" office:value="0.00109720527438785" calcext:value-type="float">
            <text:p>0.001097205274388</text:p>
          </table:table-cell>
          <table:table-cell table:number-columns-repeated="2"/>
          <table:table-cell table:style-name="ce22" table:formula="of:=(([.C69]^([.$R$51]/[.$R$52]))*[.A69])+[.Q68]" office:value-type="float" office:value="3184857364427.98" calcext:value-type="float">
            <text:p>3184857364427.98</text:p>
          </table:table-cell>
          <table:table-cell table:style-name="ce22" table:formula="of:=[.$R$53]*([.Q69]^[.$R$52])" office:value-type="float" office:value="6679.47765114459" calcext:value-type="float">
            <text:p>6679.47765114459</text:p>
          </table:table-cell>
          <table:table-cell table:style-name="ce23" table:formula="of:=([.U68]/(([.C69]^[.$R$51])*[.$R$53]))^(1/[.$R$52])" office:value-type="float" office:value="700" calcext:value-type="float">
            <text:p>700</text:p>
          </table:table-cell>
          <table:table-cell table:style-name="ce23" table:formula="of:=[.S69]+[.A69]" office:value-type="float" office:value="800" calcext:value-type="float">
            <text:p>800</text:p>
          </table:table-cell>
          <table:table-cell table:style-name="ce23" table:formula="of:=[.$R$53]*([.C69]^[.$R$51])*([.T69]^[.$R$52])" office:value-type="float" office:value="6679.47765114459" calcext:value-type="float">
            <text:p>6679.47765114459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" calcext:value-type="float">
            <text:p>20</text:p>
          </table:table-cell>
          <table:table-cell table:style-name="ce20" office:value-type="float" office:value="100000000" calcext:value-type="float">
            <text:p>1.00E+08</text:p>
          </table:table-cell>
          <table:table-cell table:style-name="ce7" table:formula="of:=IF([.C70]&lt;[.$B$50];0;IF([.C70]&lt;[.$B$51];[.$B$50];IF([.C70]&lt;[.$B$52];[.$B$51];IF([.C70]&lt;[.$B$53];[.$B$52];[.$B$52]))))" office:value-type="float" office:value="75621314.5275694" calcext:value-type="float">
            <text:p>7.562E+07</text:p>
          </table:table-cell>
          <table:table-cell table:style-name="ce1" table:formula="of:=IF([.C70]&lt;[.$B$50];0;IF([.C70]&lt;[.$B$51];[.$E$51];IF([.C70]&lt;[.$B$52];[.$E$52];IF([.C70]&lt;[.$B$53];[.$E$53];[.$E$53]))))" office:value-type="float" office:value="0.00000000000852170709" calcext:value-type="float">
            <text:p>8.52170709229114E-12</text:p>
          </table:table-cell>
          <table:table-cell table:style-name="ce2" table:formula="of:=IF([.C70]&lt;[.$B$50];0;IF([.C70]&lt;[.$B$51];[.$F$50];IF([.C70]&lt;[.$B$52];[.$F$51];IF([.C70]&lt;[.$B$53];[.$F$52];[.$F$52]))))" office:value-type="float" office:value="0.0000899865622700018" calcext:value-type="float">
            <text:p>8.999E-05</text:p>
          </table:table-cell>
          <table:table-cell table:formula="of:=IF([.C70]&lt;[.$B$50];0;IF([.C70]&lt;[.$B$51];[.$G$51];IF([.C70]&lt;[.$B$52];[.$G$52];IF([.C70]&lt;[.$B$53];[.$G$53];[.$G$53]))))" office:value-type="float" office:value="-0.00000000157854161305" calcext:value-type="float">
            <text:p>-1.57854161305255E-09</text:p>
          </table:table-cell>
          <table:table-cell table:formula="of:=IF([.C70]&lt;[.$B$50];0;IF([.C70]&lt;[.$B$51];[.$H$50];IF([.C70]&lt;[.$B$52];[.$H$51];IF([.C70]&lt;[.$B$53];[.$H$52];[.$H$52]))))" office:value-type="float" office:value="0.233605418891188" calcext:value-type="float">
            <text:p>0.233605418891188</text:p>
          </table:table-cell>
          <table:table-cell table:formula="of:=([.C70]-[.D70])*[.E70]+[.F70]" office:value-type="float" office:value="0.000297734579161148" calcext:value-type="float">
            <text:p>0.000297734579161</text:p>
          </table:table-cell>
          <table:table-cell table:formula="of:=([.C70]-[.D70])*[.G70]+[.H70]" office:value-type="float" office:value="0.195122649401437" calcext:value-type="float">
            <text:p>0.195122649401437</text:p>
          </table:table-cell>
          <table:table-cell table:style-name="ce1" table:formula="of:=EXP([.$B$55]*([.B70]-[.$B$56]))" office:value-type="float" office:value="1" calcext:value-type="float">
            <text:p>1</text:p>
          </table:table-cell>
          <table:table-cell table:style-name="ce1" table:formula="of:=([.N69]/([.I70]*[.K70]))^(1/[.J70])" office:value-type="float" office:value="799.999999999998" calcext:value-type="float">
            <text:p>799.999999999998</text:p>
          </table:table-cell>
          <table:table-cell table:style-name="ce1" table:formula="of:=[.L70]+[.A70]" office:value-type="float" office:value="899.999999999998" calcext:value-type="float">
            <text:p>899.999999999998</text:p>
          </table:table-cell>
          <table:table-cell table:style-name="ce1" table:formula="of:=[.K70]*[.I70]*([.M70]^[.J70])" office:value-type="float" office:value="0.00112271339017849" calcext:value-type="float">
            <text:p>0.001122713390178</text:p>
          </table:table-cell>
          <table:table-cell table:number-columns-repeated="2"/>
          <table:table-cell table:style-name="ce22" table:formula="of:=(([.C70]^([.$R$51]/[.$R$52]))*[.A70])+[.Q69]" office:value-type="float" office:value="3582964534981.47" calcext:value-type="float">
            <text:p>3582964534981.47</text:p>
          </table:table-cell>
          <table:table-cell table:style-name="ce22" table:formula="of:=[.$R$53]*([.Q70]^[.$R$52])" office:value-type="float" office:value="6879.08430214476" calcext:value-type="float">
            <text:p>6879.08430214476</text:p>
          </table:table-cell>
          <table:table-cell table:style-name="ce23" table:formula="of:=([.U69]/(([.C70]^[.$R$51])*[.$R$53]))^(1/[.$R$52])" office:value-type="float" office:value="800" calcext:value-type="float">
            <text:p>800</text:p>
          </table:table-cell>
          <table:table-cell table:style-name="ce23" table:formula="of:=[.S70]+[.A70]" office:value-type="float" office:value="900" calcext:value-type="float">
            <text:p>900</text:p>
          </table:table-cell>
          <table:table-cell table:style-name="ce23" table:formula="of:=[.$R$53]*([.C70]^[.$R$51])*([.T70]^[.$R$52])" office:value-type="float" office:value="6879.08430214476" calcext:value-type="float">
            <text:p>6879.08430214476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" calcext:value-type="float">
            <text:p>20</text:p>
          </table:table-cell>
          <table:table-cell table:style-name="ce20" office:value-type="float" office:value="100000000" calcext:value-type="float">
            <text:p>1.00E+08</text:p>
          </table:table-cell>
          <table:table-cell table:style-name="ce7" table:formula="of:=IF([.C71]&lt;[.$B$50];0;IF([.C71]&lt;[.$B$51];[.$B$50];IF([.C71]&lt;[.$B$52];[.$B$51];IF([.C71]&lt;[.$B$53];[.$B$52];[.$B$52]))))" office:value-type="float" office:value="75621314.5275694" calcext:value-type="float">
            <text:p>7.562E+07</text:p>
          </table:table-cell>
          <table:table-cell table:style-name="ce1" table:formula="of:=IF([.C71]&lt;[.$B$50];0;IF([.C71]&lt;[.$B$51];[.$E$51];IF([.C71]&lt;[.$B$52];[.$E$52];IF([.C71]&lt;[.$B$53];[.$E$53];[.$E$53]))))" office:value-type="float" office:value="0.00000000000852170709" calcext:value-type="float">
            <text:p>8.52170709229114E-12</text:p>
          </table:table-cell>
          <table:table-cell table:style-name="ce2" table:formula="of:=IF([.C71]&lt;[.$B$50];0;IF([.C71]&lt;[.$B$51];[.$F$50];IF([.C71]&lt;[.$B$52];[.$F$51];IF([.C71]&lt;[.$B$53];[.$F$52];[.$F$52]))))" office:value-type="float" office:value="0.0000899865622700018" calcext:value-type="float">
            <text:p>8.999E-05</text:p>
          </table:table-cell>
          <table:table-cell table:formula="of:=IF([.C71]&lt;[.$B$50];0;IF([.C71]&lt;[.$B$51];[.$G$51];IF([.C71]&lt;[.$B$52];[.$G$52];IF([.C71]&lt;[.$B$53];[.$G$53];[.$G$53]))))" office:value-type="float" office:value="-0.00000000157854161305" calcext:value-type="float">
            <text:p>-1.57854161305255E-09</text:p>
          </table:table-cell>
          <table:table-cell table:formula="of:=IF([.C71]&lt;[.$B$50];0;IF([.C71]&lt;[.$B$51];[.$H$50];IF([.C71]&lt;[.$B$52];[.$H$51];IF([.C71]&lt;[.$B$53];[.$H$52];[.$H$52]))))" office:value-type="float" office:value="0.233605418891188" calcext:value-type="float">
            <text:p>0.233605418891188</text:p>
          </table:table-cell>
          <table:table-cell table:formula="of:=([.C71]-[.D71])*[.E71]+[.F71]" office:value-type="float" office:value="0.000297734579161148" calcext:value-type="float">
            <text:p>0.000297734579161</text:p>
          </table:table-cell>
          <table:table-cell table:formula="of:=([.C71]-[.D71])*[.G71]+[.H71]" office:value-type="float" office:value="0.195122649401437" calcext:value-type="float">
            <text:p>0.195122649401437</text:p>
          </table:table-cell>
          <table:table-cell table:style-name="ce1" table:formula="of:=EXP([.$B$55]*([.B71]-[.$B$56]))" office:value-type="float" office:value="1" calcext:value-type="float">
            <text:p>1</text:p>
          </table:table-cell>
          <table:table-cell table:style-name="ce1" table:formula="of:=([.N70]/([.I71]*[.K71]))^(1/[.J71])" office:value-type="float" office:value="899.999999999998" calcext:value-type="float">
            <text:p>899.999999999998</text:p>
          </table:table-cell>
          <table:table-cell table:style-name="ce1" table:formula="of:=[.L71]+[.A71]" office:value-type="float" office:value="999.999999999998" calcext:value-type="float">
            <text:p>999.999999999998</text:p>
          </table:table-cell>
          <table:table-cell table:style-name="ce1" table:formula="of:=[.K71]*[.I71]*([.M71]^[.J71])" office:value-type="float" office:value="0.00114603326868052" calcext:value-type="float">
            <text:p>0.001146033268681</text:p>
          </table:table-cell>
          <table:table-cell table:number-columns-repeated="7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 calcext:value-type="string">
            <text:p>CableWire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12.8831037459561" calcext:value-type="float">
            <text:p>12.883103745956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0.4336203885361" calcext:value-type="float">
            <text:p>20.433620388536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3.21313509348801" calcext:value-type="float">
            <text:p>3.213135093488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-95417.8054866974" calcext:value-type="float">
            <text:p>-95417.805486697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23.373842029038" calcext:value-type="float">
            <text:p>223.3738420290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0.103884177540269" calcext:value-type="float">
            <text:p>0.103884177540269</text:p>
          </table:table-cell>
          <table:table-cell table:number-columns-repeated="19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80]*[.A87]^2+[.$B$81]*[.A87]+[.$B$82]" office:value-type="float" office:value="0.103884177540269" calcext:value-type="float">
            <text:p>0.103884177540269</text:p>
          </table:table-cell>
          <table:table-cell table:number-columns-repeated="19"/>
        </table:table-row>
        <table:table-row table:style-name="ro1">
          <table:table-cell table:style-name="ce3" office:value-type="float" office:value="0.0005" calcext:value-type="float">
            <text:p>5.00E-04</text:p>
          </table:table-cell>
          <table:table-cell table:formula="of:=[.$B$80]*[.A88]^2+[.$B$81]*[.A88]+[.$B$82]" office:value-type="float" office:value="0.191716647183114" calcext:value-type="float">
            <text:p>0.191716647183114</text:p>
          </table:table-cell>
          <table:table-cell table:number-columns-repeated="1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B$80]*[.A89]^2+[.$B$81]*[.A89]+[.$B$82]" office:value-type="float" office:value="0.23184021408261" calcext:value-type="float">
            <text:p>0.23184021408261</text:p>
          </table:table-cell>
          <table:table-cell table:number-columns-repeated="19"/>
        </table:table-row>
        <table:table-row table:style-name="ro1">
          <table:table-cell table:style-name="ce3" office:value-type="float" office:value="0.0015" calcext:value-type="float">
            <text:p>1.50E-03</text:p>
          </table:table-cell>
          <table:table-cell table:formula="of:=[.$B$80]*[.A90]^2+[.$B$81]*[.A90]+[.$B$82]" office:value-type="float" office:value="0.224254878238757" calcext:value-type="float">
            <text:p>0.224254878238757</text:p>
          </table:table-cell>
          <table:table-cell table:number-columns-repeated="19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formula="of:=[.$B$80]*[.A91]^2+[.$B$81]*[.A91]+[.$B$82]" office:value-type="float" office:value="0.168960639651555" calcext:value-type="float">
            <text:p>0.168960639651555</text:p>
          </table:table-cell>
          <table:table-cell table:number-columns-repeated="19"/>
        </table:table-row>
      </table:table>
      <table:table table:name="Sheet3" table:style-name="ta1">
        <table:shapes>
          <draw:frame draw:z-index="0" draw:style-name="gr1" draw:text-style-name="P1" svg:width="6.298in" svg:height="3.5449in" svg:x="6.678in" svg:y="0.0311in">
            <draw:object draw:notify-on-update-of-ranges="Sheet3.A1:Sheet3.A12 Sheet3.B1:Sheet3.B12 Sheet3.A1:Sheet3.A12 Sheet3.C1:Sheet3.C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4.4843in" svg:y="4.1602in">
            <draw:object draw:notify-on-update-of-ranges="Sheet3.A15:Sheet3.A37 Sheet3.B15:Sheet3.B3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6.2988in" svg:height="3.5429in" svg:x="11.4366in" svg:y="4.163in">
            <draw:object draw:notify-on-update-of-ranges="Sheet3.A15:Sheet3.A37 Sheet3.C15:Sheet3.C3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style-name="Default" office:value-type="float" office:value="72695.5" calcext:value-type="float">
            <text:p>72695.5</text:p>
          </table:table-cell>
          <table:table-cell table:style-name="Default" office:value-type="float" office:value="7096.08" calcext:value-type="float">
            <text:p>7096.08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style-name="Default" office:value-type="float" office:value="72695.5" calcext:value-type="float">
            <text:p>72695.5</text:p>
          </table:table-cell>
          <table:table-cell table:style-name="Default" office:value-type="float" office:value="7096.08" calcext:value-type="float">
            <text:p>7096.0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style-name="Default" office:value-type="float" office:value="101406" calcext:value-type="float">
            <text:p>101406</text:p>
          </table:table-cell>
          <table:table-cell table:style-name="Default" office:value-type="float" office:value="44579.1" calcext:value-type="float">
            <text:p>44579.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table:style-name="Default" office:value-type="float" office:value="122142" calcext:value-type="float">
            <text:p>122142</text:p>
          </table:table-cell>
          <table:table-cell table:style-name="Default" office:value-type="float" office:value="78872.5" calcext:value-type="float">
            <text:p>78872.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style-name="Default" office:value-type="float" office:value="136729" calcext:value-type="float">
            <text:p>136729</text:p>
          </table:table-cell>
          <table:table-cell table:style-name="Default" office:value-type="float" office:value="106042" calcext:value-type="float">
            <text:p>106042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table:style-name="Default" office:value-type="float" office:value="150178" calcext:value-type="float">
            <text:p>150178</text:p>
          </table:table-cell>
          <table:table-cell table:style-name="Default" office:value-type="float" office:value="125343" calcext:value-type="float">
            <text:p>125343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table:style-name="Default" office:value-type="float" office:value="91816.9" calcext:value-type="float">
            <text:p>91816.9</text:p>
          </table:table-cell>
          <table:table-cell table:style-name="Default" office:value-type="float" office:value="50316.8" calcext:value-type="float">
            <text:p>50316.8</text:p>
          </table:table-cell>
        </table:table-row>
        <table:table-row table:style-name="ro1" table:number-rows-repeated="6">
          <table:table-cell/>
          <table:table-cell table:style-name="Default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64100000000" calcext:value-type="float">
            <text:p>1.64E+1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65992000" calcext:value-type="float">
            <text:p>1.66E+08</text:p>
          </table:table-cell>
          <table:table-cell office:value-type="float" office:value="167681000000" calcext:value-type="float">
            <text:p>1.68E+11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334566000" calcext:value-type="float">
            <text:p>3.35E+08</text:p>
          </table:table-cell>
          <table:table-cell office:value-type="float" office:value="168875000000" calcext:value-type="float">
            <text:p>1.69E+1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502166000" calcext:value-type="float">
            <text:p>5.02E+08</text:p>
          </table:table-cell>
          <table:table-cell office:value-type="float" office:value="165344000000" calcext:value-type="float">
            <text:p>1.65E+1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662898000" calcext:value-type="float">
            <text:p>6.63E+08</text:p>
          </table:table-cell>
          <table:table-cell office:value-type="float" office:value="154748000000" calcext:value-type="float">
            <text:p>1.55E+11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808527000" calcext:value-type="float">
            <text:p>8.09E+08</text:p>
          </table:table-cell>
          <table:table-cell office:value-type="float" office:value="134749000000" calcext:value-type="float">
            <text:p>1.35E+11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928481000" calcext:value-type="float">
            <text:p>9.28E+08</text:p>
          </table:table-cell>
          <table:table-cell office:value-type="float" office:value="103007000000" calcext:value-type="float">
            <text:p>1.03E+11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740281000" calcext:value-type="float">
            <text:p>7.40E+08</text:p>
          </table:table-cell>
          <table:table-cell office:value-type="float" office:value="188200000000" calcext:value-type="float">
            <text:p>1.88E+1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52081000" calcext:value-type="float">
            <text:p>5.52E+08</text:p>
          </table:table-cell>
          <table:table-cell office:value-type="float" office:value="188200000000" calcext:value-type="float">
            <text:p>1.88E+1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363882000" calcext:value-type="float">
            <text:p>3.64E+08</text:p>
          </table:table-cell>
          <table:table-cell office:value-type="float" office:value="188195000000" calcext:value-type="float">
            <text:p>1.88E+11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175711000" calcext:value-type="float">
            <text:p>1.76E+08</text:p>
          </table:table-cell>
          <table:table-cell office:value-type="float" office:value="188118000000" calcext:value-type="float">
            <text:p>1.88E+1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-12173800" calcext:value-type="float">
            <text:p>-1.22E+07</text:p>
          </table:table-cell>
          <table:table-cell office:value-type="float" office:value="187444000000" calcext:value-type="float">
            <text:p>1.87E+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98202000" calcext:value-type="float">
            <text:p>-1.98E+08</text:p>
          </table:table-cell>
          <table:table-cell office:value-type="float" office:value="183676000000" calcext:value-type="float">
            <text:p>1.84E+11</text:p>
          </table:table-cell>
        </table:table-row>
        <table:table-row table:style-name="ro1">
          <table:table-cell office:value-type="float" office:value="-0.001" calcext:value-type="float">
            <text:p>-0.001</text:p>
          </table:table-cell>
          <table:table-cell office:value-type="float" office:value="-376186000" calcext:value-type="float">
            <text:p>-3.76E+08</text:p>
          </table:table-cell>
          <table:table-cell office:value-type="float" office:value="169820000000" calcext:value-type="float">
            <text:p>1.70E+11</text:p>
          </table:table-cell>
        </table:table-row>
        <table:table-row table:style-name="ro1">
          <table:table-cell office:value-type="float" office:value="-0.002" calcext:value-type="float">
            <text:p>-0.002</text:p>
          </table:table-cell>
          <table:table-cell office:value-type="float" office:value="-532419000" calcext:value-type="float">
            <text:p>-5.32E+08</text:p>
          </table:table-cell>
          <table:table-cell office:value-type="float" office:value="140604000000" calcext:value-type="float">
            <text:p>1.41E+11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-657043000" calcext:value-type="float">
            <text:p>-6.57E+08</text:p>
          </table:table-cell>
          <table:table-cell office:value-type="float" office:value="110299000000" calcext:value-type="float">
            <text:p>1.10E+11</text:p>
          </table:table-cell>
        </table:table-row>
        <table:table-row table:style-name="ro1">
          <table:table-cell office:value-type="float" office:value="-0.004" calcext:value-type="float">
            <text:p>-0.004</text:p>
          </table:table-cell>
          <table:table-cell office:value-type="float" office:value="-757707000" calcext:value-type="float">
            <text:p>-7.58E+08</text:p>
          </table:table-cell>
          <table:table-cell office:value-type="float" office:value="93285800000" calcext:value-type="float">
            <text:p>9.33E+10</text:p>
          </table:table-cell>
        </table:table-row>
        <table:table-row table:style-name="ro1">
          <table:table-cell office:value-type="float" office:value="-0.005" calcext:value-type="float">
            <text:p>-0.005</text:p>
          </table:table-cell>
          <table:table-cell office:value-type="float" office:value="-846966000" calcext:value-type="float">
            <text:p>-8.47E+08</text:p>
          </table:table-cell>
          <table:table-cell office:value-type="float" office:value="86336800000" calcext:value-type="float">
            <text:p>8.63E+10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-931788000" calcext:value-type="float">
            <text:p>-9.32E+08</text:p>
          </table:table-cell>
          <table:table-cell office:value-type="float" office:value="83726400000" calcext:value-type="float">
            <text:p>8.37E+10</text:p>
          </table:table-cell>
        </table:table-row>
        <table:table-row table:style-name="ro1">
          <table:table-cell office:value-type="float" office:value="-0.007" calcext:value-type="float">
            <text:p>-0.007</text:p>
          </table:table-cell>
          <table:table-cell office:value-type="float" office:value="-1014940000" calcext:value-type="float">
            <text:p>-1.01E+09</text:p>
          </table:table-cell>
          <table:table-cell office:value-type="float" office:value="82727100000" calcext:value-type="float">
            <text:p>8.27E+10</text:p>
          </table:table-cell>
        </table:table-row>
        <table:table-row table:style-name="ro1">
          <table:table-cell office:value-type="float" office:value="-0.008" calcext:value-type="float">
            <text:p>-0.008</text:p>
          </table:table-cell>
          <table:table-cell office:value-type="float" office:value="-1097440000" calcext:value-type="float">
            <text:p>-1.10E+09</text:p>
          </table:table-cell>
          <table:table-cell office:value-type="float" office:value="82324700000" calcext:value-type="float">
            <text:p>8.23E+10</text:p>
          </table:table-cell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-1179660000" calcext:value-type="float">
            <text:p>-1.18E+09</text:p>
          </table:table-cell>
          <table:table-cell office:value-type="float" office:value="82153300000" calcext:value-type="float">
            <text:p>8.22E+10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-1261770000" calcext:value-type="float">
            <text:p>-1.26E+09</text:p>
          </table:table-cell>
          <table:table-cell office:value-type="float" office:value="82076300000" calcext:value-type="float">
            <text:p>8.21E+10</text:p>
          </table:table-cell>
        </table:table-row>
      </table:table>
      <table:table table:name="Sheet4" table:style-name="ta1">
        <table:shapes>
          <draw:frame draw:z-index="0" draw:style-name="gr1" draw:text-style-name="P1" svg:width="6.298in" svg:height="3.5453in" svg:x="8.9429in" svg:y="3.9941in">
            <draw:object draw:notify-on-update-of-ranges="Sheet4.A16:Sheet4.A22 Sheet4.B16:Sheet4.B22 Sheet4.A43:Sheet4.A53 Sheet4.D43:Sheet4.D53 Sheet4.A27:Sheet4.A37 Sheet4.D27:Sheet4.D3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table:style-name="Default"/>
          <table:table-cell table:style-name="ce13" office:value-type="string" calcext:value-type="string" table:number-columns-spanned="3" table:number-rows-spanned="1">
            <text:p>Stress (Pa) / Strain (m/m)</text:p>
          </table:table-cell>
          <table:covered-table-cell table:number-columns-repeated="2" table:style-name="ce1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Core</text:p>
          </table:table-cell>
          <table:table-cell table:style-name="ce1" office:value-type="string" calcext:value-type="string">
            <text:p>Aluminium</text:p>
          </table:table-cell>
          <table:table-cell table:style-name="ce1" office:value-type="string" calcext:value-type="string">
            <text:p>Compos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</text:p>
          </table:table-cell>
          <table:table-cell table:number-columns-repeated="3" table:style-name="ce2" office:value-type="float" office:value="0" calcext:value-type="float">
            <text:p>0.0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</text:p>
          </table:table-cell>
          <table:table-cell table:style-name="ce2" office:value-type="float" office:value="164056952076.677" calcext:value-type="float">
            <text:p>1.641E+11</text:p>
          </table:table-cell>
          <table:table-cell table:style-name="ce2" office:value-type="float" office:value="38044206663.5382" calcext:value-type="float">
            <text:p>3.804E+10</text:p>
          </table:table-cell>
          <table:table-cell table:style-name="ce2" office:value-type="float" office:value="48251000000" calcext:value-type="float">
            <text:p>4.825E+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</text:p>
          </table:table-cell>
          <table:table-cell table:style-name="ce2" office:value-type="float" office:value="1996538658146.96" calcext:value-type="float">
            <text:p>1.997E+12</text:p>
          </table:table-cell>
          <table:table-cell table:style-name="ce2" office:value-type="float" office:value="3765574509619.9" calcext:value-type="float">
            <text:p>3.766E+12</text:p>
          </table:table-cell>
          <table:table-cell table:style-name="ce2" office:value-type="float" office:value="3622300000000" calcext:value-type="float">
            <text:p>3.622E+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</text:p>
          </table:table-cell>
          <table:table-cell table:style-name="ce2" office:value-type="float" office:value="-7902193823216.19" calcext:value-type="float">
            <text:p>-7.902E+12</text:p>
          </table:table-cell>
          <table:table-cell table:style-name="ce2" office:value-type="float" office:value="-2262870239324261" calcext:value-type="float">
            <text:p>-2.263E+15</text:p>
          </table:table-cell>
          <table:table-cell table:style-name="ce2" office:value-type="float" office:value="-2080250000000000" calcext:value-type="float">
            <text:p>-2.080E+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4</text:p>
          </table:table-cell>
          <table:table-cell table:style-name="ce2" office:value-type="float" office:value="-9.74315804046858E+016" calcext:value-type="float">
            <text:p>-9.743E+16</text:p>
          </table:table-cell>
          <table:table-cell table:style-name="ce2" office:value-type="float" office:value="2.01863999061473E+017" calcext:value-type="float">
            <text:p>2.019E+17</text:p>
          </table:table-cell>
          <table:table-cell table:style-name="ce2" office:value-type="float" office:value="1.77623E+017" calcext:value-type="float">
            <text:p>1.776E+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3" table:style-name="ce2" office:value-type="float" office:value="0" calcext:value-type="float">
            <text:p>0.0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3" table:style-name="ce2" office:value-type="float" office:value="0" calcext:value-type="float">
            <text:p>0.0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table:style-name="ce2" office:value-type="float" office:value="188220379126.731" calcext:value-type="float">
            <text:p>1.882E+11</text:p>
          </table:table-cell>
          <table:table-cell table:style-name="ce2" office:value-type="float" office:value="59388918442.046" calcext:value-type="float">
            <text:p>5.939E+10</text:p>
          </table:table-cell>
          <table:table-cell table:style-name="ce2" office:value-type="float" office:value="69823000000" calcext:value-type="float">
            <text:p>6.982E+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</text:p>
          </table:table-cell>
          <table:table-cell table:style-name="ce2" table:formula="of:=0.002*[.B10]" office:value-type="float" office:value="376440758.253461" calcext:value-type="float">
            <text:p>3.764E+08</text:p>
          </table:table-cell>
          <table:table-cell table:style-name="ce2" table:formula="of:=0.002*[.C10]" office:value-type="float" office:value="118777836.884092" calcext:value-type="float">
            <text:p>1.188E+08</text:p>
          </table:table-cell>
          <table:table-cell table:style-name="ce2" table:formula="of:=0.002*[.D10]" office:value-type="float" office:value="139646000" calcext:value-type="float">
            <text:p>1.396E+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yc</text:p>
          </table:table-cell>
          <table:table-cell table:style-name="ce2" table:formula="of:=20000000" office:value-type="float" office:value="20000000" calcext:value-type="float">
            <text:p>2.000E+07</text:p>
          </table:table-cell>
          <table:table-cell table:style-name="ce2" table:formula="of:=20000000" office:value-type="float" office:value="20000000" calcext:value-type="float">
            <text:p>2.000E+07</text:p>
          </table:table-cell>
          <table:table-cell table:style-name="ce2" table:formula="of:=20000000" office:value-type="float" office:value="20000000" calcext:value-type="float">
            <text:p>2.000E+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Yc</text:p>
          </table:table-cell>
          <table:table-cell table:style-name="Default" table:formula="of:=-[.B12]/[.B10]" office:value-type="float" office:value="-0.000106258419480357" calcext:value-type="float">
            <text:p>-0.00010625841948</text:p>
          </table:table-cell>
          <table:table-cell table:formula="of:=-[.C12]/[.C10]" office:value-type="float" office:value="-0.000336763162634739" calcext:value-type="float">
            <text:p>-0.000336763162635</text:p>
          </table:table-cell>
          <table:table-cell table:formula="of:=-[.D12]/[.D10]" office:value-type="float" office:value="-0.000286438566088538" calcext:value-type="float">
            <text:p>-0.000286438566089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ps</text:p>
          </table:table-cell>
          <table:table-cell office:value-type="string" calcext:value-type="string">
            <text:p>Sig</text:p>
          </table:table-cell>
          <table:table-cell table:style-name="ce1" office:value-type="string" calcext:value-type="string">
            <text:p>dSig/dEps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C$3]+[.$C$4]*[.A16]+[.$C$5]*[.A16]^2+[.$C$6]*[.A16]^3++[.$C$7]*[.A16]^4" office:value-type="float" office:value="0" calcext:value-type="float">
            <text:p>0</text:p>
          </table:table-cell>
          <table:table-cell table:style-name="ce1" table:formula="of:=[.$C$4]+2*[.$C$5]*[.A16]^1+3*[.$C$6]*[.A16]^2+4*[.$C$7]*[.A16]^3" office:value-type="float" office:value="38044206663.5382" calcext:value-type="float">
            <text:p>38044206663.5382</text:p>
          </table:table-cell>
          <table:table-cell table:number-columns-repeated="5"/>
        </table:table-row>
        <table:table-row table:style-name="ro1">
          <table:table-cell office:value-type="float" office:value="0.0005" calcext:value-type="float">
            <text:p>0.0005</text:p>
          </table:table-cell>
          <table:table-cell table:formula="of:=[.$C$3]+[.$C$4]*[.A17]+[.$C$5]*[.A17]^2+[.$C$6]*[.A17]^3++[.$C$7]*[.A17]^4" office:value-type="float" office:value="19693254.6791999" calcext:value-type="float">
            <text:p>19693254.6791999</text:p>
          </table:table-cell>
          <table:table-cell table:style-name="ce1" table:formula="of:=[.$C$4]+2*[.$C$5]*[.A17]^1+3*[.$C$6]*[.A17]^2+4*[.$C$7]*[.A17]^3" office:value-type="float" office:value="40213560493.1957" calcext:value-type="float">
            <text:p>40213560493.1957</text:p>
          </table:table-cell>
          <table:table-cell table:number-columns-repeated="5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C$3]+[.$C$4]*[.A18]+[.$C$5]*[.A18]^2+[.$C$6]*[.A18]^3++[.$C$7]*[.A18]^4" office:value-type="float" office:value="39748774.9328954" calcext:value-type="float">
            <text:p>39748774.9328954</text:p>
          </table:table-cell>
          <table:table-cell table:style-name="ce1" table:formula="of:=[.$C$4]+2*[.$C$5]*[.A18]^1+3*[.$C$6]*[.A18]^2+4*[.$C$7]*[.A18]^3" office:value-type="float" office:value="39594200961.0511" calcext:value-type="float">
            <text:p>39594200961.0511</text:p>
          </table:table-cell>
          <table:table-cell table:number-columns-repeated="5"/>
        </table:table-row>
        <table:table-row table:style-name="ro1">
          <table:table-cell office:value-type="float" office:value="0.0015" calcext:value-type="float">
            <text:p>0.0015</text:p>
          </table:table-cell>
          <table:table-cell table:formula="of:=[.$C$3]+[.$C$4]*[.A19]+[.$C$5]*[.A19]^2+[.$C$6]*[.A19]^3++[.$C$7]*[.A19]^4" office:value-type="float" office:value="58923602.0794815" calcext:value-type="float">
            <text:p>58923602.0794815</text:p>
          </table:table-cell>
          <table:table-cell table:style-name="ce1" table:formula="of:=[.$C$4]+2*[.$C$5]*[.A19]^1+3*[.$C$6]*[.A19]^2+4*[.$C$7]*[.A19]^3" office:value-type="float" office:value="36791720064.2891" calcext:value-type="float">
            <text:p>36791720064.2891</text:p>
          </table:table-cell>
          <table:table-cell table:number-columns-repeated="5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formula="of:=[.$C$3]+[.$C$4]*[.A20]+[.$C$5]*[.A20]^2+[.$C$6]*[.A20]^3++[.$C$7]*[.A20]^4" office:value-type="float" office:value="76277573.4359456" calcext:value-type="float">
            <text:p>76277573.4359456</text:p>
          </table:table-cell>
          <table:table-cell table:style-name="ce1" table:formula="of:=[.$C$4]+2*[.$C$5]*[.A20]^1+3*[.$C$6]*[.A20]^2+4*[.$C$7]*[.A20]^3" office:value-type="float" office:value="32411709800.0939" calcext:value-type="float">
            <text:p>32411709800.0939</text:p>
          </table:table-cell>
          <table:table-cell table:number-columns-repeated="5"/>
        </table:table-row>
        <table:table-row table:style-name="ro1">
          <table:table-cell office:value-type="float" office:value="0.0025" calcext:value-type="float">
            <text:p>0.0025</text:p>
          </table:table-cell>
          <table:table-cell table:formula="of:=[.$C$3]+[.$C$4]*[.A21]+[.$C$5]*[.A21]^2+[.$C$6]*[.A21]^3++[.$C$7]*[.A21]^4" office:value-type="float" office:value="91173322.3178672" calcext:value-type="float">
            <text:p>91173322.3178672</text:p>
          </table:table-cell>
          <table:table-cell table:style-name="ce1" table:formula="of:=[.$C$4]+2*[.$C$5]*[.A21]^1+3*[.$C$6]*[.A21]^2+4*[.$C$7]*[.A21]^3" office:value-type="float" office:value="27059762165.6499" calcext:value-type="float">
            <text:p>27059762165.6499</text:p>
          </table:table-cell>
          <table:table-cell table:number-columns-repeated="5"/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formula="of:=[.$C$3]+[.$C$4]*[.A22]+[.$C$5]*[.A22]^2+[.$C$6]*[.A22]^3++[.$C$7]*[.A22]^4" office:value-type="float" office:value="103276278.039418" calcext:value-type="float">
            <text:p>103276278.039418</text:p>
          </table:table-cell>
          <table:table-cell table:style-name="ce1" table:formula="of:=[.$C$4]+2*[.$C$5]*[.A22]^1+3*[.$C$6]*[.A22]^2+4*[.$C$7]*[.A22]^3" office:value-type="float" office:value="21341469158.1417" calcext:value-type="float">
            <text:p>21341469158.1417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Eps0</text:p>
          </table:table-cell>
          <table:table-cell table:style-name="ce1" office:value-type="string" calcext:value-type="string">
            <text:p>Sig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" table:formula="of:=([.B22]+[.C12]-[.A22]*[.C10]+[.C13]*[.C11])/([.C11]-[.C10])" office:value-type="float" office:value="0.000926781626057689" calcext:value-type="float">
            <text:p>0.000926781626058</text:p>
          </table:table-cell>
          <table:table-cell table:style-name="ce1" table:formula="of:=([.E24]-[.C13])*[.C11]-[.C12]" office:value-type="float" office:value="-19849918.8831929" calcext:value-type="float">
            <text:p>-19849918.8831929</text:p>
          </table:table-cell>
          <table:table-cell table:style-name="ce1" table:formula="of:=[.C11]/[.C10]" office:value-type="float" office:value="0.002" calcext:value-type="float">
            <text:p>0.002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ps</text:p>
          </table:table-cell>
          <table:table-cell office:value-type="string" calcext:value-type="string">
            <text:p>Eps*</text:p>
          </table:table-cell>
          <table:table-cell table:style-name="ce1" office:value-type="string" calcext:value-type="string">
            <text:p>Sig*</text:p>
          </table:table-cell>
          <table:table-cell table:style-name="ce1" office:value-type="string" calcext:value-type="string">
            <text:p>Sig</text:p>
          </table:table-cell>
          <table:table-cell table:number-columns-repeated="4"/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style-name="Default" table:formula="of:=([.A27]-[.$A$22])/([.$E$24]-[.$A$22])" office:value-type="float" office:value="-0" calcext:value-type="float">
            <text:p>0</text:p>
          </table:table-cell>
          <table:table-cell table:formula="of:=[.$G$24]*[.B27]+((1-[.$G$24])*[.B27])/((1+[.B27]^[.$H$24])^(1/[.$H$24]))" office:value-type="float" office:value="-0" calcext:value-type="float">
            <text:p>0</text:p>
          </table:table-cell>
          <table:table-cell table:formula="of:=[.C27]*([.$F$24]-[.$B$22])+[.$B$22]" office:value-type="float" office:value="103276278.039418" calcext:value-type="float">
            <text:p>103276278.039418</text:p>
          </table:table-cell>
          <table:table-cell table:number-columns-repeated="4"/>
        </table:table-row>
        <table:table-row table:style-name="ro1">
          <table:table-cell office:value-type="float" office:value="0.0028" calcext:value-type="float">
            <text:p>0.0028</text:p>
          </table:table-cell>
          <table:table-cell table:style-name="Default" table:formula="of:=([.A28]-[.$A$22])/([.$E$24]-[.$A$22])" office:value-type="float" office:value="0.0964683713562174" calcext:value-type="float">
            <text:p>0.096468371356217</text:p>
          </table:table-cell>
          <table:table-cell table:formula="of:=[.$G$24]*[.B28]+((1-[.$G$24])*[.B28])/((1+[.B28]^[.$H$24])^(1/[.$H$24]))" office:value-type="float" office:value="0.0964683713555454" calcext:value-type="float">
            <text:p>0.096468371355546</text:p>
          </table:table-cell>
          <table:table-cell table:formula="of:=[.C28]*([.$F$24]-[.$B$22])+[.$B$22]" office:value-type="float" office:value="91398494.3510917" calcext:value-type="float">
            <text:p>91398494.3510917</text:p>
          </table:table-cell>
          <table:table-cell table:number-columns-repeated="4"/>
        </table:table-row>
        <table:table-row table:style-name="ro1">
          <table:table-cell office:value-type="float" office:value="0.0026" calcext:value-type="float">
            <text:p>0.0026</text:p>
          </table:table-cell>
          <table:table-cell table:style-name="Default" table:formula="of:=([.A29]-[.$A$22])/([.$E$24]-[.$A$22])" office:value-type="float" office:value="0.192936742712435" calcext:value-type="float">
            <text:p>0.192936742712435</text:p>
          </table:table-cell>
          <table:table-cell table:formula="of:=[.$G$24]*[.B29]+((1-[.$G$24])*[.B29])/((1+[.B29]^[.$H$24])^(1/[.$H$24]))" office:value-type="float" office:value="0.192936741336193" calcext:value-type="float">
            <text:p>0.192936741336193</text:p>
          </table:table-cell>
          <table:table-cell table:formula="of:=[.C29]*([.$F$24]-[.$B$22])+[.$B$22]" office:value-type="float" office:value="79520710.8320512" calcext:value-type="float">
            <text:p>79520710.8320512</text:p>
          </table:table-cell>
          <table:table-cell table:number-columns-repeated="4"/>
        </table:table-row>
        <table:table-row table:style-name="ro1">
          <table:table-cell office:value-type="float" office:value="0.0024" calcext:value-type="float">
            <text:p>0.0024</text:p>
          </table:table-cell>
          <table:table-cell table:style-name="Default" table:formula="of:=([.A30]-[.$A$22])/([.$E$24]-[.$A$22])" office:value-type="float" office:value="0.289405114068652" calcext:value-type="float">
            <text:p>0.289405114068652</text:p>
          </table:table-cell>
          <table:table-cell table:formula="of:=[.$G$24]*[.B30]+((1-[.$G$24])*[.B30])/((1+[.B30]^[.$H$24])^(1/[.$H$24]))" office:value-type="float" office:value="0.289404995027322" calcext:value-type="float">
            <text:p>0.289404995027322</text:p>
          </table:table-cell>
          <table:table-cell table:formula="of:=[.C30]*([.$F$24]-[.$B$22])+[.$B$22]" office:value-type="float" office:value="67642941.6312968" calcext:value-type="float">
            <text:p>67642941.6312968</text:p>
          </table:table-cell>
          <table:table-cell table:number-columns-repeated="4"/>
        </table:table-row>
        <table:table-row table:style-name="ro1">
          <table:table-cell office:value-type="float" office:value="0.0022" calcext:value-type="float">
            <text:p>0.0022</text:p>
          </table:table-cell>
          <table:table-cell table:style-name="Default" table:formula="of:=([.A31]-[.$A$22])/([.$E$24]-[.$A$22])" office:value-type="float" office:value="0.385873485424869" calcext:value-type="float">
            <text:p>0.385873485424869</text:p>
          </table:table-cell>
          <table:table-cell table:formula="of:=[.$G$24]*[.B31]+((1-[.$G$24])*[.B31])/((1+[.B31]^[.$H$24])^(1/[.$H$24]))" office:value-type="float" office:value="0.38587066699407" calcext:value-type="float">
            <text:p>0.38587066699407</text:p>
          </table:table-cell>
          <table:table-cell table:formula="of:=[.C31]*([.$F$24]-[.$B$22])+[.$B$22]" office:value-type="float" office:value="55765490.308447" calcext:value-type="float">
            <text:p>55765490.308447</text:p>
          </table:table-cell>
          <table:table-cell table:number-columns-repeated="4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style-name="Default" table:formula="of:=([.A32]-[.$A$22])/([.$E$24]-[.$A$22])" office:value-type="float" office:value="0.482341856781087" calcext:value-type="float">
            <text:p>0.482341856781087</text:p>
          </table:table-cell>
          <table:table-cell table:formula="of:=[.$G$24]*[.B32]+((1-[.$G$24])*[.B32])/((1+[.B32]^[.$H$24])^(1/[.$H$24]))" office:value-type="float" office:value="0.482309056902793" calcext:value-type="float">
            <text:p>0.482309056902793</text:p>
          </table:table-cell>
          <table:table-cell table:formula="of:=[.C32]*([.$F$24]-[.$B$22])+[.$B$22]" office:value-type="float" office:value="43891398.121646" calcext:value-type="float">
            <text:p>43891398.121646</text:p>
          </table:table-cell>
          <table:table-cell table:number-columns-repeated="4"/>
        </table:table-row>
        <table:table-row table:style-name="ro1">
          <table:table-cell office:value-type="float" office:value="0.0018" calcext:value-type="float">
            <text:p>0.0018</text:p>
          </table:table-cell>
          <table:table-cell table:style-name="Default" table:formula="of:=([.A33]-[.$A$22])/([.$E$24]-[.$A$22])" office:value-type="float" office:value="0.578810228137304" calcext:value-type="float">
            <text:p>0.578810228137304</text:p>
          </table:table-cell>
          <table:table-cell table:formula="of:=[.$G$24]*[.B33]+((1-[.$G$24])*[.B33])/((1+[.B33]^[.$H$24])^(1/[.$H$24]))" office:value-type="float" office:value="0.578566995192061" calcext:value-type="float">
            <text:p>0.578566995192061</text:p>
          </table:table-cell>
          <table:table-cell table:formula="of:=[.C33]*([.$F$24]-[.$B$22])+[.$B$22]" office:value-type="float" office:value="32039524.256477" calcext:value-type="float">
            <text:p>32039524.256477</text:p>
          </table:table-cell>
          <table:table-cell table:number-columns-repeated="4"/>
        </table:table-row>
        <table:table-row table:style-name="ro1">
          <table:table-cell office:value-type="float" office:value="0.0016" calcext:value-type="float">
            <text:p>0.0016</text:p>
          </table:table-cell>
          <table:table-cell table:style-name="Default" table:formula="of:=([.A34]-[.$A$22])/([.$E$24]-[.$A$22])" office:value-type="float" office:value="0.675278599493522" calcext:value-type="float">
            <text:p>0.675278599493522</text:p>
          </table:table-cell>
          <table:table-cell table:formula="of:=[.$G$24]*[.B34]+((1-[.$G$24])*[.B34])/((1+[.B34]^[.$H$24])^(1/[.$H$24]))" office:value-type="float" office:value="0.673964062332042" calcext:value-type="float">
            <text:p>0.673964062332042</text:p>
          </table:table-cell>
          <table:table-cell table:formula="of:=[.C34]*([.$F$24]-[.$B$22])+[.$B$22]" office:value-type="float" office:value="20293646.1819602" calcext:value-type="float">
            <text:p>20293646.1819602</text:p>
          </table:table-cell>
          <table:table-cell table:number-columns-repeated="4"/>
        </table:table-row>
        <table:table-row table:style-name="ro1">
          <table:table-cell office:value-type="float" office:value="0.0014" calcext:value-type="float">
            <text:p>0.0014</text:p>
          </table:table-cell>
          <table:table-cell table:style-name="Default" table:formula="of:=([.A35]-[.$A$22])/([.$E$24]-[.$A$22])" office:value-type="float" office:value="0.771746970849739" calcext:value-type="float">
            <text:p>0.771746970849739</text:p>
          </table:table-cell>
          <table:table-cell table:formula="of:=[.$G$24]*[.B35]+((1-[.$G$24])*[.B35])/((1+[.B35]^[.$H$24])^(1/[.$H$24]))" office:value-type="float" office:value="0.766200732169146" calcext:value-type="float">
            <text:p>0.766200732169146</text:p>
          </table:table-cell>
          <table:table-cell table:formula="of:=[.C35]*([.$F$24]-[.$B$22])+[.$B$22]" office:value-type="float" office:value="8936895.80811103" calcext:value-type="float">
            <text:p>8936895.80811103</text:p>
          </table:table-cell>
          <table:table-cell table:number-columns-repeated="4"/>
        </table:table-row>
        <table:table-row table:style-name="ro1">
          <table:table-cell office:value-type="float" office:value="0.0012" calcext:value-type="float">
            <text:p>0.0012</text:p>
          </table:table-cell>
          <table:table-cell table:style-name="Default" table:formula="of:=([.A36]-[.$A$22])/([.$E$24]-[.$A$22])" office:value-type="float" office:value="0.868215342205956" calcext:value-type="float">
            <text:p>0.868215342205956</text:p>
          </table:table-cell>
          <table:table-cell table:formula="of:=[.$G$24]*[.B36]+((1-[.$G$24])*[.B36])/((1+[.B36]^[.$H$24])^(1/[.$H$24]))" office:value-type="float" office:value="0.849545018997527" calcext:value-type="float">
            <text:p>0.849545018997527</text:p>
          </table:table-cell>
          <table:table-cell table:formula="of:=[.C36]*([.$F$24]-[.$B$22])+[.$B$22]" office:value-type="float" office:value="-1324969.26429477" calcext:value-type="float">
            <text:p>-1324969.26429477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Default" table:formula="of:=([.A37]-[.$A$22])/([.$E$24]-[.$A$22])" office:value-type="float" office:value="0.964683713562174" calcext:value-type="float">
            <text:p>0.964683713562174</text:p>
          </table:table-cell>
          <table:table-cell table:formula="of:=[.$G$24]*[.B37]+((1-[.$G$24])*[.B37])/((1+[.B37]^[.$H$24])^(1/[.$H$24]))" office:value-type="float" office:value="0.915036981284836" calcext:value-type="float">
            <text:p>0.915036981284836</text:p>
          </table:table-cell>
          <table:table-cell table:formula="of:=[.C37]*([.$F$24]-[.$B$22])+[.$B$22]" office:value-type="float" office:value="-9388745.50973015" calcext:value-type="float">
            <text:p>-9388745.5097301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Eps0</text:p>
          </table:table-cell>
          <table:table-cell table:style-name="ce1" office:value-type="string" calcext:value-type="string">
            <text:p>Sig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" table:formula="of:=([.B22]-[.D37]-[.A22]*[.C22]+[.A37]*[.C10])/([.C10]-[.C22])" office:value-type="float" office:value="0.00283933710537779" calcext:value-type="float">
            <text:p>0.002839337105378</text:p>
          </table:table-cell>
          <table:table-cell table:style-name="ce1" table:formula="of:=([.E40]-[.A37])*[.C10]+[.D37]" office:value-type="float" office:value="99847495.8289805" calcext:value-type="float">
            <text:p>99847495.8289805</text:p>
          </table:table-cell>
          <table:table-cell table:style-name="ce1" table:formula="of:=[.C22]/[.C10]" office:value-type="float" office:value="0.359351032448378" calcext:value-type="float">
            <text:p>0.359351032448378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ps</text:p>
          </table:table-cell>
          <table:table-cell office:value-type="string" calcext:value-type="string">
            <text:p>Eps*</text:p>
          </table:table-cell>
          <table:table-cell table:style-name="ce1" office:value-type="string" calcext:value-type="string">
            <text:p>Sig*</text:p>
          </table:table-cell>
          <table:table-cell table:style-name="ce1" office:value-type="string" calcext:value-type="string">
            <text:p>Sig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([.A43]-[.$A$37])/([.$E$40]-[.$A$37])" office:value-type="float" office:value="0" calcext:value-type="float">
            <text:p>0</text:p>
          </table:table-cell>
          <table:table-cell table:formula="of:=[.$G$40]*[.B43]+((1-[.$G$40])*[.B43])/((1+[.B43]^[.$H$40])^(1/[.$H$40]))" office:value-type="float" office:value="0" calcext:value-type="float">
            <text:p>0</text:p>
          </table:table-cell>
          <table:table-cell table:formula="of:=[.C43]*([.$F$40]-[.$D$37])+[.$D$37]" office:value-type="float" office:value="-9388745.50973015" calcext:value-type="float">
            <text:p>-9388745.50973015</text:p>
          </table:table-cell>
          <table:table-cell table:number-columns-repeated="4"/>
        </table:table-row>
        <table:table-row table:style-name="ro1">
          <table:table-cell office:value-type="float" office:value="0.0013" calcext:value-type="float">
            <text:p>0.0013</text:p>
          </table:table-cell>
          <table:table-cell table:formula="of:=([.A44]-[.$A$37])/([.$E$40]-[.$A$37])" office:value-type="float" office:value="0.163102238911437" calcext:value-type="float">
            <text:p>0.163102238911437</text:p>
          </table:table-cell>
          <table:table-cell table:formula="of:=[.$G$40]*[.B44]+((1-[.$G$40])*[.B44])/((1+[.B44]^[.$H$40])^(1/[.$H$40]))" office:value-type="float" office:value="0.163102238772224" calcext:value-type="float">
            <text:p>0.163102238772224</text:p>
          </table:table-cell>
          <table:table-cell table:formula="of:=[.C44]*([.$F$40]-[.$D$37])+[.$D$37]" office:value-type="float" office:value="8427930.00767656" calcext:value-type="float">
            <text:p>8427930.00767656</text:p>
          </table:table-cell>
          <table:table-cell table:number-columns-repeated="4"/>
        </table:table-row>
        <table:table-row table:style-name="ro1">
          <table:table-cell office:value-type="float" office:value="0.0016" calcext:value-type="float">
            <text:p>0.0016</text:p>
          </table:table-cell>
          <table:table-cell table:formula="of:=([.A45]-[.$A$37])/([.$E$40]-[.$A$37])" office:value-type="float" office:value="0.326204477822874" calcext:value-type="float">
            <text:p>0.326204477822874</text:p>
          </table:table-cell>
          <table:table-cell table:formula="of:=[.$G$40]*[.B45]+((1-[.$G$40])*[.B45])/((1+[.B45]^[.$H$40])^(1/[.$H$40]))" office:value-type="float" office:value="0.326204192717126" calcext:value-type="float">
            <text:p>0.326204192717126</text:p>
          </table:table-cell>
          <table:table-cell table:formula="of:=[.C45]*([.$F$40]-[.$D$37])+[.$D$37]" office:value-type="float" office:value="26244574.4116171" calcext:value-type="float">
            <text:p>26244574.4116171</text:p>
          </table:table-cell>
          <table:table-cell table:number-columns-repeated="4"/>
        </table:table-row>
        <table:table-row table:style-name="ro1">
          <table:table-cell office:value-type="float" office:value="0.0019" calcext:value-type="float">
            <text:p>0.0019</text:p>
          </table:table-cell>
          <table:table-cell table:formula="of:=([.A46]-[.$A$37])/([.$E$40]-[.$A$37])" office:value-type="float" office:value="0.489306716734311" calcext:value-type="float">
            <text:p>0.489306716734311</text:p>
          </table:table-cell>
          <table:table-cell table:formula="of:=[.$G$40]*[.B46]+((1-[.$G$40])*[.B46])/((1+[.B46]^[.$H$40])^(1/[.$H$40]))" office:value-type="float" office:value="0.489282066262806" calcext:value-type="float">
            <text:p>0.489282066262806</text:p>
          </table:table-cell>
          <table:table-cell table:formula="of:=[.C46]*([.$F$40]-[.$D$37])+[.$D$37]" office:value-type="float" office:value="44058588.3632568" calcext:value-type="float">
            <text:p>44058588.3632568</text:p>
          </table:table-cell>
          <table:table-cell table:number-columns-repeated="4"/>
        </table:table-row>
        <table:table-row table:style-name="ro1">
          <table:table-cell office:value-type="float" office:value="0.0022" calcext:value-type="float">
            <text:p>0.0022</text:p>
          </table:table-cell>
          <table:table-cell table:formula="of:=([.A47]-[.$A$37])/([.$E$40]-[.$A$37])" office:value-type="float" office:value="0.652408955645748" calcext:value-type="float">
            <text:p>0.652408955645748</text:p>
          </table:table-cell>
          <table:table-cell table:formula="of:=[.$G$40]*[.B47]+((1-[.$G$40])*[.B47])/((1+[.B47]^[.$H$40])^(1/[.$H$40]))" office:value-type="float" office:value="0.651829497719992" calcext:value-type="float">
            <text:p>0.651829497719992</text:p>
          </table:table-cell>
          <table:table-cell table:formula="of:=[.C47]*([.$F$40]-[.$D$37])+[.$D$37]" office:value-type="float" office:value="61814658.8149014" calcext:value-type="float">
            <text:p>61814658.8149014</text:p>
          </table:table-cell>
          <table:table-cell table:number-columns-repeated="4"/>
        </table:table-row>
        <table:table-row table:style-name="ro1">
          <table:table-cell office:value-type="float" office:value="0.0025" calcext:value-type="float">
            <text:p>0.0025</text:p>
          </table:table-cell>
          <table:table-cell table:formula="of:=([.A48]-[.$A$37])/([.$E$40]-[.$A$37])" office:value-type="float" office:value="0.815511194557185" calcext:value-type="float">
            <text:p>0.815511194557185</text:p>
          </table:table-cell>
          <table:table-cell table:formula="of:=[.$G$40]*[.B48]+((1-[.$G$40])*[.B48])/((1+[.B48]^[.$H$40])^(1/[.$H$40]))" office:value-type="float" office:value="0.80915984988041" calcext:value-type="float">
            <text:p>0.80915984988041</text:p>
          </table:table-cell>
          <table:table-cell table:formula="of:=[.C48]*([.$F$40]-[.$D$37])+[.$D$37]" office:value-type="float" office:value="79000835.1334012" calcext:value-type="float">
            <text:p>79000835.1334012</text:p>
          </table:table-cell>
          <table:table-cell table:number-columns-repeated="4"/>
        </table:table-row>
        <table:table-row table:style-name="ro1">
          <table:table-cell office:value-type="float" office:value="0.0028" calcext:value-type="float">
            <text:p>0.0028</text:p>
          </table:table-cell>
          <table:table-cell table:formula="of:=([.A49]-[.$A$37])/([.$E$40]-[.$A$37])" office:value-type="float" office:value="0.978613433468623" calcext:value-type="float">
            <text:p>0.978613433468623</text:p>
          </table:table-cell>
          <table:table-cell table:formula="of:=[.$G$40]*[.B49]+((1-[.$G$40])*[.B49])/((1+[.B49]^[.$H$40])^(1/[.$H$40]))" office:value-type="float" office:value="0.942641270847451" calcext:value-type="float">
            <text:p>0.942641270847451</text:p>
          </table:table-cell>
          <table:table-cell table:formula="of:=[.C49]*([.$F$40]-[.$D$37])+[.$D$37]" office:value-type="float" office:value="93581843.848391" calcext:value-type="float">
            <text:p>93581843.848391</text:p>
          </table:table-cell>
          <table:table-cell table:number-columns-repeated="4"/>
        </table:table-row>
        <table:table-row table:style-name="ro1">
          <table:table-cell office:value-type="float" office:value="0.0031" calcext:value-type="float">
            <text:p>0.0031</text:p>
          </table:table-cell>
          <table:table-cell table:formula="of:=([.A50]-[.$A$37])/([.$E$40]-[.$A$37])" office:value-type="float" office:value="1.14171567238006" calcext:value-type="float">
            <text:p>1.14171567238006</text:p>
          </table:table-cell>
          <table:table-cell table:formula="of:=[.$G$40]*[.B50]+((1-[.$G$40])*[.B50])/((1+[.B50]^[.$H$40])^(1/[.$H$40]))" office:value-type="float" office:value="1.03600594243677" calcext:value-type="float">
            <text:p>1.03600594243677</text:p>
          </table:table-cell>
          <table:table-cell table:formula="of:=[.C50]*([.$F$40]-[.$D$37])+[.$D$37]" office:value-type="float" office:value="103780649.646632" calcext:value-type="float">
            <text:p>103780649.646632</text:p>
          </table:table-cell>
          <table:table-cell table:number-columns-repeated="4"/>
        </table:table-row>
        <table:table-row table:style-name="ro1">
          <table:table-cell office:value-type="float" office:value="0.0034" calcext:value-type="float">
            <text:p>0.0034</text:p>
          </table:table-cell>
          <table:table-cell table:formula="of:=([.A51]-[.$A$37])/([.$E$40]-[.$A$37])" office:value-type="float" office:value="1.3048179112915" calcext:value-type="float">
            <text:p>1.3048179112915</text:p>
          </table:table-cell>
          <table:table-cell table:formula="of:=[.$G$40]*[.B51]+((1-[.$G$40])*[.B51])/((1+[.B51]^[.$H$40])^(1/[.$H$40]))" office:value-type="float" office:value="1.10522243741979" calcext:value-type="float">
            <text:p>1.10522243741979</text:p>
          </table:table-cell>
          <table:table-cell table:formula="of:=[.C51]*([.$F$40]-[.$D$37])+[.$D$37]" office:value-type="float" office:value="111341599.397216" calcext:value-type="float">
            <text:p>111341599.397216</text:p>
          </table:table-cell>
          <table:table-cell table:number-columns-repeated="4"/>
        </table:table-row>
        <table:table-row table:style-name="ro1">
          <table:table-cell office:value-type="float" office:value="0.0037" calcext:value-type="float">
            <text:p>0.0037</text:p>
          </table:table-cell>
          <table:table-cell table:formula="of:=([.A52]-[.$A$37])/([.$E$40]-[.$A$37])" office:value-type="float" office:value="1.46792015020293" calcext:value-type="float">
            <text:p>1.46792015020293</text:p>
          </table:table-cell>
          <table:table-cell table:formula="of:=[.$G$40]*[.B52]+((1-[.$G$40])*[.B52])/((1+[.B52]^[.$H$40])^(1/[.$H$40]))" office:value-type="float" office:value="1.16678457495343" calcext:value-type="float">
            <text:p>1.16678457495343</text:p>
          </table:table-cell>
          <table:table-cell table:formula="of:=[.C52]*([.$F$40]-[.$D$37])+[.$D$37]" office:value-type="float" office:value="118066415.910168" calcext:value-type="float">
            <text:p>118066415.910168</text:p>
          </table:table-cell>
          <table:table-cell table:number-columns-repeated="4"/>
        </table:table-row>
        <table:table-row table:style-name="ro1">
          <table:table-cell office:value-type="float" office:value="0.004" calcext:value-type="float">
            <text:p>0.004</text:p>
          </table:table-cell>
          <table:table-cell table:formula="of:=([.A53]-[.$A$37])/([.$E$40]-[.$A$37])" office:value-type="float" office:value="1.63102238911437" calcext:value-type="float">
            <text:p>1.63102238911437</text:p>
          </table:table-cell>
          <table:table-cell table:formula="of:=[.$G$40]*[.B53]+((1-[.$G$40])*[.B53])/((1+[.B53]^[.$H$40])^(1/[.$H$40]))" office:value-type="float" office:value="1.22627965927231" calcext:value-type="float">
            <text:p>1.22627965927231</text:p>
          </table:table-cell>
          <table:table-cell table:formula="of:=[.C53]*([.$F$40]-[.$D$37])+[.$D$37]" office:value-type="float" office:value="124565435.299292" calcext:value-type="float">
            <text:p>124565435.29929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2">
      <number:scientific-number number:decimal-places="4" number:min-decimal-places="4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 style:data-style-name="N2" text:time-value="20:17:40.909123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9T20:17:43.512115265</meta:creation-date>
    <meta:editing-duration>PT10H26M43S</meta:editing-duration>
    <meta:editing-cycles>3</meta:editing-cycles>
    <meta:generator>LibreOffice/7.0.6.2$Linux_X86_64 LibreOffice_project/00$Build-2</meta:generator>
    <dc:date>2021-06-22T07:57:43.278200583</dc:date>
    <meta:document-statistic meta:table-count="4" meta:cell-count="1215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955cm" style:legend-expansion="high" chart:style-name="ch2"/>
        <chart:plot-area chart:style-name="ch3" table:cell-range-address="'Bersfort-Creep'.A5:'Bersfort-Creep'.B8 'Bersfort-Creep'.B10:'Bersfort-Creep'.B24" svg:x="0.319cm" svg:y="0.18cm" svg:width="12.508cm" svg:height="8.646cm">
          <chart:coordinate-region svg:x="1.602cm" svg:y="0.379cm" svg:width="10.3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ersfort-Creep'.B5:'Bersfort-Creep'.B8" chart:class="chart:scatter">
            <chart:domain table:cell-range-address="'Bersfort-Creep'.A5:'Bersfort-Creep'.A8"/>
            <chart:data-point chart:repeated="4"/>
          </chart:series>
          <chart:series chart:style-name="ch7" chart:values-cell-range-address="'Bersfort-Creep'.B10:'Bersfort-Creep'.B24" chart:class="chart:scatter">
            <chart:domain table:cell-range-address="'Bersfort-Creep'.A10:'Bersfort-Creep'.A24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rsfort-Creep'.A5:'Bersfort-Creep'.A8</svg:desc>
                </draw:g>
              </table:table-cell>
              <table:table-cell office:value-type="float" office:value="0">
                <text:p>0</text:p>
                <draw:g>
                  <svg:desc>'Bersfort-Creep'.B5:'Bersfort-Creep'.B8</svg:desc>
                </draw:g>
              </table:table-cell>
              <table:table-cell office:value-type="float" office:value="0">
                <text:p>0</text:p>
                <draw:g>
                  <svg:desc>'Bersfort-Creep'.A10:'Bersfort-Creep'.A24</svg:desc>
                </draw:g>
              </table:table-cell>
              <table:table-cell office:value-type="float" office:value="0">
                <text:p>0</text:p>
                <draw:g>
                  <svg:desc>'Bersfort-Creep'.B10:'Bersfort-Creep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193835.7669139">
                <text:p>60193835.7669139</text:p>
              </table:table-cell>
              <table:table-cell office:value-type="float" office:value="0.00004451">
                <text:p>0.00004451</text:p>
              </table:table-cell>
              <table:table-cell office:value-type="float" office:value="15000000">
                <text:p>15000000</text:p>
              </table:table-cell>
              <table:table-cell office:value-type="float" office:value="0.0000110916673027005">
                <text:p>0.0000110916673027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310137.2270623">
                <text:p>96310137.2270623</text:p>
              </table:table-cell>
              <table:table-cell office:value-type="float" office:value="0.00007196">
                <text:p>0.00007196</text:p>
              </table:table-cell>
              <table:table-cell office:value-type="float" office:value="30000000">
                <text:p>30000000</text:p>
              </table:table-cell>
              <table:table-cell office:value-type="float" office:value="0.0000221833346054009">
                <text:p>0.0000221833346054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542740.147359">
                <text:p>168542740.147359</text:p>
              </table:table-cell>
              <table:table-cell office:value-type="float" office:value="0.00039655">
                <text:p>0.00039655</text:p>
              </table:table-cell>
              <table:table-cell office:value-type="float" office:value="45000000">
                <text:p>45000000</text:p>
              </table:table-cell>
              <table:table-cell office:value-type="float" office:value="0.0000332750019081013">
                <text:p>0.0000332750019081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000">
                <text:p>60000000</text:p>
              </table:table-cell>
              <table:table-cell office:value-type="float" office:value="0.0000443666692108018">
                <text:p>0.00004436666921080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0000">
                <text:p>75000000</text:p>
              </table:table-cell>
              <table:table-cell office:value-type="float" office:value="0.0000557633452143951">
                <text:p>0.0000557633452143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000">
                <text:p>90000000</text:p>
              </table:table-cell>
              <table:table-cell office:value-type="float" office:value="0.0000671640142572742">
                <text:p>0.0000671640142572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00000">
                <text:p>105000000</text:p>
              </table:table-cell>
              <table:table-cell office:value-type="float" office:value="0.000111009438112873">
                <text:p>0.000111009438112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00000">
                <text:p>120000000</text:p>
              </table:table-cell>
              <table:table-cell office:value-type="float" office:value="0.000178414595938522">
                <text:p>0.000178414595938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000000">
                <text:p>135000000</text:p>
              </table:table-cell>
              <table:table-cell office:value-type="float" office:value="0.00024581975376417">
                <text:p>0.00024581975376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00000">
                <text:p>150000000</text:p>
              </table:table-cell>
              <table:table-cell office:value-type="float" office:value="0.000313224911589819">
                <text:p>0.000313224911589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000000">
                <text:p>165000000</text:p>
              </table:table-cell>
              <table:table-cell office:value-type="float" office:value="0.000380630069415467">
                <text:p>0.000380630069415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0000">
                <text:p>180000000</text:p>
              </table:table-cell>
              <table:table-cell office:value-type="float" office:value="0.000448035227241116">
                <text:p>0.000448035227241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000000">
                <text:p>195000000</text:p>
              </table:table-cell>
              <table:table-cell office:value-type="float" office:value="0.000515440385066764">
                <text:p>0.0005154403850667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000000">
                <text:p>210000000</text:p>
              </table:table-cell>
              <table:table-cell office:value-type="float" office:value="0.000582845542892413">
                <text:p>0.0005828455428924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'Bersfort-Creep'.C10:'Bersfort-Creep'.C24 'Bersfort-Creep'.B7:'Bersfort-Creep'.B9 'Bersfort-Creep'.D7:'Bersfort-Creep'.D9" chart:data-source-has-labels="column" svg:x="0.32cm" svg:y="0.18cm" svg:width="12.508cm" svg:height="8.64cm">
          <chart:coordinate-region svg:x="1.232cm" svg:y="0.379cm" svg:width="10.761cm" svg:height="7.794cm"/>
          <chart:axis chart:dimension="x" chart:name="primary-x" chart:style-name="ch4" chartooo:axis-type="auto">
            <chart:categories table:cell-range-address="'Bersfort-Creep'.C10:'Bersfort-Creep'.C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ersfort-Creep'.D7:'Bersfort-Creep'.D9" chart:class="chart:scatter">
            <chart:domain table:cell-range-address="'Bersfort-Creep'.B7:'Bersfort-Creep'.B9"/>
            <chart:data-point chart:repeated="3"/>
          </chart:series>
          <chart:series chart:style-name="ch7" chart:values-cell-range-address="'Bersfort-Creep'.C10:'Bersfort-Creep'.C24" chart:class="chart:scatter">
            <chart:domain table:cell-range-address="'Bersfort-Creep'.A10:'Bersfort-Creep'.A24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202218666666667">
                <text:p>0.202218666666667</text:p>
                <draw:g>
                  <svg:desc>'Bersfort-Creep'.C10:'Bersfort-Creep'.C24</svg:desc>
                </draw:g>
              </table:table-cell>
              <table:table-cell office:value-type="float" office:value="0.00007196">
                <text:p>0.00007196</text:p>
                <draw:g>
                  <svg:desc>'Bersfort-Creep'.B7:'Bersfort-Creep'.B9</svg:desc>
                </draw:g>
              </table:table-cell>
              <table:table-cell office:value-type="float" office:value="NaN">
                <text:p>NaN</text:p>
                <draw:g>
                  <svg:desc>'Bersfort-Creep'.D7:'Bersfort-Creep'.D9</svg:desc>
                </draw:g>
              </table:table-cell>
              <table:table-cell office:value-type="float" office:value="0">
                <text:p>0</text:p>
                <draw:g>
                  <svg:desc>'Bersfort-Creep'.A10:'Bersfort-Creep'.A24</svg:desc>
                </draw:g>
              </table:table-cell>
              <table:table-cell office:value-type="float" office:value="0.202218666666667">
                <text:p>0.202218666666667</text:p>
                <draw:g>
                  <svg:desc>'Bersfort-Creep'.C10:'Bersfort-Creep'.C24</svg:desc>
                </draw:g>
              </table:table-cell>
            </table:table-row>
            <table:table-row>
              <table:table-cell office:value-type="float" office:value="0.207112440194253">
                <text:p>0.207112440194253</text:p>
              </table:table-cell>
              <table:table-cell office:value-type="float" office:value="0.00039655">
                <text:p>0.00039655</text:p>
              </table:table-cell>
              <table:table-cell office:value-type="float" office:value="NaN">
                <text:p>NaN</text:p>
              </table:table-cell>
              <table:table-cell office:value-type="float" office:value="15000000">
                <text:p>15000000</text:p>
              </table:table-cell>
              <table:table-cell office:value-type="float" office:value="0.207112440194253">
                <text:p>0.207112440194253</text:p>
              </table:table-cell>
            </table:table-row>
            <table:table-row>
              <table:table-cell office:value-type="float" office:value="0.212006213721839">
                <text:p>0.21200621372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000">
                <text:p>30000000</text:p>
              </table:table-cell>
              <table:table-cell office:value-type="float" office:value="0.212006213721839">
                <text:p>0.212006213721839</text:p>
              </table:table-cell>
            </table:table-row>
            <table:table-row>
              <table:table-cell office:value-type="float" office:value="0.216899987249425">
                <text:p>0.21689998724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00000">
                <text:p>45000000</text:p>
              </table:table-cell>
              <table:table-cell office:value-type="float" office:value="0.216899987249425">
                <text:p>0.216899987249425</text:p>
              </table:table-cell>
            </table:table-row>
            <table:table-row>
              <table:table-cell office:value-type="float" office:value="0.221793760777012">
                <text:p>0.221793760777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000">
                <text:p>60000000</text:p>
              </table:table-cell>
              <table:table-cell office:value-type="float" office:value="0.221793760777012">
                <text:p>0.221793760777012</text:p>
              </table:table-cell>
            </table:table-row>
            <table:table-row>
              <table:table-cell office:value-type="float" office:value="0.226687534304598">
                <text:p>0.226687534304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0000">
                <text:p>75000000</text:p>
              </table:table-cell>
              <table:table-cell office:value-type="float" office:value="0.226687534304598">
                <text:p>0.226687534304598</text:p>
              </table:table-cell>
            </table:table-row>
            <table:table-row>
              <table:table-cell office:value-type="float" office:value="0.231581307832184">
                <text:p>0.23158130783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000">
                <text:p>90000000</text:p>
              </table:table-cell>
              <table:table-cell office:value-type="float" office:value="0.231581307832184">
                <text:p>0.231581307832184</text:p>
              </table:table-cell>
            </table:table-row>
            <table:table-row>
              <table:table-cell office:value-type="float" office:value="0.225075807016916">
                <text:p>0.225075807016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00000">
                <text:p>105000000</text:p>
              </table:table-cell>
              <table:table-cell office:value-type="float" office:value="0.225075807016916">
                <text:p>0.225075807016916</text:p>
              </table:table-cell>
            </table:table-row>
            <table:table-row>
              <table:table-cell office:value-type="float" office:value="0.210292731828856">
                <text:p>0.210292731828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00000">
                <text:p>120000000</text:p>
              </table:table-cell>
              <table:table-cell office:value-type="float" office:value="0.210292731828856">
                <text:p>0.210292731828856</text:p>
              </table:table-cell>
            </table:table-row>
            <table:table-row>
              <table:table-cell office:value-type="float" office:value="0.195509656640797">
                <text:p>0.195509656640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000000">
                <text:p>135000000</text:p>
              </table:table-cell>
              <table:table-cell office:value-type="float" office:value="0.195509656640797">
                <text:p>0.195509656640797</text:p>
              </table:table-cell>
            </table:table-row>
            <table:table-row>
              <table:table-cell office:value-type="float" office:value="0.180726581452737">
                <text:p>0.180726581452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00000">
                <text:p>150000000</text:p>
              </table:table-cell>
              <table:table-cell office:value-type="float" office:value="0.180726581452737">
                <text:p>0.180726581452737</text:p>
              </table:table-cell>
            </table:table-row>
            <table:table-row>
              <table:table-cell office:value-type="float" office:value="0.165943506264678">
                <text:p>0.165943506264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000000">
                <text:p>165000000</text:p>
              </table:table-cell>
              <table:table-cell office:value-type="float" office:value="0.165943506264678">
                <text:p>0.165943506264678</text:p>
              </table:table-cell>
            </table:table-row>
            <table:table-row>
              <table:table-cell office:value-type="float" office:value="0.151160431076618">
                <text:p>0.151160431076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0000">
                <text:p>180000000</text:p>
              </table:table-cell>
              <table:table-cell office:value-type="float" office:value="0.151160431076618">
                <text:p>0.151160431076618</text:p>
              </table:table-cell>
            </table:table-row>
            <table:table-row>
              <table:table-cell office:value-type="float" office:value="0.136377355888558">
                <text:p>0.13637735588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000000">
                <text:p>195000000</text:p>
              </table:table-cell>
              <table:table-cell office:value-type="float" office:value="0.136377355888558">
                <text:p>0.136377355888558</text:p>
              </table:table-cell>
            </table:table-row>
            <table:table-row>
              <table:table-cell office:value-type="float" office:value="0.121594280700499">
                <text:p>0.12159428070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000000">
                <text:p>210000000</text:p>
              </table:table-cell>
              <table:table-cell office:value-type="float" office:value="0.121594280700499">
                <text:p>0.1215942807004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 3 2" chart:style-name="ch1">
        <chart:legend chart:legend-position="end" svg:x="13.146cm" svg:y="3.706cm" style:legend-expansion="high" chart:style-name="ch2"/>
        <chart:plot-area chart:style-name="ch3" table:cell-range-address="'Bersfort-Creep'.A28:'Bersfort-Creep'.C40 'Bersfort-Creep'.I28:'Bersfort-Creep'.I40" svg:x="0.319cm" svg:y="0.18cm" svg:width="12.508cm" svg:height="8.646cm">
          <chart:coordinate-region svg:x="1.602cm" svg:y="0.379cm" svg:width="10.575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ersfort-Creep'.B28:'Bersfort-Creep'.B40" chart:class="chart:scatter">
            <chart:domain table:cell-range-address="'Bersfort-Creep'.A28:'Bersfort-Creep'.A40"/>
            <chart:data-point chart:repeated="13"/>
          </chart:series>
          <chart:series chart:style-name="ch8" chart:values-cell-range-address="'Bersfort-Creep'.I28:'Bersfort-Creep'.I40" chart:class="chart:scatter">
            <chart:data-point chart:repeated="13"/>
          </chart:series>
          <chart:series chart:style-name="ch9" chart:values-cell-range-address="'Bersfort-Creep'.C28:'Bersfort-Creep'.C40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rsfort-Creep'.A28:'Bersfort-Creep'.A40</svg:desc>
                </draw:g>
              </table:table-cell>
              <table:table-cell office:value-type="float" office:value="0">
                <text:p>0</text:p>
                <draw:g>
                  <svg:desc>'Bersfort-Creep'.B28:'Bersfort-Creep'.B40</svg:desc>
                </draw:g>
              </table:table-cell>
              <table:table-cell office:value-type="float" office:value="NaN">
                <text:p>NaN</text:p>
                <draw:g>
                  <svg:desc>'Bersfort-Creep'.I28:'Bersfort-Creep'.I40</svg:desc>
                </draw:g>
              </table:table-cell>
              <table:table-cell office:value-type="float" office:value="0">
                <text:p>0</text:p>
                <draw:g>
                  <svg:desc>'Bersfort-Creep'.C28:'Bersfort-Creep'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01236435865661">
                <text:p>0.000001236435865661</text:p>
              </table:table-cell>
              <table:table-cell office:value-type="float" office:value="NaN">
                <text:p>NaN</text:p>
              </table:table-cell>
              <table:table-cell office:value-type="float" office:value="0.000123645">
                <text:p>0.0001236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00000176702617404703">
                <text:p>0.00000176702617404703</text:p>
              </table:table-cell>
              <table:table-cell office:value-type="float" office:value="NaN">
                <text:p>NaN</text:p>
              </table:table-cell>
              <table:table-cell office:value-type="float" office:value="0.000176706">
                <text:p>0.000176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0000206076559119398">
                <text:p>0.00000206076559119398</text:p>
              </table:table-cell>
              <table:table-cell office:value-type="float" office:value="NaN">
                <text:p>NaN</text:p>
              </table:table-cell>
              <table:table-cell office:value-type="float" office:value="0.000206081">
                <text:p>0.000206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00000240333441814429">
                <text:p>0.00000240333441814429</text:p>
              </table:table-cell>
              <table:table-cell office:value-type="float" office:value="NaN">
                <text:p>NaN</text:p>
              </table:table-cell>
              <table:table-cell office:value-type="float" office:value="0.000240339">
                <text:p>0.000240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00000262954909966197">
                <text:p>0.00000262954909966197</text:p>
              </table:table-cell>
              <table:table-cell office:value-type="float" office:value="NaN">
                <text:p>NaN</text:p>
              </table:table-cell>
              <table:table-cell office:value-type="float" office:value="0.000262961">
                <text:p>0.000262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0.00000280284975162577">
                <text:p>0.00000280284975162577</text:p>
              </table:table-cell>
              <table:table-cell office:value-type="float" office:value="NaN">
                <text:p>NaN</text:p>
              </table:table-cell>
              <table:table-cell office:value-type="float" office:value="0.000280292">
                <text:p>0.000280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0.00000294509957155647">
                <text:p>0.00000294509957155647</text:p>
              </table:table-cell>
              <table:table-cell office:value-type="float" office:value="NaN">
                <text:p>NaN</text:p>
              </table:table-cell>
              <table:table-cell office:value-type="float" office:value="0.000294517">
                <text:p>0.000294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0.00000306666895178331">
                <text:p>0.00000306666895178331</text:p>
              </table:table-cell>
              <table:table-cell office:value-type="float" office:value="NaN">
                <text:p>NaN</text:p>
              </table:table-cell>
              <table:table-cell office:value-type="float" office:value="0.000306675">
                <text:p>0.000306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">
                <text:p>7000</text:p>
              </table:table-cell>
              <table:table-cell office:value-type="float" office:value="0.00000317336121998762">
                <text:p>0.00000317336121998762</text:p>
              </table:table-cell>
              <table:table-cell office:value-type="float" office:value="NaN">
                <text:p>NaN</text:p>
              </table:table-cell>
              <table:table-cell office:value-type="float" office:value="0.000317345">
                <text:p>0.000317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0.00000326877802393165">
                <text:p>0.00000326877802393165</text:p>
              </table:table-cell>
              <table:table-cell office:value-type="float" office:value="NaN">
                <text:p>NaN</text:p>
              </table:table-cell>
              <table:table-cell office:value-type="float" office:value="0.000326887">
                <text:p>0.000326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">
                <text:p>9000</text:p>
              </table:table-cell>
              <table:table-cell office:value-type="float" office:value="0.0000033553202252018">
                <text:p>0.0000033553202252018</text:p>
              </table:table-cell>
              <table:table-cell office:value-type="float" office:value="NaN">
                <text:p>NaN</text:p>
              </table:table-cell>
              <table:table-cell office:value-type="float" office:value="0.000335541">
                <text:p>0.0003355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0.00000343467456727223">
                <text:p>0.00000343467456727223</text:p>
              </table:table-cell>
              <table:table-cell office:value-type="float" office:value="NaN">
                <text:p>NaN</text:p>
              </table:table-cell>
              <table:table-cell office:value-type="float" office:value="0.000343477">
                <text:p>0.0003434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 3 2" chart:style-name="ch1">
        <chart:legend chart:legend-position="end" svg:x="13.146cm" svg:y="3.706cm" style:legend-expansion="high" chart:style-name="ch2"/>
        <chart:plot-area chart:style-name="ch3" table:cell-range-address="'Bersfort-Creep'.A28:'Bersfort-Creep'.A40 'Bersfort-Creep'.D28:'Bersfort-Creep'.E40 'Bersfort-Creep'.I28:'Bersfort-Creep'.I40" svg:x="0.319cm" svg:y="0.18cm" svg:width="12.508cm" svg:height="8.646cm">
          <chart:coordinate-region svg:x="1.602cm" svg:y="0.379cm" svg:width="10.76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ersfort-Creep'.D28:'Bersfort-Creep'.D40" chart:class="chart:scatter">
            <chart:domain table:cell-range-address="'Bersfort-Creep'.A28:'Bersfort-Creep'.A40"/>
            <chart:data-point chart:repeated="13"/>
          </chart:series>
          <chart:series chart:style-name="ch8" chart:values-cell-range-address="'Bersfort-Creep'.I28:'Bersfort-Creep'.I40" chart:class="chart:scatter">
            <chart:data-point chart:repeated="13"/>
          </chart:series>
          <chart:series chart:style-name="ch9" chart:values-cell-range-address="'Bersfort-Creep'.E28:'Bersfort-Creep'.E40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rsfort-Creep'.A28:'Bersfort-Creep'.A40</svg:desc>
                </draw:g>
              </table:table-cell>
              <table:table-cell office:value-type="float" office:value="0">
                <text:p>0</text:p>
                <draw:g>
                  <svg:desc>'Bersfort-Creep'.D28:'Bersfort-Creep'.D40</svg:desc>
                </draw:g>
              </table:table-cell>
              <table:table-cell office:value-type="float" office:value="NaN">
                <text:p>NaN</text:p>
                <draw:g>
                  <svg:desc>'Bersfort-Creep'.I28:'Bersfort-Creep'.I40</svg:desc>
                </draw:g>
              </table:table-cell>
              <table:table-cell office:value-type="float" office:value="0">
                <text:p>0</text:p>
                <draw:g>
                  <svg:desc>'Bersfort-Creep'.E28:'Bersfort-Creep'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0211043098589603">
                <text:p>0.00000211043098589603</text:p>
              </table:table-cell>
              <table:table-cell office:value-type="float" office:value="NaN">
                <text:p>NaN</text:p>
              </table:table-cell>
              <table:table-cell office:value-type="float" office:value="0.000211043">
                <text:p>0.000211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00000307382052696189">
                <text:p>0.00000307382052696189</text:p>
              </table:table-cell>
              <table:table-cell office:value-type="float" office:value="NaN">
                <text:p>NaN</text:p>
              </table:table-cell>
              <table:table-cell office:value-type="float" office:value="0.000307382">
                <text:p>0.000307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0000361419145421144">
                <text:p>0.00000361419145421144</text:p>
              </table:table-cell>
              <table:table-cell office:value-type="float" office:value="NaN">
                <text:p>NaN</text:p>
              </table:table-cell>
              <table:table-cell office:value-type="float" office:value="0.000361419">
                <text:p>0.000361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00000424955840886573">
                <text:p>0.00000424955840886573</text:p>
              </table:table-cell>
              <table:table-cell office:value-type="float" office:value="NaN">
                <text:p>NaN</text:p>
              </table:table-cell>
              <table:table-cell office:value-type="float" office:value="0.000424956">
                <text:p>0.000424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00000467181637566688">
                <text:p>0.00000467181637566688</text:p>
              </table:table-cell>
              <table:table-cell office:value-type="float" office:value="NaN">
                <text:p>NaN</text:p>
              </table:table-cell>
              <table:table-cell office:value-type="float" office:value="0.000467182">
                <text:p>0.000467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0.00000499662148481882">
                <text:p>0.00000499662148481882</text:p>
              </table:table-cell>
              <table:table-cell office:value-type="float" office:value="NaN">
                <text:p>NaN</text:p>
              </table:table-cell>
              <table:table-cell office:value-type="float" office:value="0.000499662">
                <text:p>0.000499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0.00000526403182789161">
                <text:p>0.00000526403182789161</text:p>
              </table:table-cell>
              <table:table-cell office:value-type="float" office:value="NaN">
                <text:p>NaN</text:p>
              </table:table-cell>
              <table:table-cell office:value-type="float" office:value="0.000526403">
                <text:p>0.000526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0.00000549311147885039">
                <text:p>0.00000549311147885039</text:p>
              </table:table-cell>
              <table:table-cell office:value-type="float" office:value="NaN">
                <text:p>NaN</text:p>
              </table:table-cell>
              <table:table-cell office:value-type="float" office:value="0.000549311">
                <text:p>0.000549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">
                <text:p>7000</text:p>
              </table:table-cell>
              <table:table-cell office:value-type="float" office:value="0.00000569455590300233">
                <text:p>0.00000569455590300233</text:p>
              </table:table-cell>
              <table:table-cell office:value-type="float" office:value="NaN">
                <text:p>NaN</text:p>
              </table:table-cell>
              <table:table-cell office:value-type="float" office:value="0.000569456">
                <text:p>0.000569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0.00000587501661595395">
                <text:p>0.00000587501661595395</text:p>
              </table:table-cell>
              <table:table-cell office:value-type="float" office:value="NaN">
                <text:p>NaN</text:p>
              </table:table-cell>
              <table:table-cell office:value-type="float" office:value="0.000587502">
                <text:p>0.0005875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">
                <text:p>9000</text:p>
              </table:table-cell>
              <table:table-cell office:value-type="float" office:value="0.00000603893527071364">
                <text:p>0.00000603893527071364</text:p>
              </table:table-cell>
              <table:table-cell office:value-type="float" office:value="NaN">
                <text:p>NaN</text:p>
              </table:table-cell>
              <table:table-cell office:value-type="float" office:value="0.000603894">
                <text:p>0.000603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0.00000618943711260432">
                <text:p>0.00000618943711260432</text:p>
              </table:table-cell>
              <table:table-cell office:value-type="float" office:value="NaN">
                <text:p>NaN</text:p>
              </table:table-cell>
              <table:table-cell office:value-type="float" office:value="0.000618944">
                <text:p>0.0006189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19cm" svg:y="3.955cm" style:legend-expansion="high" chart:style-name="ch2"/>
        <chart:plot-area chart:style-name="ch3" table:cell-range-address="'Bersfort-Creep'.A28:'Bersfort-Creep'.A40 'Bersfort-Creep'.F28:'Bersfort-Creep'.G40" svg:x="0.319cm" svg:y="0.18cm" svg:width="12.481cm" svg:height="8.646cm">
          <chart:coordinate-region svg:x="1.602cm" svg:y="0.379cm" svg:width="10.734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ersfort-Creep'.F28:'Bersfort-Creep'.F40" chart:class="chart:scatter">
            <chart:domain table:cell-range-address="'Bersfort-Creep'.A28:'Bersfort-Creep'.A40"/>
            <chart:data-point chart:repeated="13"/>
          </chart:series>
          <chart:series chart:style-name="ch8" chart:values-cell-range-address="'Bersfort-Creep'.G28:'Bersfort-Creep'.G40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rsfort-Creep'.A28:'Bersfort-Creep'.A40</svg:desc>
                </draw:g>
              </table:table-cell>
              <table:table-cell office:value-type="float" office:value="0">
                <text:p>0</text:p>
                <draw:g>
                  <svg:desc>'Bersfort-Creep'.F28:'Bersfort-Creep'.F40</svg:desc>
                </draw:g>
              </table:table-cell>
              <table:table-cell office:value-type="float" office:value="0">
                <text:p>0</text:p>
                <draw:g>
                  <svg:desc>'Bersfort-Creep'.G28:'Bersfort-Creep'.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083791883784958">
                <text:p>0.0000083791883784958</text:p>
              </table:table-cell>
              <table:table-cell office:value-type="float" office:value="0.000837911">
                <text:p>0.000837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0000108830601465044">
                <text:p>0.0000108830601465044</text:p>
              </table:table-cell>
              <table:table-cell office:value-type="float" office:value="0.00108829">
                <text:p>0.00108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000121801869503144">
                <text:p>0.0000121801869503144</text:p>
              </table:table-cell>
              <table:table-cell office:value-type="float" office:value="0.001218">
                <text:p>0.001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0000136319153020817">
                <text:p>0.0000136319153020817</text:p>
              </table:table-cell>
              <table:table-cell office:value-type="float" office:value="0.00136317">
                <text:p>0.00136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0000145600630722019">
                <text:p>0.0000145600630722019</text:p>
              </table:table-cell>
              <table:table-cell office:value-type="float" office:value="0.00145598">
                <text:p>0.001455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0.0000152566718032462">
                <text:p>0.0000152566718032462</text:p>
              </table:table-cell>
              <table:table-cell office:value-type="float" office:value="0.00152564">
                <text:p>0.00152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0.0000158198743348619">
                <text:p>0.0000158198743348619</text:p>
              </table:table-cell>
              <table:table-cell office:value-type="float" office:value="0.00158196">
                <text:p>0.00158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0.0000162954433624765">
                <text:p>0.0000162954433624765</text:p>
              </table:table-cell>
              <table:table-cell office:value-type="float" office:value="0.00162952">
                <text:p>0.00162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">
                <text:p>7000</text:p>
              </table:table-cell>
              <table:table-cell office:value-type="float" office:value="0.0000167086676653849">
                <text:p>0.0000167086676653849</text:p>
              </table:table-cell>
              <table:table-cell office:value-type="float" office:value="0.00167084">
                <text:p>0.00167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0.0000170750792793162">
                <text:p>0.0000170750792793162</text:p>
              </table:table-cell>
              <table:table-cell office:value-type="float" office:value="0.00170748">
                <text:p>0.00170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">
                <text:p>9000</text:p>
              </table:table-cell>
              <table:table-cell office:value-type="float" office:value="0.0000174049411171826">
                <text:p>0.0000174049411171826</text:p>
              </table:table-cell>
              <table:table-cell office:value-type="float" office:value="0.00174046">
                <text:p>0.00174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0.0000177054086199266">
                <text:p>0.0000177054086199266</text:p>
              </table:table-cell>
              <table:table-cell office:value-type="float" office:value="0.00177051">
                <text:p>0.001770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3.954cm" style:legend-expansion="high" chart:style-name="ch2"/>
        <chart:plot-area chart:style-name="ch3" table:cell-range-address="Sheet3.A1:Sheet3.C12" svg:x="0.319cm" svg:y="0.18cm" svg:width="12.508cm" svg:height="8.645cm">
          <chart:coordinate-region svg:x="1.496cm" svg:y="0.379cm" svg:width="10.72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1:Sheet3.B12" chart:class="chart:scatter">
            <chart:domain table:cell-range-address="Sheet3.A1:Sheet3.A12"/>
            <chart:data-point chart:repeated="12"/>
          </chart:series>
          <chart:series chart:style-name="ch8" chart:values-cell-range-address="Sheet3.C1:Sheet3.C12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1:Sheet3.A12</svg:desc>
                </draw:g>
              </table:table-cell>
              <table:table-cell office:value-type="float" office:value="0">
                <text:p>0</text:p>
                <draw:g>
                  <svg:desc>Sheet3.B1:Sheet3.B12</svg:desc>
                </draw:g>
              </table:table-cell>
              <table:table-cell office:value-type="float" office:value="0">
                <text:p>0</text:p>
                <draw:g>
                  <svg:desc>Sheet3.C1:Sheet3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72695.5">
                <text:p>72695.5</text:p>
              </table:table-cell>
              <table:table-cell office:value-type="float" office:value="7096.08">
                <text:p>7096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72695.5">
                <text:p>72695.5</text:p>
              </table:table-cell>
              <table:table-cell office:value-type="float" office:value="7096.08">
                <text:p>7096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101406">
                <text:p>101406</text:p>
              </table:table-cell>
              <table:table-cell office:value-type="float" office:value="44579.1">
                <text:p>44579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122142">
                <text:p>122142</text:p>
              </table:table-cell>
              <table:table-cell office:value-type="float" office:value="78872.5">
                <text:p>7887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136729">
                <text:p>136729</text:p>
              </table:table-cell>
              <table:table-cell office:value-type="float" office:value="106042">
                <text:p>1060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150178">
                <text:p>150178</text:p>
              </table:table-cell>
              <table:table-cell office:value-type="float" office:value="125343">
                <text:p>125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">
                <text:p>0.004</text:p>
              </table:table-cell>
              <table:table-cell office:value-type="float" office:value="91816.9">
                <text:p>91816.9</text:p>
              </table:table-cell>
              <table:table-cell office:value-type="float" office:value="50316.8">
                <text:p>50316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3.A15:Sheet3.B37" svg:x="0.32cm" svg:y="0.18cm" svg:width="12.508cm" svg:height="8.64cm">
          <chart:coordinate-region svg:x="0.797cm" svg:y="0.379cm" svg:width="11.60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15:Sheet3.B37" chart:class="chart:scatter">
            <chart:domain table:cell-range-address="Sheet3.A15:Sheet3.A37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15:Sheet3.A37</svg:desc>
                </draw:g>
              </table:table-cell>
              <table:table-cell office:value-type="float" office:value="0">
                <text:p>0</text:p>
                <draw:g>
                  <svg:desc>Sheet3.B15:Sheet3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165992000">
                <text:p>16599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334566000">
                <text:p>334566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502166000">
                <text:p>502166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662898000">
                <text:p>662898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808527000">
                <text:p>808527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928481000">
                <text:p>928481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">
                <text:p>0.005</text:p>
              </table:table-cell>
              <table:table-cell office:value-type="float" office:value="740281000">
                <text:p>74028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">
                <text:p>0.004</text:p>
              </table:table-cell>
              <table:table-cell office:value-type="float" office:value="552081000">
                <text:p>552081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">
                <text:p>0.003</text:p>
              </table:table-cell>
              <table:table-cell office:value-type="float" office:value="363882000">
                <text:p>363882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">
                <text:p>0.002</text:p>
              </table:table-cell>
              <table:table-cell office:value-type="float" office:value="175711000">
                <text:p>175711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">
                <text:p>0.001</text:p>
              </table:table-cell>
              <table:table-cell office:value-type="float" office:value="-12173800">
                <text:p>-12173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198202000">
                <text:p>-198202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1">
                <text:p>-0.001</text:p>
              </table:table-cell>
              <table:table-cell office:value-type="float" office:value="-376186000">
                <text:p>-376186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2">
                <text:p>-0.002</text:p>
              </table:table-cell>
              <table:table-cell office:value-type="float" office:value="-532419000">
                <text:p>-532419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3">
                <text:p>-0.003</text:p>
              </table:table-cell>
              <table:table-cell office:value-type="float" office:value="-657043000">
                <text:p>-657043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4">
                <text:p>-0.004</text:p>
              </table:table-cell>
              <table:table-cell office:value-type="float" office:value="-757707000">
                <text:p>-757707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5">
                <text:p>-0.005</text:p>
              </table:table-cell>
              <table:table-cell office:value-type="float" office:value="-846966000">
                <text:p>-846966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6">
                <text:p>-0.006</text:p>
              </table:table-cell>
              <table:table-cell office:value-type="float" office:value="-931788000">
                <text:p>-931788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7">
                <text:p>-0.007</text:p>
              </table:table-cell>
              <table:table-cell office:value-type="float" office:value="-1014940000">
                <text:p>-101494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8">
                <text:p>-0.008</text:p>
              </table:table-cell>
              <table:table-cell office:value-type="float" office:value="-1097440000">
                <text:p>-109744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9">
                <text:p>-0.009</text:p>
              </table:table-cell>
              <table:table-cell office:value-type="float" office:value="-1179660000">
                <text:p>-117966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1">
                <text:p>-0.01</text:p>
              </table:table-cell>
              <table:table-cell office:value-type="float" office:value="-1261770000">
                <text:p>-12617700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3.A15:Sheet3.A37 Sheet3.C15:Sheet3.C37" svg:x="0.32cm" svg:y="0.18cm" svg:width="12.508cm" svg:height="8.64cm">
          <chart:coordinate-region svg:x="0.797cm" svg:y="0.379cm" svg:width="11.60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C15:Sheet3.C37" chart:class="chart:scatter">
            <chart:domain table:cell-range-address="Sheet3.A15:Sheet3.A37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15:Sheet3.A37</svg:desc>
                </draw:g>
              </table:table-cell>
              <table:table-cell office:value-type="float" office:value="164100000000">
                <text:p>164100000000</text:p>
                <draw:g>
                  <svg:desc>Sheet3.C15:Sheet3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167681000000">
                <text:p>167681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168875000000">
                <text:p>1688750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165344000000">
                <text:p>1653440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154748000000">
                <text:p>154748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134749000000">
                <text:p>1347490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103007000000">
                <text:p>1030070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">
                <text:p>0.005</text:p>
              </table:table-cell>
              <table:table-cell office:value-type="float" office:value="188200000000">
                <text:p>1882000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">
                <text:p>0.004</text:p>
              </table:table-cell>
              <table:table-cell office:value-type="float" office:value="188200000000">
                <text:p>1882000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">
                <text:p>0.003</text:p>
              </table:table-cell>
              <table:table-cell office:value-type="float" office:value="188195000000">
                <text:p>1881950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">
                <text:p>0.002</text:p>
              </table:table-cell>
              <table:table-cell office:value-type="float" office:value="188118000000">
                <text:p>1881180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">
                <text:p>0.001</text:p>
              </table:table-cell>
              <table:table-cell office:value-type="float" office:value="187444000000">
                <text:p>1874440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83676000000">
                <text:p>1836760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1">
                <text:p>-0.001</text:p>
              </table:table-cell>
              <table:table-cell office:value-type="float" office:value="169820000000">
                <text:p>169820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2">
                <text:p>-0.002</text:p>
              </table:table-cell>
              <table:table-cell office:value-type="float" office:value="140604000000">
                <text:p>1406040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3">
                <text:p>-0.003</text:p>
              </table:table-cell>
              <table:table-cell office:value-type="float" office:value="110299000000">
                <text:p>1102990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4">
                <text:p>-0.004</text:p>
              </table:table-cell>
              <table:table-cell office:value-type="float" office:value="93285800000">
                <text:p>932858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5">
                <text:p>-0.005</text:p>
              </table:table-cell>
              <table:table-cell office:value-type="float" office:value="86336800000">
                <text:p>863368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6">
                <text:p>-0.006</text:p>
              </table:table-cell>
              <table:table-cell office:value-type="float" office:value="83726400000">
                <text:p>837264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7">
                <text:p>-0.007</text:p>
              </table:table-cell>
              <table:table-cell office:value-type="float" office:value="82727100000">
                <text:p>827271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8">
                <text:p>-0.008</text:p>
              </table:table-cell>
              <table:table-cell office:value-type="float" office:value="82324700000">
                <text:p>823247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9">
                <text:p>-0.009</text:p>
              </table:table-cell>
              <table:table-cell office:value-type="float" office:value="82153300000">
                <text:p>8215330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1">
                <text:p>-0.01</text:p>
              </table:table-cell>
              <table:table-cell office:value-type="float" office:value="82076300000">
                <text:p>820763000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706cm" style:legend-expansion="high" chart:style-name="ch2"/>
        <chart:plot-area chart:style-name="ch3" table:cell-range-address="Sheet4.A16:Sheet4.B22 Sheet4.D43:Sheet4.D53 Sheet4.D27:Sheet4.D37" svg:x="0.319cm" svg:y="0.18cm" svg:width="12.508cm" svg:height="8.646cm">
          <chart:coordinate-region svg:x="2.158cm" svg:y="0.38cm" svg:width="10.072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B16:Sheet4.B22" chart:class="chart:scatter">
            <chart:domain table:cell-range-address="Sheet4.A16:Sheet4.A22"/>
            <chart:data-point chart:repeated="7"/>
          </chart:series>
          <chart:series chart:style-name="ch8" chart:values-cell-range-address="Sheet4.D43:Sheet4.D53" chart:class="chart:scatter">
            <chart:domain table:cell-range-address="Sheet4.A43:Sheet4.A53"/>
            <chart:data-point chart:repeated="11"/>
          </chart:series>
          <chart:series chart:style-name="ch9" chart:values-cell-range-address="Sheet4.D27:Sheet4.D37" chart:class="chart:scatter">
            <chart:domain table:cell-range-address="Sheet4.A27:Sheet4.A37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A16:Sheet4.A22</svg:desc>
                </draw:g>
              </table:table-cell>
              <table:table-cell office:value-type="float" office:value="0">
                <text:p>0</text:p>
                <draw:g>
                  <svg:desc>Sheet4.B16:Sheet4.B22</svg:desc>
                </draw:g>
              </table:table-cell>
              <table:table-cell office:value-type="float" office:value="0.001">
                <text:p>0.001</text:p>
                <draw:g>
                  <svg:desc>Sheet4.A43:Sheet4.A53</svg:desc>
                </draw:g>
              </table:table-cell>
              <table:table-cell office:value-type="float" office:value="-9388745.50973015">
                <text:p>-9388745.50973015</text:p>
                <draw:g>
                  <svg:desc>Sheet4.D43:Sheet4.D53</svg:desc>
                </draw:g>
              </table:table-cell>
              <table:table-cell office:value-type="float" office:value="0.003">
                <text:p>0.003</text:p>
                <draw:g>
                  <svg:desc>Sheet4.A27:Sheet4.A37</svg:desc>
                </draw:g>
              </table:table-cell>
              <table:table-cell office:value-type="float" office:value="103276278.039418">
                <text:p>103276278.039418</text:p>
                <draw:g>
                  <svg:desc>Sheet4.D27:Sheet4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">
                <text:p>0.0005</text:p>
              </table:table-cell>
              <table:table-cell office:value-type="float" office:value="19693254.6791999">
                <text:p>19693254.6791999</text:p>
              </table:table-cell>
              <table:table-cell office:value-type="float" office:value="0.0013">
                <text:p>0.0013</text:p>
              </table:table-cell>
              <table:table-cell office:value-type="float" office:value="8427930.00767656">
                <text:p>8427930.00767656</text:p>
              </table:table-cell>
              <table:table-cell office:value-type="float" office:value="0.0028">
                <text:p>0.0028</text:p>
              </table:table-cell>
              <table:table-cell office:value-type="float" office:value="91398494.3510917">
                <text:p>91398494.35109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">
                <text:p>0.001</text:p>
              </table:table-cell>
              <table:table-cell office:value-type="float" office:value="39748774.9328954">
                <text:p>39748774.9328954</text:p>
              </table:table-cell>
              <table:table-cell office:value-type="float" office:value="0.0016">
                <text:p>0.0016</text:p>
              </table:table-cell>
              <table:table-cell office:value-type="float" office:value="26244574.4116171">
                <text:p>26244574.4116171</text:p>
              </table:table-cell>
              <table:table-cell office:value-type="float" office:value="0.0026">
                <text:p>0.0026</text:p>
              </table:table-cell>
              <table:table-cell office:value-type="float" office:value="79520710.8320512">
                <text:p>79520710.8320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5">
                <text:p>0.0015</text:p>
              </table:table-cell>
              <table:table-cell office:value-type="float" office:value="58923602.0794815">
                <text:p>58923602.0794815</text:p>
              </table:table-cell>
              <table:table-cell office:value-type="float" office:value="0.0019">
                <text:p>0.0019</text:p>
              </table:table-cell>
              <table:table-cell office:value-type="float" office:value="44058588.3632568">
                <text:p>44058588.3632568</text:p>
              </table:table-cell>
              <table:table-cell office:value-type="float" office:value="0.0024">
                <text:p>0.0024</text:p>
              </table:table-cell>
              <table:table-cell office:value-type="float" office:value="67642941.6312968">
                <text:p>67642941.6312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">
                <text:p>0.002</text:p>
              </table:table-cell>
              <table:table-cell office:value-type="float" office:value="76277573.4359456">
                <text:p>76277573.4359456</text:p>
              </table:table-cell>
              <table:table-cell office:value-type="float" office:value="0.0022">
                <text:p>0.0022</text:p>
              </table:table-cell>
              <table:table-cell office:value-type="float" office:value="61814658.8149014">
                <text:p>61814658.8149014</text:p>
              </table:table-cell>
              <table:table-cell office:value-type="float" office:value="0.0022">
                <text:p>0.0022</text:p>
              </table:table-cell>
              <table:table-cell office:value-type="float" office:value="55765490.308447">
                <text:p>55765490.3084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5">
                <text:p>0.0025</text:p>
              </table:table-cell>
              <table:table-cell office:value-type="float" office:value="91173322.3178672">
                <text:p>91173322.3178672</text:p>
              </table:table-cell>
              <table:table-cell office:value-type="float" office:value="0.0025">
                <text:p>0.0025</text:p>
              </table:table-cell>
              <table:table-cell office:value-type="float" office:value="79000835.1334012">
                <text:p>79000835.1334012</text:p>
              </table:table-cell>
              <table:table-cell office:value-type="float" office:value="0.002">
                <text:p>0.002</text:p>
              </table:table-cell>
              <table:table-cell office:value-type="float" office:value="43891398.121646">
                <text:p>43891398.12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">
                <text:p>0.003</text:p>
              </table:table-cell>
              <table:table-cell office:value-type="float" office:value="103276278.039418">
                <text:p>103276278.039418</text:p>
              </table:table-cell>
              <table:table-cell office:value-type="float" office:value="0.0028">
                <text:p>0.0028</text:p>
              </table:table-cell>
              <table:table-cell office:value-type="float" office:value="93581843.848391">
                <text:p>93581843.848391</text:p>
              </table:table-cell>
              <table:table-cell office:value-type="float" office:value="0.0018">
                <text:p>0.0018</text:p>
              </table:table-cell>
              <table:table-cell office:value-type="float" office:value="32039524.256477">
                <text:p>32039524.256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">
                <text:p>0.0031</text:p>
              </table:table-cell>
              <table:table-cell office:value-type="float" office:value="103780649.646632">
                <text:p>103780649.646632</text:p>
              </table:table-cell>
              <table:table-cell office:value-type="float" office:value="0.0016">
                <text:p>0.0016</text:p>
              </table:table-cell>
              <table:table-cell office:value-type="float" office:value="20293646.1819602">
                <text:p>20293646.1819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">
                <text:p>0.0034</text:p>
              </table:table-cell>
              <table:table-cell office:value-type="float" office:value="111341599.397216">
                <text:p>111341599.397216</text:p>
              </table:table-cell>
              <table:table-cell office:value-type="float" office:value="0.0014">
                <text:p>0.0014</text:p>
              </table:table-cell>
              <table:table-cell office:value-type="float" office:value="8936895.80811103">
                <text:p>8936895.80811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">
                <text:p>0.0037</text:p>
              </table:table-cell>
              <table:table-cell office:value-type="float" office:value="118066415.910168">
                <text:p>118066415.910168</text:p>
              </table:table-cell>
              <table:table-cell office:value-type="float" office:value="0.0012">
                <text:p>0.0012</text:p>
              </table:table-cell>
              <table:table-cell office:value-type="float" office:value="-1324969.26429477">
                <text:p>-1324969.26429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">
                <text:p>0.004</text:p>
              </table:table-cell>
              <table:table-cell office:value-type="float" office:value="124565435.299292">
                <text:p>124565435.299292</text:p>
              </table:table-cell>
              <table:table-cell office:value-type="float" office:value="0.001">
                <text:p>0.001</text:p>
              </table:table-cell>
              <table:table-cell office:value-type="float" office:value="-9388745.50973015">
                <text:p>-9388745.509730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